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0"/>
    <style:style style:name="ce4" style:family="table-cell" style:parent-style-name="Default" style:data-style-name="N107">
      <style:table-cell-properties fo:border-bottom="0.06pt solid #b2b2b2" style:text-align-source="fix" style:repeat-content="false" fo:border-left="0.06pt solid #000000" fo:border-right="0.06pt solid #b2b2b2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fo:border-bottom="0.06pt solid #b2b2b2" style:text-align-source="fix" style:repeat-content="false" fo:border-left="0.06pt solid #000000" fo:border-right="0.06pt solid #b2b2b2" fo:border-top="0.06pt solid #b2b2b2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b2b2b2" fo:border-top="0.06pt solid #b2b2b2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0.06pt solid #b2b2b2" style:text-align-source="fix" style:repeat-content="false" fo:border-left="0.06pt solid #b2b2b2" fo:border-right="0.06pt solid #b2b2b2" fo:border-top="0.06pt solid #000000"/>
      <style:paragraph-properties fo:text-align="end" fo:margin-left="0mm"/>
    </style:style>
    <style:style style:name="ce8" style:family="table-cell" style:parent-style-name="Default" style:data-style-name="N107">
      <style:table-cell-properties fo:background-color="#fff200" style:text-align-source="fix" style:repeat-content="false" fo:border="0.06pt solid #b2b2b2"/>
      <style:paragraph-properties fo:text-align="end" fo:margin-left="0mm"/>
    </style:style>
    <style:style style:name="ce9" style:family="table-cell" style:parent-style-name="Default" style:data-style-name="N107">
      <style:table-cell-properties style:text-align-source="fix" style:repeat-content="false" fo:border="0.06pt solid #b2b2b2"/>
      <style:paragraph-properties fo:text-align="end" fo:margin-left="0mm"/>
    </style:style>
    <style:style style:name="ce10" style:family="table-cell" style:parent-style-name="Default" style:data-style-name="N107">
      <style:table-cell-properties fo:border-bottom="0.06pt solid #000000" style:text-align-source="fix" style:repeat-content="false" fo:border-left="0.06pt solid #b2b2b2" fo:border-right="0.06pt solid #b2b2b2" fo:border-top="0.06pt solid #b2b2b2"/>
      <style:paragraph-properties fo:text-align="end" fo:margin-left="0mm"/>
    </style:style>
    <style:style style:name="ce11" style:family="table-cell" style:parent-style-name="Default">
      <style:table-cell-properties fo:border-bottom="0.06pt solid #b2b2b2" style:text-align-source="fix" style:repeat-content="false" fo:border-left="0.06pt solid #b2b2b2" fo:border-right="0.06pt solid #b2b2b2" fo:border-top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border="0.06pt solid #b2b2b2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b2b2b2" fo:border-right="0.06pt solid #b2b2b2" fo:border-top="0.06pt solid #b2b2b2"/>
      <style:paragraph-properties fo:text-align="end" fo:margin-left="0mm"/>
    </style:style>
    <style:style style:name="ce14" style:family="table-cell" style:parent-style-name="Default" style:data-style-name="N109">
      <style:table-cell-properties fo:border-bottom="0.06pt solid #b2b2b2" style:text-align-source="fix" style:repeat-content="false" fo:border-left="0.06pt solid #b2b2b2" fo:border-right="0.06pt solid #b2b2b2" fo:border-top="0.06pt solid #000000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 fo:border="0.06pt solid #b2b2b2"/>
      <style:paragraph-properties fo:text-align="end" fo:margin-left="0mm"/>
    </style:style>
    <style:style style:name="ce16" style:family="table-cell" style:parent-style-name="Default" style:data-style-name="N109">
      <style:table-cell-properties fo:border-bottom="0.06pt solid #000000" style:text-align-source="fix" style:repeat-content="false" fo:border-left="0.06pt solid #b2b2b2" fo:border-right="0.06pt solid #b2b2b2" fo:border-top="0.06pt solid #b2b2b2"/>
      <style:paragraph-properties fo:text-align="end" fo:margin-left="0mm"/>
    </style:style>
    <style:style style:name="ce17" style:family="table-cell" style:parent-style-name="Default" style:data-style-name="N109">
      <style:table-cell-properties fo:border-bottom="0.06pt solid #b2b2b2" style:text-align-source="fix" style:repeat-content="false" fo:border-left="0.06pt solid #b2b2b2" fo:border-right="0.06pt solid #000000" fo:border-top="0.06pt solid #000000"/>
      <style:paragraph-properties fo:text-align="end" fo:margin-left="0mm"/>
    </style:style>
    <style:style style:name="ce18" style:family="table-cell" style:parent-style-name="Default" style:data-style-name="N109">
      <style:table-cell-properties fo:border-bottom="0.06pt solid #b2b2b2" style:text-align-source="fix" style:repeat-content="false" fo:border-left="0.06pt solid #b2b2b2" fo:border-right="0.06pt solid #000000" fo:border-top="0.06pt solid #b2b2b2"/>
      <style:paragraph-properties fo:text-align="end" fo:margin-left="0mm"/>
    </style:style>
    <style:style style:name="ce19" style:family="table-cell" style:parent-style-name="Default" style:data-style-name="N109">
      <style:table-cell-properties fo:border-bottom="0.06pt solid #000000" style:text-align-source="fix" style:repeat-content="false" fo:border-left="0.06pt solid #b2b2b2" fo:border-right="0.06pt solid #000000" fo:border-top="0.06pt solid #b2b2b2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4" table:default-cell-style-name="ce2"/>
        <table:table-column table:style-name="co1" table:number-columns-repeated="6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08" table:default-cell-style-name="Default"/>
        <table:table-row table:style-name="ro1">
          <table:table-cell table:number-columns-repeated="2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Z</text:p>
          </table:table-cell>
          <table:table-cell table:style-name="Default"/>
          <table:table-cell table:number-columns-repeated="10" table:style-name="ce1" office:value-type="string" calcext:value-type="string">
            <text:p>x</text:p>
          </table:table-cell>
          <table:table-cell/>
          <table:table-cell office:value-type="string" calcext:value-type="string">
            <text:p>Zneu</text:p>
          </table:table-cell>
          <table:table-cell table:style-name="Default" office:value-type="string" calcext:value-type="string">
            <text:p>xalt</text:p>
          </table:table-cell>
          <table:table-cell office:value-type="string" calcext:value-type="string">
            <text:p>x_i</text:p>
          </table:table-cell>
          <table:table-cell office:value-type="string" calcext:value-type="string">
            <text:p>xneu</text:p>
          </table:table-cell>
          <table:table-cell office:value-type="string" calcext:value-type="string">
            <text:p>&gt;&gt;</text:p>
          </table:table-cell>
          <table:table-cell table:number-columns-repeated="2"/>
          <table:table-cell table:style-name="ce4" office:value-type="string" calcext:value-type="string">
            <text:p>Z</text:p>
          </table:table-cell>
          <table:table-cell table:style-name="ce7" office:value-type="string" calcext:value-type="string">
            <text:p>Zx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&gt;x</text:p>
          </table:table-cell>
          <table:table-cell table:style-name="ce7" office:value-type="string" calcext:value-type="string">
            <text:p>Z1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string" calcext:value-type="string">
            <text:p>&gt;1</text:p>
          </table:table-cell>
          <table:table-cell table:number-columns-repeated="2"/>
          <table:table-cell table:formula="of:=VLOOKUP([.F2];[.$V$14:.$W$20];2;0)" office:value-type="string" office:string-value="%Ux25A1" calcext:value-type="string">
            <text:p>%Ux25A1</text:p>
          </table:table-cell>
          <table:table-cell table:formula="of:=VLOOKUP([.G2];[.$V$14:.$W$20];2;0)" office:value-type="string" office:string-value="%Ux25A1" calcext:value-type="string">
            <text:p>%Ux25A1</text:p>
          </table:table-cell>
          <table:table-cell table:formula="of:=VLOOKUP([.H2];[.$V$14:.$W$20];2;0)" office:value-type="string" office:string-value="%Ux25A1" calcext:value-type="string">
            <text:p>%Ux25A1</text:p>
          </table:table-cell>
          <table:table-cell table:formula="of:=VLOOKUP([.I2];[.$V$14:.$W$20];2;0)" office:value-type="string" office:string-value="%Ux25A1" calcext:value-type="string">
            <text:p>%Ux25A1</text:p>
          </table:table-cell>
          <table:table-cell table:formula="of:=VLOOKUP([.J2];[.$V$14:.$W$20];2;0)" office:value-type="string" office:string-value="%Ux25A1" calcext:value-type="string">
            <text:p>%Ux25A1</text:p>
          </table:table-cell>
          <table:table-cell table:formula="of:=VLOOKUP([.K2];[.$V$14:.$W$20];2;0)" office:value-type="string" office:string-value="%Ux25A1" calcext:value-type="string">
            <text:p>%Ux25A1</text:p>
          </table:table-cell>
          <table:table-cell table:formula="of:=VLOOKUP([.L2];[.$V$14:.$W$20];2;0)" office:value-type="string" office:string-value="%Ux25A1" calcext:value-type="string">
            <text:p>%Ux25A1</text:p>
          </table:table-cell>
          <table:table-cell table:formula="of:=VLOOKUP([.M2];[.$V$14:.$W$20];2;0)" office:value-type="string" office:string-value="%Ux25A1" calcext:value-type="string">
            <text:p>%Ux25A1</text:p>
          </table:table-cell>
          <table:table-cell/>
          <table:table-cell table:formula="of:=CONCATENATE([.AE2];&quot; &quot;;[.AF2];&quot; &quot;;[.AG2];&quot; &quot;;[.AH2];&quot; &quot;;[.AI2];&quot; &quot;;[.AJ2];&quot; &quot;;[.AK2];&quot; &quot;;[.AL2];&quot;  ~ %Ux02EB ~&quot;)" office:value-type="string" office:string-value="%Ux25A1 %Ux25A1 %Ux25A1 %Ux25A1 %Ux25A1 %Ux25A1 %Ux25A1 %Ux25A1  ~ %Ux02EB ~" calcext:value-type="string">
            <text:p>%Ux25A1 %Ux25A1 %Ux25A1 %Ux25A1 %Ux25A1 %Ux25A1 %Ux25A1 %Ux25A1 <text:s/>~ %Ux02EB ~</text:p>
          </table:table-cell>
          <table:table-cell table:number-columns-repeated="9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$1]=[.$A3];  [.$R3]  ;[.D2])" office:value-type="string" office:string-value="x" calcext:value-type="string">
            <text:p>x</text:p>
          </table:table-cell>
          <table:table-cell table:formula="of:=IF([.E$1]=[.$A3];  [.$R3]  ;[.E2])" office:value-type="string" office:string-value="x" calcext:value-type="string">
            <text:p>x</text:p>
          </table:table-cell>
          <table:table-cell table:formula="of:=IF([.F$1]=[.$A3];  [.$R3]  ;[.F2])" office:value-type="string" office:string-value="x" calcext:value-type="string">
            <text:p>x</text:p>
          </table:table-cell>
          <table:table-cell table:formula="of:=IF([.G$1]=[.$A3];  [.$R3]  ;[.G2])" office:value-type="string" office:string-value="x" calcext:value-type="string">
            <text:p>x</text:p>
          </table:table-cell>
          <table:table-cell table:formula="of:=IF([.H$1]=[.$A3];  [.$R3]  ;[.H2])" office:value-type="string" office:string-value="x" calcext:value-type="string">
            <text:p>x</text:p>
          </table:table-cell>
          <table:table-cell table:formula="of:=IF([.I$1]=[.$A3];  [.$R3]  ;[.I2])" office:value-type="string" office:string-value="x" calcext:value-type="string">
            <text:p>x</text:p>
          </table:table-cell>
          <table:table-cell table:formula="of:=IF([.J$1]=[.$A3];  [.$R3]  ;[.J2])" office:value-type="float" office:value="10" calcext:value-type="float">
            <text:p>10</text:p>
          </table:table-cell>
          <table:table-cell table:formula="of:=IF([.K$1]=[.$A3];  [.$R3]  ;[.K2])" office:value-type="string" office:string-value="x" calcext:value-type="string">
            <text:p>x</text:p>
          </table:table-cell>
          <table:table-cell table:formula="of:=IF([.L$1]=[.$A3];  [.$R3]  ;[.L2])" office:value-type="string" office:string-value="x" calcext:value-type="string">
            <text:p>x</text:p>
          </table:table-cell>
          <table:table-cell table:formula="of:=IF([.M$1]=[.$A3];  [.$R3]  ;[.M2])" office:value-type="string" office:string-value="x" calcext:value-type="string">
            <text:p>x</text:p>
          </table:table-cell>
          <table:table-cell/>
          <table:table-cell table:formula="of:=VLOOKUP([.B3];[.$V$2:.$AB$10];  [.Q3]  ;0)" office:value-type="float" office:value="2" calcext:value-type="float">
            <text:p>2</text:p>
          </table:table-cell>
          <table:table-cell table:formula="of:=INDEX([.D2:.M2];1;[.A3]+1)" office:value-type="string" office:string-value="x" calcext:value-type="string">
            <text:p>x</text:p>
          </table:table-cell>
          <table:table-cell table:formula="of:=IF([.P3]=&quot;x&quot;;2;5)" office:value-type="float" office:value="2" calcext:value-type="float">
            <text:p>2</text:p>
          </table:table-cell>
          <table:table-cell table:formula="of:=VLOOKUP([.B3];[.$V$2:.$AB$10];  [.Q3]+1  ;0)" office:value-type="float" office:value="10" calcext:value-type="float">
            <text:p>10</text:p>
          </table:table-cell>
          <table:table-cell table:formula="of:=VLOOKUP([.B3];[.$V$2:.$AB$10];  [.Q3]+2  ;0)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Z 1</text:p>
          </table:table-cell>
          <table:table-cell table:style-name="ce8" office:value-type="float" office:value="2" calcext:value-type="float">
            <text:p>Z 2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R</text:p>
          </table:table-cell>
          <table:table-cell table:style-name="ce9" office:value-type="float" office:value="3" calcext:value-type="float">
            <text:p>Z 3</text:p>
          </table:table-cell>
          <table:table-cell table:style-name="ce12" office:value-type="float" office:value="11" calcext:value-type="float">
            <text:p>11</text:p>
          </table:table-cell>
          <table:table-cell table:style-name="ce18" office:value-type="float" office:value="-1" calcext:value-type="float">
            <text:p>L</text:p>
          </table:table-cell>
          <table:table-cell table:number-columns-repeated="2"/>
          <table:table-cell table:formula="of:=VLOOKUP([.F3];[.$V$14:.$W$20];2;0)" office:value-type="string" office:string-value="%Ux25A1" calcext:value-type="string">
            <text:p>%Ux25A1</text:p>
          </table:table-cell>
          <table:table-cell table:formula="of:=VLOOKUP([.G3];[.$V$14:.$W$20];2;0)" office:value-type="string" office:string-value="%Ux25A1" calcext:value-type="string">
            <text:p>%Ux25A1</text:p>
          </table:table-cell>
          <table:table-cell table:formula="of:=VLOOKUP([.H3];[.$V$14:.$W$20];2;0)" office:value-type="string" office:string-value="%Ux25A1" calcext:value-type="string">
            <text:p>%Ux25A1</text:p>
          </table:table-cell>
          <table:table-cell table:formula="of:=VLOOKUP([.I3];[.$V$14:.$W$20];2;0)" office:value-type="string" office:string-value="%Ux25A1" calcext:value-type="string">
            <text:p>%Ux25A1</text:p>
          </table:table-cell>
          <table:table-cell table:formula="of:=VLOOKUP([.J3];[.$V$14:.$W$20];2;0)" office:value-type="string" office:string-value="color red { 1_0 }" calcext:value-type="string">
            <text:p>color red { 1_0 }</text:p>
          </table:table-cell>
          <table:table-cell table:formula="of:=VLOOKUP([.K3];[.$V$14:.$W$20];2;0)" office:value-type="string" office:string-value="%Ux25A1" calcext:value-type="string">
            <text:p>%Ux25A1</text:p>
          </table:table-cell>
          <table:table-cell table:formula="of:=VLOOKUP([.L3];[.$V$14:.$W$20];2;0)" office:value-type="string" office:string-value="%Ux25A1" calcext:value-type="string">
            <text:p>%Ux25A1</text:p>
          </table:table-cell>
          <table:table-cell table:formula="of:=VLOOKUP([.M3];[.$V$14:.$W$20];2;0)" office:value-type="string" office:string-value="%Ux25A1" calcext:value-type="string">
            <text:p>%Ux25A1</text:p>
          </table:table-cell>
          <table:table-cell/>
          <table:table-cell table:formula="of:=CONCATENATE([.AE3];&quot; &quot;;[.AF3];&quot; &quot;;[.AG3];&quot; &quot;;[.AH3];&quot; &quot;;[.AI3];&quot; &quot;;[.AJ3];&quot; &quot;;[.AK3];&quot; &quot;;[.AL3];&quot;  ~ %Ux02EB ~&quot;)" office:value-type="string" office:string-value="%Ux25A1 %Ux25A1 %Ux25A1 %Ux25A1 color red { 1_0 } %Ux25A1 %Ux25A1 %Ux25A1  ~ %Ux02EB ~" calcext:value-type="string">
            <text:p>%Ux25A1 %Ux25A1 %Ux25A1 %Ux25A1 color red { 1_0 } %Ux25A1 %Ux25A1 %Ux25A1 <text:s/>~ %Ux02EB ~</text:p>
          </table:table-cell>
          <table:table-cell table:number-columns-repeated="984"/>
        </table:table-row>
        <table:table-row table:style-name="ro1">
          <table:table-cell table:formula="of:=[.A3]+[.S3]" office:value-type="float" office:value="7" calcext:value-type="float">
            <text:p>7</text:p>
          </table:table-cell>
          <table:table-cell table:formula="of:=[.O3]" office:value-type="float" office:value="2" calcext:value-type="float">
            <text:p>2</text:p>
          </table:table-cell>
          <table:table-cell/>
          <table:table-cell table:formula="of:=IF([.D$1]=[.$A4];  [.$R4]  ;[.D3])" office:value-type="string" office:string-value="x" calcext:value-type="string">
            <text:p>x</text:p>
          </table:table-cell>
          <table:table-cell table:formula="of:=IF([.E$1]=[.$A4];  [.$R4]  ;[.E3])" office:value-type="string" office:string-value="x" calcext:value-type="string">
            <text:p>x</text:p>
          </table:table-cell>
          <table:table-cell table:formula="of:=IF([.F$1]=[.$A4];  [.$R4]  ;[.F3])" office:value-type="string" office:string-value="x" calcext:value-type="string">
            <text:p>x</text:p>
          </table:table-cell>
          <table:table-cell table:formula="of:=IF([.G$1]=[.$A4];  [.$R4]  ;[.G3])" office:value-type="string" office:string-value="x" calcext:value-type="string">
            <text:p>x</text:p>
          </table:table-cell>
          <table:table-cell table:formula="of:=IF([.H$1]=[.$A4];  [.$R4]  ;[.H3])" office:value-type="string" office:string-value="x" calcext:value-type="string">
            <text:p>x</text:p>
          </table:table-cell>
          <table:table-cell table:formula="of:=IF([.I$1]=[.$A4];  [.$R4]  ;[.I3])" office:value-type="string" office:string-value="x" calcext:value-type="string">
            <text:p>x</text:p>
          </table:table-cell>
          <table:table-cell table:formula="of:=IF([.J$1]=[.$A4];  [.$R4]  ;[.J3])" office:value-type="float" office:value="10" calcext:value-type="float">
            <text:p>10</text:p>
          </table:table-cell>
          <table:table-cell table:formula="of:=IF([.K$1]=[.$A4];  [.$R4]  ;[.K3])" office:value-type="float" office:value="12" calcext:value-type="float">
            <text:p>12</text:p>
          </table:table-cell>
          <table:table-cell table:formula="of:=IF([.L$1]=[.$A4];  [.$R4]  ;[.L3])" office:value-type="string" office:string-value="x" calcext:value-type="string">
            <text:p>x</text:p>
          </table:table-cell>
          <table:table-cell table:formula="of:=IF([.M$1]=[.$A4];  [.$R4]  ;[.M3])" office:value-type="string" office:string-value="x" calcext:value-type="string">
            <text:p>x</text:p>
          </table:table-cell>
          <table:table-cell/>
          <table:table-cell table:formula="of:=VLOOKUP([.B4];[.$V$2:.$AB$10];  [.Q4]  ;0)" office:value-type="float" office:value="1" calcext:value-type="float">
            <text:p>1</text:p>
          </table:table-cell>
          <table:table-cell table:formula="of:=INDEX([.D3:.M3];1;[.A4]+1)" office:value-type="string" office:string-value="x" calcext:value-type="string">
            <text:p>x</text:p>
          </table:table-cell>
          <table:table-cell table:formula="of:=IF([.P4]=&quot;x&quot;;2;5)" office:value-type="float" office:value="2" calcext:value-type="float">
            <text:p>2</text:p>
          </table:table-cell>
          <table:table-cell table:formula="of:=VLOOKUP([.B4];[.$V$2:.$AB$10];  [.Q4]+1  ;0)" office:value-type="float" office:value="12" calcext:value-type="float">
            <text:p>12</text:p>
          </table:table-cell>
          <table:table-cell table:formula="of:=VLOOKUP([.B4];[.$V$2:.$AB$10];  [.Q4]+2  ;0)" office:value-type="float" office:value="-1" calcext:value-type="float">
            <text:p>-1</text:p>
          </table:table-cell>
          <table:table-cell table:number-columns-repeated="2"/>
          <table:table-cell table:style-name="ce5" office:value-type="float" office:value="2" calcext:value-type="float">
            <text:p>Z 2</text:p>
          </table:table-cell>
          <table:table-cell table:style-name="ce9" office:value-type="float" office:value="1" calcext:value-type="float">
            <text:p>Z 1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-1" calcext:value-type="float">
            <text:p>L</text:p>
          </table:table-cell>
          <table:table-cell table:style-name="ce9" office:value-type="float" office:value="2" calcext:value-type="float">
            <text:p>Z 2</text:p>
          </table:table-cell>
          <table:table-cell table:style-name="ce12" office:value-type="float" office:value="13" calcext:value-type="float">
            <text:p>13</text:p>
          </table:table-cell>
          <table:table-cell table:style-name="ce18" office:value-type="float" office:value="1" calcext:value-type="float">
            <text:p>R</text:p>
          </table:table-cell>
          <table:table-cell table:number-columns-repeated="2"/>
          <table:table-cell table:formula="of:=VLOOKUP([.F4];[.$V$14:.$W$20];2;0)" office:value-type="string" office:string-value="%Ux25A1" calcext:value-type="string">
            <text:p>%Ux25A1</text:p>
          </table:table-cell>
          <table:table-cell table:formula="of:=VLOOKUP([.G4];[.$V$14:.$W$20];2;0)" office:value-type="string" office:string-value="%Ux25A1" calcext:value-type="string">
            <text:p>%Ux25A1</text:p>
          </table:table-cell>
          <table:table-cell table:formula="of:=VLOOKUP([.H4];[.$V$14:.$W$20];2;0)" office:value-type="string" office:string-value="%Ux25A1" calcext:value-type="string">
            <text:p>%Ux25A1</text:p>
          </table:table-cell>
          <table:table-cell table:formula="of:=VLOOKUP([.I4];[.$V$14:.$W$20];2;0)" office:value-type="string" office:string-value="%Ux25A1" calcext:value-type="string">
            <text:p>%Ux25A1</text:p>
          </table:table-cell>
          <table:table-cell table:formula="of:=VLOOKUP([.J4];[.$V$14:.$W$20];2;0)" office:value-type="string" office:string-value="color red { 1_0 }" calcext:value-type="string">
            <text:p>color red { 1_0 }</text:p>
          </table:table-cell>
          <table:table-cell table:formula="of:=VLOOKUP([.K4];[.$V$14:.$W$20];2;0)" office:value-type="string" office:string-value="color blue {1_2}" calcext:value-type="string">
            <text:p>color blue {1_2}</text:p>
          </table:table-cell>
          <table:table-cell table:formula="of:=VLOOKUP([.L4];[.$V$14:.$W$20];2;0)" office:value-type="string" office:string-value="%Ux25A1" calcext:value-type="string">
            <text:p>%Ux25A1</text:p>
          </table:table-cell>
          <table:table-cell table:formula="of:=VLOOKUP([.M4];[.$V$14:.$W$20];2;0)" office:value-type="string" office:string-value="%Ux25A1" calcext:value-type="string">
            <text:p>%Ux25A1</text:p>
          </table:table-cell>
          <table:table-cell/>
          <table:table-cell table:formula="of:=CONCATENATE([.AE4];&quot; &quot;;[.AF4];&quot; &quot;;[.AG4];&quot; &quot;;[.AH4];&quot; &quot;;[.AI4];&quot; &quot;;[.AJ4];&quot; &quot;;[.AK4];&quot; &quot;;[.AL4];&quot;  ~ %Ux02EB ~&quot;)" office:value-type="string" office:string-value="%Ux25A1 %Ux25A1 %Ux25A1 %Ux25A1 color red { 1_0 } color blue {1_2} %Ux25A1 %Ux25A1  ~ %Ux02EB ~" calcext:value-type="string">
            <text:p>%Ux25A1 %Ux25A1 %Ux25A1 %Ux25A1 color red { 1_0 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4]+[.S4]" office:value-type="float" office:value="6" calcext:value-type="float">
            <text:p>6</text:p>
          </table:table-cell>
          <table:table-cell table:formula="of:=[.O4]" office:value-type="float" office:value="1" calcext:value-type="float">
            <text:p>1</text:p>
          </table:table-cell>
          <table:table-cell/>
          <table:table-cell table:formula="of:=IF([.D$1]=[.$A5];  [.$R5]  ;[.D4])" office:value-type="string" office:string-value="x" calcext:value-type="string">
            <text:p>x</text:p>
          </table:table-cell>
          <table:table-cell table:formula="of:=IF([.E$1]=[.$A5];  [.$R5]  ;[.E4])" office:value-type="string" office:string-value="x" calcext:value-type="string">
            <text:p>x</text:p>
          </table:table-cell>
          <table:table-cell table:formula="of:=IF([.F$1]=[.$A5];  [.$R5]  ;[.F4])" office:value-type="string" office:string-value="x" calcext:value-type="string">
            <text:p>x</text:p>
          </table:table-cell>
          <table:table-cell table:formula="of:=IF([.G$1]=[.$A5];  [.$R5]  ;[.G4])" office:value-type="string" office:string-value="x" calcext:value-type="string">
            <text:p>x</text:p>
          </table:table-cell>
          <table:table-cell table:formula="of:=IF([.H$1]=[.$A5];  [.$R5]  ;[.H4])" office:value-type="string" office:string-value="x" calcext:value-type="string">
            <text:p>x</text:p>
          </table:table-cell>
          <table:table-cell table:formula="of:=IF([.I$1]=[.$A5];  [.$R5]  ;[.I4])" office:value-type="string" office:string-value="x" calcext:value-type="string">
            <text:p>x</text:p>
          </table:table-cell>
          <table:table-cell table:formula="of:=IF([.J$1]=[.$A5];  [.$R5]  ;[.J4])" office:value-type="float" office:value="11" calcext:value-type="float">
            <text:p>11</text:p>
          </table:table-cell>
          <table:table-cell table:formula="of:=IF([.K$1]=[.$A5];  [.$R5]  ;[.K4])" office:value-type="float" office:value="12" calcext:value-type="float">
            <text:p>12</text:p>
          </table:table-cell>
          <table:table-cell table:formula="of:=IF([.L$1]=[.$A5];  [.$R5]  ;[.L4])" office:value-type="string" office:string-value="x" calcext:value-type="string">
            <text:p>x</text:p>
          </table:table-cell>
          <table:table-cell table:formula="of:=IF([.M$1]=[.$A5];  [.$R5]  ;[.M4])" office:value-type="string" office:string-value="x" calcext:value-type="string">
            <text:p>x</text:p>
          </table:table-cell>
          <table:table-cell/>
          <table:table-cell table:formula="of:=VLOOKUP([.B5];[.$V$2:.$AB$10];  [.Q5]  ;0)" office:value-type="float" office:value="3" calcext:value-type="float">
            <text:p>3</text:p>
          </table:table-cell>
          <table:table-cell table:formula="of:=INDEX([.D4:.M4];1;[.A5]+1)" office:value-type="float" office:value="10" calcext:value-type="float">
            <text:p>10</text:p>
          </table:table-cell>
          <table:table-cell table:formula="of:=IF([.P5]=&quot;x&quot;;2;5)" office:value-type="float" office:value="5" calcext:value-type="float">
            <text:p>5</text:p>
          </table:table-cell>
          <table:table-cell table:formula="of:=VLOOKUP([.B5];[.$V$2:.$AB$10];  [.Q5]+1  ;0)" office:value-type="float" office:value="11" calcext:value-type="float">
            <text:p>11</text:p>
          </table:table-cell>
          <table:table-cell table:formula="of:=VLOOKUP([.B5];[.$V$2:.$AB$10];  [.Q5]+2  ;0)" office:value-type="float" office:value="-1" calcext:value-type="float">
            <text:p>-1</text:p>
          </table:table-cell>
          <table:table-cell table:number-columns-repeated="2"/>
          <table:table-cell table:style-name="ce5" office:value-type="float" office:value="3" calcext:value-type="float">
            <text:p>Z 3</text:p>
          </table:table-cell>
          <table:table-cell table:style-name="ce9" office:value-type="float" office:value="2" calcext:value-type="float">
            <text:p>Z 2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-1" calcext:value-type="float">
            <text:p>L</text:p>
          </table:table-cell>
          <table:table-cell table:style-name="ce9"/>
          <table:table-cell table:style-name="ce12" office:value-type="float" office:value="15" calcext:value-type="float">
            <text:p>15</text:p>
          </table:table-cell>
          <table:table-cell table:style-name="ce18" office:value-type="float" office:value="0" calcext:value-type="float">
            <text:p>N</text:p>
          </table:table-cell>
          <table:table-cell table:number-columns-repeated="2"/>
          <table:table-cell table:formula="of:=VLOOKUP([.F5];[.$V$14:.$W$20];2;0)" office:value-type="string" office:string-value="%Ux25A1" calcext:value-type="string">
            <text:p>%Ux25A1</text:p>
          </table:table-cell>
          <table:table-cell table:formula="of:=VLOOKUP([.G5];[.$V$14:.$W$20];2;0)" office:value-type="string" office:string-value="%Ux25A1" calcext:value-type="string">
            <text:p>%Ux25A1</text:p>
          </table:table-cell>
          <table:table-cell table:formula="of:=VLOOKUP([.H5];[.$V$14:.$W$20];2;0)" office:value-type="string" office:string-value="%Ux25A1" calcext:value-type="string">
            <text:p>%Ux25A1</text:p>
          </table:table-cell>
          <table:table-cell table:formula="of:=VLOOKUP([.I5];[.$V$14:.$W$20];2;0)" office:value-type="string" office:string-value="%Ux25A1" calcext:value-type="string">
            <text:p>%Ux25A1</text:p>
          </table:table-cell>
          <table:table-cell table:formula="of:=VLOOKUP([.J5];[.$V$14:.$W$20];2;0)" office:value-type="string" office:string-value="color purple { 1_1 }" calcext:value-type="string">
            <text:p>color purple { 1_1 }</text:p>
          </table:table-cell>
          <table:table-cell table:formula="of:=VLOOKUP([.K5];[.$V$14:.$W$20];2;0)" office:value-type="string" office:string-value="color blue {1_2}" calcext:value-type="string">
            <text:p>color blue {1_2}</text:p>
          </table:table-cell>
          <table:table-cell table:formula="of:=VLOOKUP([.L5];[.$V$14:.$W$20];2;0)" office:value-type="string" office:string-value="%Ux25A1" calcext:value-type="string">
            <text:p>%Ux25A1</text:p>
          </table:table-cell>
          <table:table-cell table:formula="of:=VLOOKUP([.M5];[.$V$14:.$W$20];2;0)" office:value-type="string" office:string-value="%Ux25A1" calcext:value-type="string">
            <text:p>%Ux25A1</text:p>
          </table:table-cell>
          <table:table-cell/>
          <table:table-cell table:formula="of:=CONCATENATE([.AE5];&quot; &quot;;[.AF5];&quot; &quot;;[.AG5];&quot; &quot;;[.AH5];&quot; &quot;;[.AI5];&quot; &quot;;[.AJ5];&quot; &quot;;[.AK5];&quot; &quot;;[.AL5];&quot;  ~ %Ux02EB ~&quot;)" office:value-type="string" office:string-value="%Ux25A1 %Ux25A1 %Ux25A1 %Ux25A1 color purple { 1_1 } color blue {1_2} %Ux25A1 %Ux25A1  ~ %Ux02EB ~" calcext:value-type="string">
            <text:p>%Ux25A1 %Ux25A1 %Ux25A1 %Ux25A1 color purple { 1_1 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5]+[.S5]" office:value-type="float" office:value="5" calcext:value-type="float">
            <text:p>5</text:p>
          </table:table-cell>
          <table:table-cell table:formula="of:=[.O5]" office:value-type="float" office:value="3" calcext:value-type="float">
            <text:p>3</text:p>
          </table:table-cell>
          <table:table-cell/>
          <table:table-cell table:formula="of:=IF([.D$1]=[.$A6];  [.$R6]  ;[.D5])" office:value-type="string" office:string-value="x" calcext:value-type="string">
            <text:p>x</text:p>
          </table:table-cell>
          <table:table-cell table:formula="of:=IF([.E$1]=[.$A6];  [.$R6]  ;[.E5])" office:value-type="string" office:string-value="x" calcext:value-type="string">
            <text:p>x</text:p>
          </table:table-cell>
          <table:table-cell table:formula="of:=IF([.F$1]=[.$A6];  [.$R6]  ;[.F5])" office:value-type="string" office:string-value="x" calcext:value-type="string">
            <text:p>x</text:p>
          </table:table-cell>
          <table:table-cell table:formula="of:=IF([.G$1]=[.$A6];  [.$R6]  ;[.G5])" office:value-type="string" office:string-value="x" calcext:value-type="string">
            <text:p>x</text:p>
          </table:table-cell>
          <table:table-cell table:formula="of:=IF([.H$1]=[.$A6];  [.$R6]  ;[.H5])" office:value-type="string" office:string-value="x" calcext:value-type="string">
            <text:p>x</text:p>
          </table:table-cell>
          <table:table-cell table:formula="of:=IF([.I$1]=[.$A6];  [.$R6]  ;[.I5])" office:value-type="float" office:value="14" calcext:value-type="float">
            <text:p>14</text:p>
          </table:table-cell>
          <table:table-cell table:formula="of:=IF([.J$1]=[.$A6];  [.$R6]  ;[.J5])" office:value-type="float" office:value="11" calcext:value-type="float">
            <text:p>11</text:p>
          </table:table-cell>
          <table:table-cell table:formula="of:=IF([.K$1]=[.$A6];  [.$R6]  ;[.K5])" office:value-type="float" office:value="12" calcext:value-type="float">
            <text:p>12</text:p>
          </table:table-cell>
          <table:table-cell table:formula="of:=IF([.L$1]=[.$A6];  [.$R6]  ;[.L5])" office:value-type="string" office:string-value="x" calcext:value-type="string">
            <text:p>x</text:p>
          </table:table-cell>
          <table:table-cell table:formula="of:=IF([.M$1]=[.$A6];  [.$R6]  ;[.M5])" office:value-type="string" office:string-value="x" calcext:value-type="string">
            <text:p>x</text:p>
          </table:table-cell>
          <table:table-cell/>
          <table:table-cell table:formula="of:=VLOOKUP([.B6];[.$V$2:.$AB$10];  [.Q6]  ;0)" office:value-type="float" office:value="2" calcext:value-type="float">
            <text:p>2</text:p>
          </table:table-cell>
          <table:table-cell table:formula="of:=INDEX([.D5:.M5];1;[.A6]+1)" office:value-type="string" office:string-value="x" calcext:value-type="string">
            <text:p>x</text:p>
          </table:table-cell>
          <table:table-cell table:formula="of:=IF([.P6]=&quot;x&quot;;2;5)" office:value-type="float" office:value="2" calcext:value-type="float">
            <text:p>2</text:p>
          </table:table-cell>
          <table:table-cell table:formula="of:=VLOOKUP([.B6];[.$V$2:.$AB$10];  [.Q6]+1  ;0)" office:value-type="float" office:value="14" calcext:value-type="float">
            <text:p>14</text:p>
          </table:table-cell>
          <table:table-cell table:formula="of:=VLOOKUP([.B6];[.$V$2:.$AB$10];  [.Q6]+2  ;0)" office:value-type="float" office:value="-1" calcext:value-type="float">
            <text:p>-1</text:p>
          </table:table-cell>
          <table:table-cell table:number-columns-repeated="2"/>
          <table:table-cell table:style-name="ce5"/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ce18"/>
          <table:table-cell table:number-columns-repeated="2"/>
          <table:table-cell table:formula="of:=VLOOKUP([.F6];[.$V$14:.$W$20];2;0)" office:value-type="string" office:string-value="%Ux25A1" calcext:value-type="string">
            <text:p>%Ux25A1</text:p>
          </table:table-cell>
          <table:table-cell table:formula="of:=VLOOKUP([.G6];[.$V$14:.$W$20];2;0)" office:value-type="string" office:string-value="%Ux25A1" calcext:value-type="string">
            <text:p>%Ux25A1</text:p>
          </table:table-cell>
          <table:table-cell table:formula="of:=VLOOKUP([.H6];[.$V$14:.$W$20];2;0)" office:value-type="string" office:string-value="%Ux25A1" calcext:value-type="string">
            <text:p>%Ux25A1</text:p>
          </table:table-cell>
          <table:table-cell table:formula="of:=VLOOKUP([.I6];[.$V$14:.$W$20];2;0)" office:value-type="string" office:string-value="color black {1_4}" calcext:value-type="string">
            <text:p>color black {1_4}</text:p>
          </table:table-cell>
          <table:table-cell table:formula="of:=VLOOKUP([.J6];[.$V$14:.$W$20];2;0)" office:value-type="string" office:string-value="color purple { 1_1 }" calcext:value-type="string">
            <text:p>color purple { 1_1 }</text:p>
          </table:table-cell>
          <table:table-cell table:formula="of:=VLOOKUP([.K6];[.$V$14:.$W$20];2;0)" office:value-type="string" office:string-value="color blue {1_2}" calcext:value-type="string">
            <text:p>color blue {1_2}</text:p>
          </table:table-cell>
          <table:table-cell table:formula="of:=VLOOKUP([.L6];[.$V$14:.$W$20];2;0)" office:value-type="string" office:string-value="%Ux25A1" calcext:value-type="string">
            <text:p>%Ux25A1</text:p>
          </table:table-cell>
          <table:table-cell table:formula="of:=VLOOKUP([.M6];[.$V$14:.$W$20];2;0)" office:value-type="string" office:string-value="%Ux25A1" calcext:value-type="string">
            <text:p>%Ux25A1</text:p>
          </table:table-cell>
          <table:table-cell/>
          <table:table-cell table:formula="of:=CONCATENATE([.AE6];&quot; &quot;;[.AF6];&quot; &quot;;[.AG6];&quot; &quot;;[.AH6];&quot; &quot;;[.AI6];&quot; &quot;;[.AJ6];&quot; &quot;;[.AK6];&quot; &quot;;[.AL6];&quot;  ~ %Ux02EB ~&quot;)" office:value-type="string" office:string-value="%Ux25A1 %Ux25A1 %Ux25A1 color black {1_4} color purple { 1_1 } color blue {1_2} %Ux25A1 %Ux25A1  ~ %Ux02EB ~" calcext:value-type="string">
            <text:p>%Ux25A1 %Ux25A1 %Ux25A1 color black {1_4} color purple { 1_1 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6]+[.S6]" office:value-type="float" office:value="4" calcext:value-type="float">
            <text:p>4</text:p>
          </table:table-cell>
          <table:table-cell table:formula="of:=[.O6]" office:value-type="float" office:value="2" calcext:value-type="float">
            <text:p>2</text:p>
          </table:table-cell>
          <table:table-cell/>
          <table:table-cell table:formula="of:=IF([.D$1]=[.$A7];  [.$R7]  ;[.D6])" office:value-type="string" office:string-value="x" calcext:value-type="string">
            <text:p>x</text:p>
          </table:table-cell>
          <table:table-cell table:formula="of:=IF([.E$1]=[.$A7];  [.$R7]  ;[.E6])" office:value-type="string" office:string-value="x" calcext:value-type="string">
            <text:p>x</text:p>
          </table:table-cell>
          <table:table-cell table:formula="of:=IF([.F$1]=[.$A7];  [.$R7]  ;[.F6])" office:value-type="string" office:string-value="x" calcext:value-type="string">
            <text:p>x</text:p>
          </table:table-cell>
          <table:table-cell table:formula="of:=IF([.G$1]=[.$A7];  [.$R7]  ;[.G6])" office:value-type="string" office:string-value="x" calcext:value-type="string">
            <text:p>x</text:p>
          </table:table-cell>
          <table:table-cell table:formula="of:=IF([.H$1]=[.$A7];  [.$R7]  ;[.H6])" office:value-type="float" office:value="12" calcext:value-type="float">
            <text:p>12</text:p>
          </table:table-cell>
          <table:table-cell table:formula="of:=IF([.I$1]=[.$A7];  [.$R7]  ;[.I6])" office:value-type="float" office:value="14" calcext:value-type="float">
            <text:p>14</text:p>
          </table:table-cell>
          <table:table-cell table:formula="of:=IF([.J$1]=[.$A7];  [.$R7]  ;[.J6])" office:value-type="float" office:value="11" calcext:value-type="float">
            <text:p>11</text:p>
          </table:table-cell>
          <table:table-cell table:formula="of:=IF([.K$1]=[.$A7];  [.$R7]  ;[.K6])" office:value-type="float" office:value="12" calcext:value-type="float">
            <text:p>12</text:p>
          </table:table-cell>
          <table:table-cell table:formula="of:=IF([.L$1]=[.$A7];  [.$R7]  ;[.L6])" office:value-type="string" office:string-value="x" calcext:value-type="string">
            <text:p>x</text:p>
          </table:table-cell>
          <table:table-cell table:formula="of:=IF([.M$1]=[.$A7];  [.$R7]  ;[.M6])" office:value-type="string" office:string-value="x" calcext:value-type="string">
            <text:p>x</text:p>
          </table:table-cell>
          <table:table-cell/>
          <table:table-cell table:formula="of:=VLOOKUP([.B7];[.$V$2:.$AB$10];  [.Q7]  ;0)" office:value-type="float" office:value="1" calcext:value-type="float">
            <text:p>1</text:p>
          </table:table-cell>
          <table:table-cell table:formula="of:=INDEX([.D6:.M6];1;[.A7]+1)" office:value-type="string" office:string-value="x" calcext:value-type="string">
            <text:p>x</text:p>
          </table:table-cell>
          <table:table-cell table:formula="of:=IF([.P7]=&quot;x&quot;;2;5)" office:value-type="float" office:value="2" calcext:value-type="float">
            <text:p>2</text:p>
          </table:table-cell>
          <table:table-cell table:formula="of:=VLOOKUP([.B7];[.$V$2:.$AB$10];  [.Q7]+1  ;0)" office:value-type="float" office:value="12" calcext:value-type="float">
            <text:p>12</text:p>
          </table:table-cell>
          <table:table-cell table:formula="of:=VLOOKUP([.B7];[.$V$2:.$AB$10];  [.Q7]+2  ;0)" office:value-type="float" office:value="-1" calcext:value-type="float">
            <text:p>-1</text:p>
          </table:table-cell>
          <table:table-cell table:number-columns-repeated="2"/>
          <table:table-cell table:style-name="ce5"/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ce18"/>
          <table:table-cell table:number-columns-repeated="2"/>
          <table:table-cell table:formula="of:=VLOOKUP([.F7];[.$V$14:.$W$20];2;0)" office:value-type="string" office:string-value="%Ux25A1" calcext:value-type="string">
            <text:p>%Ux25A1</text:p>
          </table:table-cell>
          <table:table-cell table:formula="of:=VLOOKUP([.G7];[.$V$14:.$W$20];2;0)" office:value-type="string" office:string-value="%Ux25A1" calcext:value-type="string">
            <text:p>%Ux25A1</text:p>
          </table:table-cell>
          <table:table-cell table:formula="of:=VLOOKUP([.H7];[.$V$14:.$W$20];2;0)" office:value-type="string" office:string-value="color blue {1_2}" calcext:value-type="string">
            <text:p>color blue {1_2}</text:p>
          </table:table-cell>
          <table:table-cell table:formula="of:=VLOOKUP([.I7];[.$V$14:.$W$20];2;0)" office:value-type="string" office:string-value="color black {1_4}" calcext:value-type="string">
            <text:p>color black {1_4}</text:p>
          </table:table-cell>
          <table:table-cell table:formula="of:=VLOOKUP([.J7];[.$V$14:.$W$20];2;0)" office:value-type="string" office:string-value="color purple { 1_1 }" calcext:value-type="string">
            <text:p>color purple { 1_1 }</text:p>
          </table:table-cell>
          <table:table-cell table:formula="of:=VLOOKUP([.K7];[.$V$14:.$W$20];2;0)" office:value-type="string" office:string-value="color blue {1_2}" calcext:value-type="string">
            <text:p>color blue {1_2}</text:p>
          </table:table-cell>
          <table:table-cell table:formula="of:=VLOOKUP([.L7];[.$V$14:.$W$20];2;0)" office:value-type="string" office:string-value="%Ux25A1" calcext:value-type="string">
            <text:p>%Ux25A1</text:p>
          </table:table-cell>
          <table:table-cell table:formula="of:=VLOOKUP([.M7];[.$V$14:.$W$20];2;0)" office:value-type="string" office:string-value="%Ux25A1" calcext:value-type="string">
            <text:p>%Ux25A1</text:p>
          </table:table-cell>
          <table:table-cell/>
          <table:table-cell table:formula="of:=CONCATENATE([.AE7];&quot; &quot;;[.AF7];&quot; &quot;;[.AG7];&quot; &quot;;[.AH7];&quot; &quot;;[.AI7];&quot; &quot;;[.AJ7];&quot; &quot;;[.AK7];&quot; &quot;;[.AL7];&quot;  ~ %Ux02EB ~&quot;)" office:value-type="string" office:string-value="%Ux25A1 %Ux25A1 color blue {1_2} color black {1_4} color purple { 1_1 } color blue {1_2} %Ux25A1 %Ux25A1  ~ %Ux02EB ~" calcext:value-type="string">
            <text:p>%Ux25A1 %Ux25A1 color blue {1_2} color black {1_4} color purple { 1_1 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7]+[.S7]" office:value-type="float" office:value="3" calcext:value-type="float">
            <text:p>3</text:p>
          </table:table-cell>
          <table:table-cell table:formula="of:=[.O7]" office:value-type="float" office:value="1" calcext:value-type="float">
            <text:p>1</text:p>
          </table:table-cell>
          <table:table-cell/>
          <table:table-cell table:formula="of:=IF([.D$1]=[.$A8];  [.$R8]  ;[.D7])" office:value-type="string" office:string-value="x" calcext:value-type="string">
            <text:p>x</text:p>
          </table:table-cell>
          <table:table-cell table:formula="of:=IF([.E$1]=[.$A8];  [.$R8]  ;[.E7])" office:value-type="string" office:string-value="x" calcext:value-type="string">
            <text:p>x</text:p>
          </table:table-cell>
          <table:table-cell table:formula="of:=IF([.F$1]=[.$A8];  [.$R8]  ;[.F7])" office:value-type="string" office:string-value="x" calcext:value-type="string">
            <text:p>x</text:p>
          </table:table-cell>
          <table:table-cell table:formula="of:=IF([.G$1]=[.$A8];  [.$R8]  ;[.G7])" office:value-type="float" office:value="10" calcext:value-type="float">
            <text:p>10</text:p>
          </table:table-cell>
          <table:table-cell table:formula="of:=IF([.H$1]=[.$A8];  [.$R8]  ;[.H7])" office:value-type="float" office:value="12" calcext:value-type="float">
            <text:p>12</text:p>
          </table:table-cell>
          <table:table-cell table:formula="of:=IF([.I$1]=[.$A8];  [.$R8]  ;[.I7])" office:value-type="float" office:value="14" calcext:value-type="float">
            <text:p>14</text:p>
          </table:table-cell>
          <table:table-cell table:formula="of:=IF([.J$1]=[.$A8];  [.$R8]  ;[.J7])" office:value-type="float" office:value="11" calcext:value-type="float">
            <text:p>11</text:p>
          </table:table-cell>
          <table:table-cell table:formula="of:=IF([.K$1]=[.$A8];  [.$R8]  ;[.K7])" office:value-type="float" office:value="12" calcext:value-type="float">
            <text:p>12</text:p>
          </table:table-cell>
          <table:table-cell table:formula="of:=IF([.L$1]=[.$A8];  [.$R8]  ;[.L7])" office:value-type="string" office:string-value="x" calcext:value-type="string">
            <text:p>x</text:p>
          </table:table-cell>
          <table:table-cell table:formula="of:=IF([.M$1]=[.$A8];  [.$R8]  ;[.M7])" office:value-type="string" office:string-value="x" calcext:value-type="string">
            <text:p>x</text:p>
          </table:table-cell>
          <table:table-cell/>
          <table:table-cell table:formula="of:=VLOOKUP([.B8];[.$V$2:.$AB$10];  [.Q8]  ;0)" office:value-type="float" office:value="2" calcext:value-type="float">
            <text:p>2</text:p>
          </table:table-cell>
          <table:table-cell table:formula="of:=INDEX([.D7:.M7];1;[.A8]+1)" office:value-type="string" office:string-value="x" calcext:value-type="string">
            <text:p>x</text:p>
          </table:table-cell>
          <table:table-cell table:formula="of:=IF([.P8]=&quot;x&quot;;2;5)" office:value-type="float" office:value="2" calcext:value-type="float">
            <text:p>2</text:p>
          </table:table-cell>
          <table:table-cell table:formula="of:=VLOOKUP([.B8];[.$V$2:.$AB$10];  [.Q8]+1  ;0)" office:value-type="float" office:value="10" calcext:value-type="float">
            <text:p>10</text:p>
          </table:table-cell>
          <table:table-cell table:formula="of:=VLOOKUP([.B8];[.$V$2:.$AB$10];  [.Q8]+2  ;0)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ce18"/>
          <table:table-cell table:number-columns-repeated="2"/>
          <table:table-cell table:formula="of:=VLOOKUP([.F8];[.$V$14:.$W$20];2;0)" office:value-type="string" office:string-value="%Ux25A1" calcext:value-type="string">
            <text:p>%Ux25A1</text:p>
          </table:table-cell>
          <table:table-cell table:formula="of:=VLOOKUP([.G8];[.$V$14:.$W$20];2;0)" office:value-type="string" office:string-value="color red { 1_0 }" calcext:value-type="string">
            <text:p>color red { 1_0 }</text:p>
          </table:table-cell>
          <table:table-cell table:formula="of:=VLOOKUP([.H8];[.$V$14:.$W$20];2;0)" office:value-type="string" office:string-value="color blue {1_2}" calcext:value-type="string">
            <text:p>color blue {1_2}</text:p>
          </table:table-cell>
          <table:table-cell table:formula="of:=VLOOKUP([.I8];[.$V$14:.$W$20];2;0)" office:value-type="string" office:string-value="color black {1_4}" calcext:value-type="string">
            <text:p>color black {1_4}</text:p>
          </table:table-cell>
          <table:table-cell table:formula="of:=VLOOKUP([.J8];[.$V$14:.$W$20];2;0)" office:value-type="string" office:string-value="color purple { 1_1 }" calcext:value-type="string">
            <text:p>color purple { 1_1 }</text:p>
          </table:table-cell>
          <table:table-cell table:formula="of:=VLOOKUP([.K8];[.$V$14:.$W$20];2;0)" office:value-type="string" office:string-value="color blue {1_2}" calcext:value-type="string">
            <text:p>color blue {1_2}</text:p>
          </table:table-cell>
          <table:table-cell table:formula="of:=VLOOKUP([.L8];[.$V$14:.$W$20];2;0)" office:value-type="string" office:string-value="%Ux25A1" calcext:value-type="string">
            <text:p>%Ux25A1</text:p>
          </table:table-cell>
          <table:table-cell table:formula="of:=VLOOKUP([.M8];[.$V$14:.$W$20];2;0)" office:value-type="string" office:string-value="%Ux25A1" calcext:value-type="string">
            <text:p>%Ux25A1</text:p>
          </table:table-cell>
          <table:table-cell/>
          <table:table-cell table:formula="of:=CONCATENATE([.AE8];&quot; &quot;;[.AF8];&quot; &quot;;[.AG8];&quot; &quot;;[.AH8];&quot; &quot;;[.AI8];&quot; &quot;;[.AJ8];&quot; &quot;;[.AK8];&quot; &quot;;[.AL8];&quot;  ~ %Ux02EB ~&quot;)" office:value-type="string" office:string-value="%Ux25A1 color red { 1_0 } color blue {1_2} color black {1_4} color purple { 1_1 } color blue {1_2} %Ux25A1 %Ux25A1  ~ %Ux02EB ~" calcext:value-type="string">
            <text:p>%Ux25A1 color red { 1_0 } color blue {1_2} color black {1_4} color purple { 1_1 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8]+[.S8]" office:value-type="float" office:value="4" calcext:value-type="float">
            <text:p>4</text:p>
          </table:table-cell>
          <table:table-cell table:formula="of:=[.O8]" office:value-type="float" office:value="2" calcext:value-type="float">
            <text:p>2</text:p>
          </table:table-cell>
          <table:table-cell/>
          <table:table-cell table:formula="of:=IF([.D$1]=[.$A9];  [.$R9]  ;[.D8])" office:value-type="string" office:string-value="x" calcext:value-type="string">
            <text:p>x</text:p>
          </table:table-cell>
          <table:table-cell table:formula="of:=IF([.E$1]=[.$A9];  [.$R9]  ;[.E8])" office:value-type="string" office:string-value="x" calcext:value-type="string">
            <text:p>x</text:p>
          </table:table-cell>
          <table:table-cell table:formula="of:=IF([.F$1]=[.$A9];  [.$R9]  ;[.F8])" office:value-type="string" office:string-value="x" calcext:value-type="string">
            <text:p>x</text:p>
          </table:table-cell>
          <table:table-cell table:formula="of:=IF([.G$1]=[.$A9];  [.$R9]  ;[.G8])" office:value-type="float" office:value="10" calcext:value-type="float">
            <text:p>10</text:p>
          </table:table-cell>
          <table:table-cell table:formula="of:=IF([.H$1]=[.$A9];  [.$R9]  ;[.H8])" office:value-type="float" office:value="13" calcext:value-type="float">
            <text:p>13</text:p>
          </table:table-cell>
          <table:table-cell table:formula="of:=IF([.I$1]=[.$A9];  [.$R9]  ;[.I8])" office:value-type="float" office:value="14" calcext:value-type="float">
            <text:p>14</text:p>
          </table:table-cell>
          <table:table-cell table:formula="of:=IF([.J$1]=[.$A9];  [.$R9]  ;[.J8])" office:value-type="float" office:value="11" calcext:value-type="float">
            <text:p>11</text:p>
          </table:table-cell>
          <table:table-cell table:formula="of:=IF([.K$1]=[.$A9];  [.$R9]  ;[.K8])" office:value-type="float" office:value="12" calcext:value-type="float">
            <text:p>12</text:p>
          </table:table-cell>
          <table:table-cell table:formula="of:=IF([.L$1]=[.$A9];  [.$R9]  ;[.L8])" office:value-type="string" office:string-value="x" calcext:value-type="string">
            <text:p>x</text:p>
          </table:table-cell>
          <table:table-cell table:formula="of:=IF([.M$1]=[.$A9];  [.$R9]  ;[.M8])" office:value-type="string" office:string-value="x" calcext:value-type="string">
            <text:p>x</text:p>
          </table:table-cell>
          <table:table-cell/>
          <table:table-cell table:formula="of:=VLOOKUP([.B9];[.$V$2:.$AB$10];  [.Q9]  ;0)" office:value-type="float" office:value="2" calcext:value-type="float">
            <text:p>2</text:p>
          </table:table-cell>
          <table:table-cell table:formula="of:=INDEX([.D8:.M8];1;[.A9]+1)" office:value-type="float" office:value="12" calcext:value-type="float">
            <text:p>12</text:p>
          </table:table-cell>
          <table:table-cell table:formula="of:=IF([.P9]=&quot;x&quot;;2;5)" office:value-type="float" office:value="5" calcext:value-type="float">
            <text:p>5</text:p>
          </table:table-cell>
          <table:table-cell table:formula="of:=VLOOKUP([.B9];[.$V$2:.$AB$10];  [.Q9]+1  ;0)" office:value-type="float" office:value="13" calcext:value-type="float">
            <text:p>13</text:p>
          </table:table-cell>
          <table:table-cell table:formula="of:=VLOOKUP([.B9];[.$V$2:.$AB$10];  [.Q9]+2  ;0)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ce18"/>
          <table:table-cell table:number-columns-repeated="2"/>
          <table:table-cell table:formula="of:=VLOOKUP([.F9];[.$V$14:.$W$20];2;0)" office:value-type="string" office:string-value="%Ux25A1" calcext:value-type="string">
            <text:p>%Ux25A1</text:p>
          </table:table-cell>
          <table:table-cell table:formula="of:=VLOOKUP([.G9];[.$V$14:.$W$20];2;0)" office:value-type="string" office:string-value="color red { 1_0 }" calcext:value-type="string">
            <text:p>color red { 1_0 }</text:p>
          </table:table-cell>
          <table:table-cell table:formula="of:=VLOOKUP([.H9];[.$V$14:.$W$20];2;0)" office:value-type="string" office:string-value="color green {1_3}" calcext:value-type="string">
            <text:p>color green {1_3}</text:p>
          </table:table-cell>
          <table:table-cell table:formula="of:=VLOOKUP([.I9];[.$V$14:.$W$20];2;0)" office:value-type="string" office:string-value="color black {1_4}" calcext:value-type="string">
            <text:p>color black {1_4}</text:p>
          </table:table-cell>
          <table:table-cell table:formula="of:=VLOOKUP([.J9];[.$V$14:.$W$20];2;0)" office:value-type="string" office:string-value="color purple { 1_1 }" calcext:value-type="string">
            <text:p>color purple { 1_1 }</text:p>
          </table:table-cell>
          <table:table-cell table:formula="of:=VLOOKUP([.K9];[.$V$14:.$W$20];2;0)" office:value-type="string" office:string-value="color blue {1_2}" calcext:value-type="string">
            <text:p>color blue {1_2}</text:p>
          </table:table-cell>
          <table:table-cell table:formula="of:=VLOOKUP([.L9];[.$V$14:.$W$20];2;0)" office:value-type="string" office:string-value="%Ux25A1" calcext:value-type="string">
            <text:p>%Ux25A1</text:p>
          </table:table-cell>
          <table:table-cell table:formula="of:=VLOOKUP([.M9];[.$V$14:.$W$20];2;0)" office:value-type="string" office:string-value="%Ux25A1" calcext:value-type="string">
            <text:p>%Ux25A1</text:p>
          </table:table-cell>
          <table:table-cell/>
          <table:table-cell table:formula="of:=CONCATENATE([.AE9];&quot; &quot;;[.AF9];&quot; &quot;;[.AG9];&quot; &quot;;[.AH9];&quot; &quot;;[.AI9];&quot; &quot;;[.AJ9];&quot; &quot;;[.AK9];&quot; &quot;;[.AL9];&quot;  ~ %Ux02EB ~&quot;)" office:value-type="string" office:string-value="%Ux25A1 color red { 1_0 } color green {1_3} color black {1_4} color purple { 1_1 } color blue {1_2} %Ux25A1 %Ux25A1  ~ %Ux02EB ~" calcext:value-type="string">
            <text:p>%Ux25A1 color red { 1_0 } color green {1_3} color black {1_4} color purple { 1_1 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9]+[.S9]" office:value-type="float" office:value="5" calcext:value-type="float">
            <text:p>5</text:p>
          </table:table-cell>
          <table:table-cell table:formula="of:=[.O9]" office:value-type="float" office:value="2" calcext:value-type="float">
            <text:p>2</text:p>
          </table:table-cell>
          <table:table-cell/>
          <table:table-cell table:formula="of:=IF([.D$1]=[.$A10];  [.$R10]  ;[.D9])" office:value-type="string" office:string-value="x" calcext:value-type="string">
            <text:p>x</text:p>
          </table:table-cell>
          <table:table-cell table:formula="of:=IF([.E$1]=[.$A10];  [.$R10]  ;[.E9])" office:value-type="string" office:string-value="x" calcext:value-type="string">
            <text:p>x</text:p>
          </table:table-cell>
          <table:table-cell table:formula="of:=IF([.F$1]=[.$A10];  [.$R10]  ;[.F9])" office:value-type="string" office:string-value="x" calcext:value-type="string">
            <text:p>x</text:p>
          </table:table-cell>
          <table:table-cell table:formula="of:=IF([.G$1]=[.$A10];  [.$R10]  ;[.G9])" office:value-type="float" office:value="10" calcext:value-type="float">
            <text:p>10</text:p>
          </table:table-cell>
          <table:table-cell table:formula="of:=IF([.H$1]=[.$A10];  [.$R10]  ;[.H9])" office:value-type="float" office:value="13" calcext:value-type="float">
            <text:p>13</text:p>
          </table:table-cell>
          <table:table-cell table:formula="of:=IF([.I$1]=[.$A10];  [.$R10]  ;[.I9])" office:value-type="float" office:value="13" calcext:value-type="float">
            <text:p>13</text:p>
          </table:table-cell>
          <table:table-cell table:formula="of:=IF([.J$1]=[.$A10];  [.$R10]  ;[.J9])" office:value-type="float" office:value="11" calcext:value-type="float">
            <text:p>11</text:p>
          </table:table-cell>
          <table:table-cell table:formula="of:=IF([.K$1]=[.$A10];  [.$R10]  ;[.K9])" office:value-type="float" office:value="12" calcext:value-type="float">
            <text:p>12</text:p>
          </table:table-cell>
          <table:table-cell table:formula="of:=IF([.L$1]=[.$A10];  [.$R10]  ;[.L9])" office:value-type="string" office:string-value="x" calcext:value-type="string">
            <text:p>x</text:p>
          </table:table-cell>
          <table:table-cell table:formula="of:=IF([.M$1]=[.$A10];  [.$R10]  ;[.M9])" office:value-type="string" office:string-value="x" calcext:value-type="string">
            <text:p>x</text:p>
          </table:table-cell>
          <table:table-cell/>
          <table:table-cell table:formula="of:=VLOOKUP([.B10];[.$V$2:.$AB$10];  [.Q10]  ;0)" office:value-type="float" office:value="2" calcext:value-type="float">
            <text:p>2</text:p>
          </table:table-cell>
          <table:table-cell table:formula="of:=INDEX([.D9:.M9];1;[.A10]+1)" office:value-type="float" office:value="14" calcext:value-type="float">
            <text:p>14</text:p>
          </table:table-cell>
          <table:table-cell table:formula="of:=IF([.P10]=&quot;x&quot;;2;5)" office:value-type="float" office:value="5" calcext:value-type="float">
            <text:p>5</text:p>
          </table:table-cell>
          <table:table-cell table:formula="of:=VLOOKUP([.B10];[.$V$2:.$AB$10];  [.Q10]+1  ;0)" office:value-type="float" office:value="13" calcext:value-type="float">
            <text:p>13</text:p>
          </table:table-cell>
          <table:table-cell table:formula="of:=VLOOKUP([.B10];[.$V$2:.$AB$10];  [.Q10]+2  ;0)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10"/>
          <table:table-cell table:style-name="ce13"/>
          <table:table-cell table:style-name="ce16"/>
          <table:table-cell table:style-name="ce10"/>
          <table:table-cell table:style-name="ce13"/>
          <table:table-cell table:style-name="ce19"/>
          <table:table-cell table:number-columns-repeated="2"/>
          <table:table-cell table:formula="of:=VLOOKUP([.F10];[.$V$14:.$W$20];2;0)" office:value-type="string" office:string-value="%Ux25A1" calcext:value-type="string">
            <text:p>%Ux25A1</text:p>
          </table:table-cell>
          <table:table-cell table:formula="of:=VLOOKUP([.G10];[.$V$14:.$W$20];2;0)" office:value-type="string" office:string-value="color red { 1_0 }" calcext:value-type="string">
            <text:p>color red { 1_0 }</text:p>
          </table:table-cell>
          <table:table-cell table:formula="of:=VLOOKUP([.H10];[.$V$14:.$W$20];2;0)" office:value-type="string" office:string-value="color green {1_3}" calcext:value-type="string">
            <text:p>color green {1_3}</text:p>
          </table:table-cell>
          <table:table-cell table:formula="of:=VLOOKUP([.I10];[.$V$14:.$W$20];2;0)" office:value-type="string" office:string-value="color green {1_3}" calcext:value-type="string">
            <text:p>color green {1_3}</text:p>
          </table:table-cell>
          <table:table-cell table:formula="of:=VLOOKUP([.J10];[.$V$14:.$W$20];2;0)" office:value-type="string" office:string-value="color purple { 1_1 }" calcext:value-type="string">
            <text:p>color purple { 1_1 }</text:p>
          </table:table-cell>
          <table:table-cell table:formula="of:=VLOOKUP([.K10];[.$V$14:.$W$20];2;0)" office:value-type="string" office:string-value="color blue {1_2}" calcext:value-type="string">
            <text:p>color blue {1_2}</text:p>
          </table:table-cell>
          <table:table-cell table:formula="of:=VLOOKUP([.L10];[.$V$14:.$W$20];2;0)" office:value-type="string" office:string-value="%Ux25A1" calcext:value-type="string">
            <text:p>%Ux25A1</text:p>
          </table:table-cell>
          <table:table-cell table:formula="of:=VLOOKUP([.M10];[.$V$14:.$W$20];2;0)" office:value-type="string" office:string-value="%Ux25A1" calcext:value-type="string">
            <text:p>%Ux25A1</text:p>
          </table:table-cell>
          <table:table-cell/>
          <table:table-cell table:formula="of:=CONCATENATE([.AE10];&quot; &quot;;[.AF10];&quot; &quot;;[.AG10];&quot; &quot;;[.AH10];&quot; &quot;;[.AI10];&quot; &quot;;[.AJ10];&quot; &quot;;[.AK10];&quot; &quot;;[.AL10];&quot;  ~ %Ux02EB ~&quot;)" office:value-type="string" office:string-value="%Ux25A1 color red { 1_0 } color green {1_3} color green {1_3} color purple { 1_1 } color blue {1_2} %Ux25A1 %Ux25A1  ~ %Ux02EB ~" calcext:value-type="string">
            <text:p>%Ux25A1 color red { 1_0 } color green {1_3} color green {1_3} color purple { 1_1 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10]+[.S10]" office:value-type="float" office:value="6" calcext:value-type="float">
            <text:p>6</text:p>
          </table:table-cell>
          <table:table-cell table:formula="of:=[.O10]" office:value-type="float" office:value="2" calcext:value-type="float">
            <text:p>2</text:p>
          </table:table-cell>
          <table:table-cell/>
          <table:table-cell table:formula="of:=IF([.D$1]=[.$A11];  [.$R11]  ;[.D10])" office:value-type="string" office:string-value="x" calcext:value-type="string">
            <text:p>x</text:p>
          </table:table-cell>
          <table:table-cell table:formula="of:=IF([.E$1]=[.$A11];  [.$R11]  ;[.E10])" office:value-type="string" office:string-value="x" calcext:value-type="string">
            <text:p>x</text:p>
          </table:table-cell>
          <table:table-cell table:formula="of:=IF([.F$1]=[.$A11];  [.$R11]  ;[.F10])" office:value-type="string" office:string-value="x" calcext:value-type="string">
            <text:p>x</text:p>
          </table:table-cell>
          <table:table-cell table:formula="of:=IF([.G$1]=[.$A11];  [.$R11]  ;[.G10])" office:value-type="float" office:value="10" calcext:value-type="float">
            <text:p>10</text:p>
          </table:table-cell>
          <table:table-cell table:formula="of:=IF([.H$1]=[.$A11];  [.$R11]  ;[.H10])" office:value-type="float" office:value="13" calcext:value-type="float">
            <text:p>13</text:p>
          </table:table-cell>
          <table:table-cell table:formula="of:=IF([.I$1]=[.$A11];  [.$R11]  ;[.I10])" office:value-type="float" office:value="13" calcext:value-type="float">
            <text:p>13</text:p>
          </table:table-cell>
          <table:table-cell table:formula="of:=IF([.J$1]=[.$A11];  [.$R11]  ;[.J10])" office:value-type="float" office:value="13" calcext:value-type="float">
            <text:p>13</text:p>
          </table:table-cell>
          <table:table-cell table:formula="of:=IF([.K$1]=[.$A11];  [.$R11]  ;[.K10])" office:value-type="float" office:value="12" calcext:value-type="float">
            <text:p>12</text:p>
          </table:table-cell>
          <table:table-cell table:formula="of:=IF([.L$1]=[.$A11];  [.$R11]  ;[.L10])" office:value-type="string" office:string-value="x" calcext:value-type="string">
            <text:p>x</text:p>
          </table:table-cell>
          <table:table-cell table:formula="of:=IF([.M$1]=[.$A11];  [.$R11]  ;[.M10])" office:value-type="string" office:string-value="x" calcext:value-type="string">
            <text:p>x</text:p>
          </table:table-cell>
          <table:table-cell/>
          <table:table-cell table:formula="of:=VLOOKUP([.B11];[.$V$2:.$AB$10];  [.Q11]  ;0)" office:value-type="float" office:value="2" calcext:value-type="float">
            <text:p>2</text:p>
          </table:table-cell>
          <table:table-cell table:formula="of:=INDEX([.D10:.M10];1;[.A11]+1)" office:value-type="float" office:value="11" calcext:value-type="float">
            <text:p>11</text:p>
          </table:table-cell>
          <table:table-cell table:formula="of:=IF([.P11]=&quot;x&quot;;2;5)" office:value-type="float" office:value="5" calcext:value-type="float">
            <text:p>5</text:p>
          </table:table-cell>
          <table:table-cell table:formula="of:=VLOOKUP([.B11];[.$V$2:.$AB$10];  [.Q11]+1  ;0)" office:value-type="float" office:value="13" calcext:value-type="float">
            <text:p>13</text:p>
          </table:table-cell>
          <table:table-cell table:formula="of:=VLOOKUP([.B11];[.$V$2:.$AB$10];  [.Q11]+2  ;0)" office:value-type="float" office:value="1" calcext:value-type="float">
            <text:p>1</text:p>
          </table:table-cell>
          <table:table-cell table:number-columns-repeated="11"/>
          <table:table-cell table:formula="of:=VLOOKUP([.F11];[.$V$14:.$W$20];2;0)" office:value-type="string" office:string-value="%Ux25A1" calcext:value-type="string">
            <text:p>%Ux25A1</text:p>
          </table:table-cell>
          <table:table-cell table:formula="of:=VLOOKUP([.G11];[.$V$14:.$W$20];2;0)" office:value-type="string" office:string-value="color red { 1_0 }" calcext:value-type="string">
            <text:p>color red { 1_0 }</text:p>
          </table:table-cell>
          <table:table-cell table:formula="of:=VLOOKUP([.H11];[.$V$14:.$W$20];2;0)" office:value-type="string" office:string-value="color green {1_3}" calcext:value-type="string">
            <text:p>color green {1_3}</text:p>
          </table:table-cell>
          <table:table-cell table:formula="of:=VLOOKUP([.I11];[.$V$14:.$W$20];2;0)" office:value-type="string" office:string-value="color green {1_3}" calcext:value-type="string">
            <text:p>color green {1_3}</text:p>
          </table:table-cell>
          <table:table-cell table:formula="of:=VLOOKUP([.J11];[.$V$14:.$W$20];2;0)" office:value-type="string" office:string-value="color green {1_3}" calcext:value-type="string">
            <text:p>color green {1_3}</text:p>
          </table:table-cell>
          <table:table-cell table:formula="of:=VLOOKUP([.K11];[.$V$14:.$W$20];2;0)" office:value-type="string" office:string-value="color blue {1_2}" calcext:value-type="string">
            <text:p>color blue {1_2}</text:p>
          </table:table-cell>
          <table:table-cell table:formula="of:=VLOOKUP([.L11];[.$V$14:.$W$20];2;0)" office:value-type="string" office:string-value="%Ux25A1" calcext:value-type="string">
            <text:p>%Ux25A1</text:p>
          </table:table-cell>
          <table:table-cell table:formula="of:=VLOOKUP([.M11];[.$V$14:.$W$20];2;0)" office:value-type="string" office:string-value="%Ux25A1" calcext:value-type="string">
            <text:p>%Ux25A1</text:p>
          </table:table-cell>
          <table:table-cell/>
          <table:table-cell table:formula="of:=CONCATENATE([.AE11];&quot; &quot;;[.AF11];&quot; &quot;;[.AG11];&quot; &quot;;[.AH11];&quot; &quot;;[.AI11];&quot; &quot;;[.AJ11];&quot; &quot;;[.AK11];&quot; &quot;;[.AL11];&quot;  ~ %Ux02EB ~&quot;)" office:value-type="string" office:string-value="%Ux25A1 color red { 1_0 } color green {1_3} color green {1_3} color green {1_3} color blue {1_2} %Ux25A1 %Ux25A1  ~ %Ux02EB ~" calcext:value-type="string">
            <text:p>%Ux25A1 color red { 1_0 } color green {1_3} color green {1_3} color green {1_3} color blue {1_2} %Ux25A1 %Ux25A1 <text:s/>~ %Ux02EB ~</text:p>
          </table:table-cell>
          <table:table-cell table:number-columns-repeated="984"/>
        </table:table-row>
        <table:table-row table:style-name="ro1">
          <table:table-cell table:formula="of:=[.A11]+[.S11]" office:value-type="float" office:value="7" calcext:value-type="float">
            <text:p>7</text:p>
          </table:table-cell>
          <table:table-cell table:formula="of:=[.O11]" office:value-type="float" office:value="2" calcext:value-type="float">
            <text:p>2</text:p>
          </table:table-cell>
          <table:table-cell/>
          <table:table-cell table:formula="of:=IF([.D$1]=[.$A12];  [.$R12]  ;[.D11])" office:value-type="string" office:string-value="x" calcext:value-type="string">
            <text:p>x</text:p>
          </table:table-cell>
          <table:table-cell table:formula="of:=IF([.E$1]=[.$A12];  [.$R12]  ;[.E11])" office:value-type="string" office:string-value="x" calcext:value-type="string">
            <text:p>x</text:p>
          </table:table-cell>
          <table:table-cell table:formula="of:=IF([.F$1]=[.$A12];  [.$R12]  ;[.F11])" office:value-type="string" office:string-value="x" calcext:value-type="string">
            <text:p>x</text:p>
          </table:table-cell>
          <table:table-cell table:formula="of:=IF([.G$1]=[.$A12];  [.$R12]  ;[.G11])" office:value-type="float" office:value="10" calcext:value-type="float">
            <text:p>10</text:p>
          </table:table-cell>
          <table:table-cell table:formula="of:=IF([.H$1]=[.$A12];  [.$R12]  ;[.H11])" office:value-type="float" office:value="13" calcext:value-type="float">
            <text:p>13</text:p>
          </table:table-cell>
          <table:table-cell table:formula="of:=IF([.I$1]=[.$A12];  [.$R12]  ;[.I11])" office:value-type="float" office:value="13" calcext:value-type="float">
            <text:p>13</text:p>
          </table:table-cell>
          <table:table-cell table:formula="of:=IF([.J$1]=[.$A12];  [.$R12]  ;[.J11])" office:value-type="float" office:value="13" calcext:value-type="float">
            <text:p>13</text:p>
          </table:table-cell>
          <table:table-cell table:formula="of:=IF([.K$1]=[.$A12];  [.$R12]  ;[.K11])" office:value-type="float" office:value="13" calcext:value-type="float">
            <text:p>13</text:p>
          </table:table-cell>
          <table:table-cell table:formula="of:=IF([.L$1]=[.$A12];  [.$R12]  ;[.L11])" office:value-type="string" office:string-value="x" calcext:value-type="string">
            <text:p>x</text:p>
          </table:table-cell>
          <table:table-cell table:formula="of:=IF([.M$1]=[.$A12];  [.$R12]  ;[.M11])" office:value-type="string" office:string-value="x" calcext:value-type="string">
            <text:p>x</text:p>
          </table:table-cell>
          <table:table-cell/>
          <table:table-cell table:formula="of:=VLOOKUP([.B12];[.$V$2:.$AB$10];  [.Q12]  ;0)" office:value-type="float" office:value="2" calcext:value-type="float">
            <text:p>2</text:p>
          </table:table-cell>
          <table:table-cell table:formula="of:=INDEX([.D11:.M11];1;[.A12]+1)" office:value-type="float" office:value="12" calcext:value-type="float">
            <text:p>12</text:p>
          </table:table-cell>
          <table:table-cell table:formula="of:=IF([.P12]=&quot;x&quot;;2;5)" office:value-type="float" office:value="5" calcext:value-type="float">
            <text:p>5</text:p>
          </table:table-cell>
          <table:table-cell table:formula="of:=VLOOKUP([.B12];[.$V$2:.$AB$10];  [.Q12]+1  ;0)" office:value-type="float" office:value="13" calcext:value-type="float">
            <text:p>13</text:p>
          </table:table-cell>
          <table:table-cell table:formula="of:=VLOOKUP([.B12];[.$V$2:.$AB$10];  [.Q12]+2  ;0)" office:value-type="float" office:value="1" calcext:value-type="float">
            <text:p>1</text:p>
          </table:table-cell>
          <table:table-cell table:number-columns-repeated="11"/>
          <table:table-cell table:formula="of:=VLOOKUP([.F12];[.$V$14:.$W$20];2;0)" office:value-type="string" office:string-value="%Ux25A1" calcext:value-type="string">
            <text:p>%Ux25A1</text:p>
          </table:table-cell>
          <table:table-cell table:formula="of:=VLOOKUP([.G12];[.$V$14:.$W$20];2;0)" office:value-type="string" office:string-value="color red { 1_0 }" calcext:value-type="string">
            <text:p>color red { 1_0 }</text:p>
          </table:table-cell>
          <table:table-cell table:formula="of:=VLOOKUP([.H12];[.$V$14:.$W$20];2;0)" office:value-type="string" office:string-value="color green {1_3}" calcext:value-type="string">
            <text:p>color green {1_3}</text:p>
          </table:table-cell>
          <table:table-cell table:formula="of:=VLOOKUP([.I12];[.$V$14:.$W$20];2;0)" office:value-type="string" office:string-value="color green {1_3}" calcext:value-type="string">
            <text:p>color green {1_3}</text:p>
          </table:table-cell>
          <table:table-cell table:formula="of:=VLOOKUP([.J12];[.$V$14:.$W$20];2;0)" office:value-type="string" office:string-value="color green {1_3}" calcext:value-type="string">
            <text:p>color green {1_3}</text:p>
          </table:table-cell>
          <table:table-cell table:formula="of:=VLOOKUP([.K12];[.$V$14:.$W$20];2;0)" office:value-type="string" office:string-value="color green {1_3}" calcext:value-type="string">
            <text:p>color green {1_3}</text:p>
          </table:table-cell>
          <table:table-cell table:formula="of:=VLOOKUP([.L12];[.$V$14:.$W$20];2;0)" office:value-type="string" office:string-value="%Ux25A1" calcext:value-type="string">
            <text:p>%Ux25A1</text:p>
          </table:table-cell>
          <table:table-cell table:formula="of:=VLOOKUP([.M12];[.$V$14:.$W$20];2;0)" office:value-type="string" office:string-value="%Ux25A1" calcext:value-type="string">
            <text:p>%Ux25A1</text:p>
          </table:table-cell>
          <table:table-cell/>
          <table:table-cell table:formula="of:=CONCATENATE([.AE12];&quot; &quot;;[.AF12];&quot; &quot;;[.AG12];&quot; &quot;;[.AH12];&quot; &quot;;[.AI12];&quot; &quot;;[.AJ12];&quot; &quot;;[.AK12];&quot; &quot;;[.AL12];&quot;  ~ %Ux02EB ~&quot;)" office:value-type="string" office:string-value="%Ux25A1 color red { 1_0 } color green {1_3} color green {1_3} color green {1_3} color green {1_3} %Ux25A1 %Ux25A1  ~ %Ux02EB ~" calcext:value-type="string">
            <text:p>%Ux25A1 color red { 1_0 } color green {1_3} color green {1_3} color green {1_3} color green {1_3} %Ux25A1 %Ux25A1 <text:s/>~ %Ux02EB ~</text:p>
          </table:table-cell>
          <table:table-cell table:number-columns-repeated="984"/>
        </table:table-row>
        <table:table-row table:style-name="ro1">
          <table:table-cell table:formula="of:=[.A12]+[.S12]" office:value-type="float" office:value="8" calcext:value-type="float">
            <text:p>8</text:p>
          </table:table-cell>
          <table:table-cell table:formula="of:=[.O12]" office:value-type="float" office:value="2" calcext:value-type="float">
            <text:p>2</text:p>
          </table:table-cell>
          <table:table-cell/>
          <table:table-cell table:formula="of:=IF([.D$1]=[.$A13];  [.$R13]  ;[.D12])" office:value-type="string" office:string-value="x" calcext:value-type="string">
            <text:p>x</text:p>
          </table:table-cell>
          <table:table-cell table:formula="of:=IF([.E$1]=[.$A13];  [.$R13]  ;[.E12])" office:value-type="string" office:string-value="x" calcext:value-type="string">
            <text:p>x</text:p>
          </table:table-cell>
          <table:table-cell table:formula="of:=IF([.F$1]=[.$A13];  [.$R13]  ;[.F12])" office:value-type="string" office:string-value="x" calcext:value-type="string">
            <text:p>x</text:p>
          </table:table-cell>
          <table:table-cell table:formula="of:=IF([.G$1]=[.$A13];  [.$R13]  ;[.G12])" office:value-type="float" office:value="10" calcext:value-type="float">
            <text:p>10</text:p>
          </table:table-cell>
          <table:table-cell table:formula="of:=IF([.H$1]=[.$A13];  [.$R13]  ;[.H12])" office:value-type="float" office:value="13" calcext:value-type="float">
            <text:p>13</text:p>
          </table:table-cell>
          <table:table-cell table:formula="of:=IF([.I$1]=[.$A13];  [.$R13]  ;[.I12])" office:value-type="float" office:value="13" calcext:value-type="float">
            <text:p>13</text:p>
          </table:table-cell>
          <table:table-cell table:formula="of:=IF([.J$1]=[.$A13];  [.$R13]  ;[.J12])" office:value-type="float" office:value="13" calcext:value-type="float">
            <text:p>13</text:p>
          </table:table-cell>
          <table:table-cell table:formula="of:=IF([.K$1]=[.$A13];  [.$R13]  ;[.K12])" office:value-type="float" office:value="13" calcext:value-type="float">
            <text:p>13</text:p>
          </table:table-cell>
          <table:table-cell table:formula="of:=IF([.L$1]=[.$A13];  [.$R13]  ;[.L12])" office:value-type="float" office:value="12" calcext:value-type="float">
            <text:p>12</text:p>
          </table:table-cell>
          <table:table-cell table:formula="of:=IF([.M$1]=[.$A13];  [.$R13]  ;[.M12])" office:value-type="string" office:string-value="x" calcext:value-type="string">
            <text:p>x</text:p>
          </table:table-cell>
          <table:table-cell/>
          <table:table-cell table:formula="of:=VLOOKUP([.B13];[.$V$2:.$AB$10];  [.Q13]  ;0)" office:value-type="float" office:value="1" calcext:value-type="float">
            <text:p>1</text:p>
          </table:table-cell>
          <table:table-cell table:formula="of:=INDEX([.D12:.M12];1;[.A13]+1)" office:value-type="string" office:string-value="x" calcext:value-type="string">
            <text:p>x</text:p>
          </table:table-cell>
          <table:table-cell table:formula="of:=IF([.P13]=&quot;x&quot;;2;5)" office:value-type="float" office:value="2" calcext:value-type="float">
            <text:p>2</text:p>
          </table:table-cell>
          <table:table-cell table:formula="of:=VLOOKUP([.B13];[.$V$2:.$AB$10];  [.Q13]+1  ;0)" office:value-type="float" office:value="12" calcext:value-type="float">
            <text:p>12</text:p>
          </table:table-cell>
          <table:table-cell table:formula="of:=VLOOKUP([.B13];[.$V$2:.$AB$10];  [.Q13]+2  ;0)" office:value-type="float" office:value="-1" calcext:value-type="float">
            <text:p>-1</text:p>
          </table:table-cell>
          <table:table-cell table:number-columns-repeated="11"/>
          <table:table-cell table:formula="of:=VLOOKUP([.F13];[.$V$14:.$W$20];2;0)" office:value-type="string" office:string-value="%Ux25A1" calcext:value-type="string">
            <text:p>%Ux25A1</text:p>
          </table:table-cell>
          <table:table-cell table:formula="of:=VLOOKUP([.G13];[.$V$14:.$W$20];2;0)" office:value-type="string" office:string-value="color red { 1_0 }" calcext:value-type="string">
            <text:p>color red { 1_0 }</text:p>
          </table:table-cell>
          <table:table-cell table:formula="of:=VLOOKUP([.H13];[.$V$14:.$W$20];2;0)" office:value-type="string" office:string-value="color green {1_3}" calcext:value-type="string">
            <text:p>color green {1_3}</text:p>
          </table:table-cell>
          <table:table-cell table:formula="of:=VLOOKUP([.I13];[.$V$14:.$W$20];2;0)" office:value-type="string" office:string-value="color green {1_3}" calcext:value-type="string">
            <text:p>color green {1_3}</text:p>
          </table:table-cell>
          <table:table-cell table:formula="of:=VLOOKUP([.J13];[.$V$14:.$W$20];2;0)" office:value-type="string" office:string-value="color green {1_3}" calcext:value-type="string">
            <text:p>color green {1_3}</text:p>
          </table:table-cell>
          <table:table-cell table:formula="of:=VLOOKUP([.K13];[.$V$14:.$W$20];2;0)" office:value-type="string" office:string-value="color green {1_3}" calcext:value-type="string">
            <text:p>color green {1_3}</text:p>
          </table:table-cell>
          <table:table-cell table:formula="of:=VLOOKUP([.L13];[.$V$14:.$W$20];2;0)" office:value-type="string" office:string-value="color blue {1_2}" calcext:value-type="string">
            <text:p>color blue {1_2}</text:p>
          </table:table-cell>
          <table:table-cell table:formula="of:=VLOOKUP([.M13];[.$V$14:.$W$20];2;0)" office:value-type="string" office:string-value="%Ux25A1" calcext:value-type="string">
            <text:p>%Ux25A1</text:p>
          </table:table-cell>
          <table:table-cell/>
          <table:table-cell table:formula="of:=CONCATENATE([.AE13];&quot; &quot;;[.AF13];&quot; &quot;;[.AG13];&quot; &quot;;[.AH13];&quot; &quot;;[.AI13];&quot; &quot;;[.AJ13];&quot; &quot;;[.AK13];&quot; &quot;;[.AL13];&quot;  ~ %Ux02EB ~&quot;)" office:value-type="string" office:string-value="%Ux25A1 color red { 1_0 } color green {1_3} color green {1_3} color green {1_3} color green {1_3} color blue {1_2} %Ux25A1  ~ %Ux02EB ~" calcext:value-type="string">
            <text:p>%Ux25A1 color red { 1_0 } color green {1_3} color green {1_3} color green {1_3} color green {1_3} color blue {1_2} %Ux25A1 <text:s/>~ %Ux02EB ~</text:p>
          </table:table-cell>
          <table:table-cell table:number-columns-repeated="984"/>
        </table:table-row>
        <table:table-row table:style-name="ro1">
          <table:table-cell table:formula="of:=[.A13]+[.S13]" office:value-type="float" office:value="7" calcext:value-type="float">
            <text:p>7</text:p>
          </table:table-cell>
          <table:table-cell table:formula="of:=[.O13]" office:value-type="float" office:value="1" calcext:value-type="float">
            <text:p>1</text:p>
          </table:table-cell>
          <table:table-cell/>
          <table:table-cell table:formula="of:=IF([.D$1]=[.$A14];  [.$R14]  ;[.D13])" office:value-type="string" office:string-value="x" calcext:value-type="string">
            <text:p>x</text:p>
          </table:table-cell>
          <table:table-cell table:formula="of:=IF([.E$1]=[.$A14];  [.$R14]  ;[.E13])" office:value-type="string" office:string-value="x" calcext:value-type="string">
            <text:p>x</text:p>
          </table:table-cell>
          <table:table-cell table:formula="of:=IF([.F$1]=[.$A14];  [.$R14]  ;[.F13])" office:value-type="string" office:string-value="x" calcext:value-type="string">
            <text:p>x</text:p>
          </table:table-cell>
          <table:table-cell table:formula="of:=IF([.G$1]=[.$A14];  [.$R14]  ;[.G13])" office:value-type="float" office:value="10" calcext:value-type="float">
            <text:p>10</text:p>
          </table:table-cell>
          <table:table-cell table:formula="of:=IF([.H$1]=[.$A14];  [.$R14]  ;[.H13])" office:value-type="float" office:value="13" calcext:value-type="float">
            <text:p>13</text:p>
          </table:table-cell>
          <table:table-cell table:formula="of:=IF([.I$1]=[.$A14];  [.$R14]  ;[.I13])" office:value-type="float" office:value="13" calcext:value-type="float">
            <text:p>13</text:p>
          </table:table-cell>
          <table:table-cell table:formula="of:=IF([.J$1]=[.$A14];  [.$R14]  ;[.J13])" office:value-type="float" office:value="13" calcext:value-type="float">
            <text:p>13</text:p>
          </table:table-cell>
          <table:table-cell table:formula="of:=IF([.K$1]=[.$A14];  [.$R14]  ;[.K13])" office:value-type="float" office:value="11" calcext:value-type="float">
            <text:p>11</text:p>
          </table:table-cell>
          <table:table-cell table:formula="of:=IF([.L$1]=[.$A14];  [.$R14]  ;[.L13])" office:value-type="float" office:value="12" calcext:value-type="float">
            <text:p>12</text:p>
          </table:table-cell>
          <table:table-cell table:formula="of:=IF([.M$1]=[.$A14];  [.$R14]  ;[.M13])" office:value-type="string" office:string-value="x" calcext:value-type="string">
            <text:p>x</text:p>
          </table:table-cell>
          <table:table-cell/>
          <table:table-cell table:formula="of:=VLOOKUP([.B14];[.$V$2:.$AB$10];  [.Q14]  ;0)" office:value-type="float" office:value="3" calcext:value-type="float">
            <text:p>3</text:p>
          </table:table-cell>
          <table:table-cell table:formula="of:=INDEX([.D13:.M13];1;[.A14]+1)" office:value-type="float" office:value="13" calcext:value-type="float">
            <text:p>13</text:p>
          </table:table-cell>
          <table:table-cell table:formula="of:=IF([.P14]=&quot;x&quot;;2;5)" office:value-type="float" office:value="5" calcext:value-type="float">
            <text:p>5</text:p>
          </table:table-cell>
          <table:table-cell table:formula="of:=VLOOKUP([.B14];[.$V$2:.$AB$10];  [.Q14]+1  ;0)" office:value-type="float" office:value="11" calcext:value-type="float">
            <text:p>11</text:p>
          </table:table-cell>
          <table:table-cell table:formula="of:=VLOOKUP([.B14];[.$V$2:.$AB$10];  [.Q14]+2  ;0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%Ux25A1</text:p>
          </table:table-cell>
          <table:table-cell table:number-columns-repeated="7"/>
          <table:table-cell table:formula="of:=VLOOKUP([.F14];[.$V$14:.$W$20];2;0)" office:value-type="string" office:string-value="%Ux25A1" calcext:value-type="string">
            <text:p>%Ux25A1</text:p>
          </table:table-cell>
          <table:table-cell table:formula="of:=VLOOKUP([.G14];[.$V$14:.$W$20];2;0)" office:value-type="string" office:string-value="color red { 1_0 }" calcext:value-type="string">
            <text:p>color red { 1_0 }</text:p>
          </table:table-cell>
          <table:table-cell table:formula="of:=VLOOKUP([.H14];[.$V$14:.$W$20];2;0)" office:value-type="string" office:string-value="color green {1_3}" calcext:value-type="string">
            <text:p>color green {1_3}</text:p>
          </table:table-cell>
          <table:table-cell table:formula="of:=VLOOKUP([.I14];[.$V$14:.$W$20];2;0)" office:value-type="string" office:string-value="color green {1_3}" calcext:value-type="string">
            <text:p>color green {1_3}</text:p>
          </table:table-cell>
          <table:table-cell table:formula="of:=VLOOKUP([.J14];[.$V$14:.$W$20];2;0)" office:value-type="string" office:string-value="color green {1_3}" calcext:value-type="string">
            <text:p>color green {1_3}</text:p>
          </table:table-cell>
          <table:table-cell table:formula="of:=VLOOKUP([.K14];[.$V$14:.$W$20];2;0)" office:value-type="string" office:string-value="color purple { 1_1 }" calcext:value-type="string">
            <text:p>color purple { 1_1 }</text:p>
          </table:table-cell>
          <table:table-cell table:formula="of:=VLOOKUP([.L14];[.$V$14:.$W$20];2;0)" office:value-type="string" office:string-value="color blue {1_2}" calcext:value-type="string">
            <text:p>color blue {1_2}</text:p>
          </table:table-cell>
          <table:table-cell table:formula="of:=VLOOKUP([.M14];[.$V$14:.$W$20];2;0)" office:value-type="string" office:string-value="%Ux25A1" calcext:value-type="string">
            <text:p>%Ux25A1</text:p>
          </table:table-cell>
          <table:table-cell/>
          <table:table-cell table:formula="of:=CONCATENATE([.AE14];&quot; &quot;;[.AF14];&quot; &quot;;[.AG14];&quot; &quot;;[.AH14];&quot; &quot;;[.AI14];&quot; &quot;;[.AJ14];&quot; &quot;;[.AK14];&quot; &quot;;[.AL14];&quot;  ~ %Ux02EB ~&quot;)" office:value-type="string" office:string-value="%Ux25A1 color red { 1_0 } color green {1_3} color green {1_3} color green {1_3} color purple { 1_1 } color blue {1_2} %Ux25A1  ~ %Ux02EB ~" calcext:value-type="string">
            <text:p>%Ux25A1 color red { 1_0 } color green {1_3} color green {1_3} color green {1_3} color purple { 1_1 } color blue {1_2} %Ux25A1 <text:s/>~ %Ux02EB ~</text:p>
          </table:table-cell>
          <table:table-cell table:number-columns-repeated="984"/>
        </table:table-row>
        <table:table-row table:style-name="ro1">
          <table:table-cell table:formula="of:=[.A14]+[.S14]" office:value-type="float" office:value="6" calcext:value-type="float">
            <text:p>6</text:p>
          </table:table-cell>
          <table:table-cell table:formula="of:=[.O14]" office:value-type="float" office:value="3" calcext:value-type="float">
            <text:p>3</text:p>
          </table:table-cell>
          <table:table-cell/>
          <table:table-cell table:formula="of:=IF([.D$1]=[.$A15];  [.$R15]  ;[.D14])" office:value-type="string" office:string-value="x" calcext:value-type="string">
            <text:p>x</text:p>
          </table:table-cell>
          <table:table-cell table:formula="of:=IF([.E$1]=[.$A15];  [.$R15]  ;[.E14])" office:value-type="string" office:string-value="x" calcext:value-type="string">
            <text:p>x</text:p>
          </table:table-cell>
          <table:table-cell table:formula="of:=IF([.F$1]=[.$A15];  [.$R15]  ;[.F14])" office:value-type="string" office:string-value="x" calcext:value-type="string">
            <text:p>x</text:p>
          </table:table-cell>
          <table:table-cell table:formula="of:=IF([.G$1]=[.$A15];  [.$R15]  ;[.G14])" office:value-type="float" office:value="10" calcext:value-type="float">
            <text:p>10</text:p>
          </table:table-cell>
          <table:table-cell table:formula="of:=IF([.H$1]=[.$A15];  [.$R15]  ;[.H14])" office:value-type="float" office:value="13" calcext:value-type="float">
            <text:p>13</text:p>
          </table:table-cell>
          <table:table-cell table:formula="of:=IF([.I$1]=[.$A15];  [.$R15]  ;[.I14])" office:value-type="float" office:value="13" calcext:value-type="float">
            <text:p>13</text:p>
          </table:table-cell>
          <table:table-cell table:formula="of:=IF([.J$1]=[.$A15];  [.$R15]  ;[.J14])" office:value-type="float" office:value="15" calcext:value-type="float">
            <text:p>15</text:p>
          </table:table-cell>
          <table:table-cell table:formula="of:=IF([.K$1]=[.$A15];  [.$R15]  ;[.K14])" office:value-type="float" office:value="11" calcext:value-type="float">
            <text:p>11</text:p>
          </table:table-cell>
          <table:table-cell table:formula="of:=IF([.L$1]=[.$A15];  [.$R15]  ;[.L14])" office:value-type="float" office:value="12" calcext:value-type="float">
            <text:p>12</text:p>
          </table:table-cell>
          <table:table-cell table:formula="of:=IF([.M$1]=[.$A15];  [.$R15]  ;[.M14])" office:value-type="string" office:string-value="x" calcext:value-type="string">
            <text:p>x</text:p>
          </table:table-cell>
          <table:table-cell/>
          <table:table-cell table:formula="of:=VLOOKUP([.B15];[.$V$2:.$AB$10];  [.Q15]  ;0)" office:value-type="float" office:value="0" calcext:value-type="float">
            <text:p/>
          </table:table-cell>
          <table:table-cell table:formula="of:=INDEX([.D14:.M14];1;[.A15]+1)" office:value-type="float" office:value="13" calcext:value-type="float">
            <text:p>13</text:p>
          </table:table-cell>
          <table:table-cell table:formula="of:=IF([.P15]=&quot;x&quot;;2;5)" office:value-type="float" office:value="5" calcext:value-type="float">
            <text:p>5</text:p>
          </table:table-cell>
          <table:table-cell table:formula="of:=VLOOKUP([.B15];[.$V$2:.$AB$10];  [.Q15]+1  ;0)" office:value-type="float" office:value="15" calcext:value-type="float">
            <text:p>15</text:p>
          </table:table-cell>
          <table:table-cell table:formula="of:=VLOOKUP([.B15];[.$V$2:.$AB$10];  [.Q15]+2  ;0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olor red { 1_0 }</text:p>
          </table:table-cell>
          <table:table-cell table:number-columns-repeated="7"/>
          <table:table-cell table:formula="of:=VLOOKUP([.F15];[.$V$14:.$W$20];2;0)" office:value-type="string" office:string-value="%Ux25A1" calcext:value-type="string">
            <text:p>%Ux25A1</text:p>
          </table:table-cell>
          <table:table-cell table:formula="of:=VLOOKUP([.G15];[.$V$14:.$W$20];2;0)" office:value-type="string" office:string-value="color red { 1_0 }" calcext:value-type="string">
            <text:p>color red { 1_0 }</text:p>
          </table:table-cell>
          <table:table-cell table:formula="of:=VLOOKUP([.H15];[.$V$14:.$W$20];2;0)" office:value-type="string" office:string-value="color green {1_3}" calcext:value-type="string">
            <text:p>color green {1_3}</text:p>
          </table:table-cell>
          <table:table-cell table:formula="of:=VLOOKUP([.I15];[.$V$14:.$W$20];2;0)" office:value-type="string" office:string-value="color green {1_3}" calcext:value-type="string">
            <text:p>color green {1_3}</text:p>
          </table:table-cell>
          <table:table-cell table:formula="of:=VLOOKUP([.J15];[.$V$14:.$W$20];2;0)" office:value-type="string" office:string-value="color black {1_5}" calcext:value-type="string">
            <text:p>color black {1_5}</text:p>
          </table:table-cell>
          <table:table-cell table:formula="of:=VLOOKUP([.K15];[.$V$14:.$W$20];2;0)" office:value-type="string" office:string-value="color purple { 1_1 }" calcext:value-type="string">
            <text:p>color purple { 1_1 }</text:p>
          </table:table-cell>
          <table:table-cell table:formula="of:=VLOOKUP([.L15];[.$V$14:.$W$20];2;0)" office:value-type="string" office:string-value="color blue {1_2}" calcext:value-type="string">
            <text:p>color blue {1_2}</text:p>
          </table:table-cell>
          <table:table-cell table:formula="of:=VLOOKUP([.M15];[.$V$14:.$W$20];2;0)" office:value-type="string" office:string-value="%Ux25A1" calcext:value-type="string">
            <text:p>%Ux25A1</text:p>
          </table:table-cell>
          <table:table-cell/>
          <table:table-cell table:formula="of:=CONCATENATE([.AE15];&quot; &quot;;[.AF15];&quot; &quot;;[.AG15];&quot; &quot;;[.AH15];&quot; &quot;;[.AI15];&quot; &quot;;[.AJ15];&quot; &quot;;[.AK15];&quot; &quot;;[.AL15];&quot;  ~ %Ux02EB ~&quot;)" office:value-type="string" office:string-value="%Ux25A1 color red { 1_0 } color green {1_3} color green {1_3} color black {1_5} color purple { 1_1 } color blue {1_2} %Ux25A1  ~ %Ux02EB ~" calcext:value-type="string">
            <text:p>%Ux25A1 color red { 1_0 } color green {1_3} color green {1_3} color black {1_5} color purple { 1_1 } color blue {1_2} %Ux25A1 <text:s/>~ %Ux02EB ~</text:p>
          </table:table-cell>
          <table:table-cell table:number-columns-repeated="984"/>
        </table:table-row>
        <table:table-row table:style-name="ro1">
          <table:table-cell table:formula="of:=[.A15]+[.S15]" office:value-type="float" office:value="6" calcext:value-type="float">
            <text:p>6</text:p>
          </table:table-cell>
          <table:table-cell table:formula="of:=[.O15]" office:value-type="float" office:value="0" calcext:value-type="float">
            <text:p>0</text:p>
          </table:table-cell>
          <table:table-cell/>
          <table:table-cell table:formula="of:=IF([.D$1]=[.$A16];  [.$R16]  ;[.D15])" office:value-type="string" office:string-value="x" calcext:value-type="string">
            <text:p>x</text:p>
          </table:table-cell>
          <table:table-cell table:formula="of:=IF([.E$1]=[.$A16];  [.$R16]  ;[.E15])" office:value-type="string" office:string-value="x" calcext:value-type="string">
            <text:p>x</text:p>
          </table:table-cell>
          <table:table-cell table:formula="of:=IF([.F$1]=[.$A16];  [.$R16]  ;[.F15])" office:value-type="string" office:string-value="x" calcext:value-type="string">
            <text:p>x</text:p>
          </table:table-cell>
          <table:table-cell table:formula="of:=IF([.G$1]=[.$A16];  [.$R16]  ;[.G15])" office:value-type="float" office:value="10" calcext:value-type="float">
            <text:p>10</text:p>
          </table:table-cell>
          <table:table-cell table:formula="of:=IF([.H$1]=[.$A16];  [.$R16]  ;[.H15])" office:value-type="float" office:value="13" calcext:value-type="float">
            <text:p>13</text:p>
          </table:table-cell>
          <table:table-cell table:formula="of:=IF([.I$1]=[.$A16];  [.$R16]  ;[.I15])" office:value-type="float" office:value="13" calcext:value-type="float">
            <text:p>13</text:p>
          </table:table-cell>
          <table:table-cell table:formula="of:=IF([.J$1]=[.$A16];  [.$R16]  ;[.J15])" office:value-type="string" office:string-value="" calcext:value-type="error">
            <text:p>#NV</text:p>
          </table:table-cell>
          <table:table-cell table:formula="of:=IF([.K$1]=[.$A16];  [.$R16]  ;[.K15])" office:value-type="float" office:value="11" calcext:value-type="float">
            <text:p>11</text:p>
          </table:table-cell>
          <table:table-cell table:formula="of:=IF([.L$1]=[.$A16];  [.$R16]  ;[.L15])" office:value-type="float" office:value="12" calcext:value-type="float">
            <text:p>12</text:p>
          </table:table-cell>
          <table:table-cell table:formula="of:=IF([.M$1]=[.$A16];  [.$R16]  ;[.M15])" office:value-type="string" office:string-value="x" calcext:value-type="string">
            <text:p>x</text:p>
          </table:table-cell>
          <table:table-cell/>
          <table:table-cell table:formula="of:=VLOOKUP([.B16];[.$V$2:.$AB$10];  [.Q16]  ;0)" office:value-type="string" office:string-value="" calcext:value-type="error">
            <text:p>#NV</text:p>
          </table:table-cell>
          <table:table-cell table:formula="of:=INDEX([.D15:.M15];1;[.A16]+1)" office:value-type="float" office:value="15" calcext:value-type="float">
            <text:p>15</text:p>
          </table:table-cell>
          <table:table-cell table:formula="of:=IF([.P16]=&quot;x&quot;;2;5)" office:value-type="float" office:value="5" calcext:value-type="float">
            <text:p>5</text:p>
          </table:table-cell>
          <table:table-cell table:formula="of:=VLOOKUP([.B16];[.$V$2:.$AB$10];  [.Q16]+1  ;0)" office:value-type="string" office:string-value="" calcext:value-type="error">
            <text:p>#NV</text:p>
          </table:table-cell>
          <table:table-cell table:formula="of:=VLOOKUP([.B16];[.$V$2:.$AB$10];  [.Q16]+2  ;0)" office:value-type="string" office:string-value="" calcext:value-type="error">
            <text:p>#NV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olor purple { 1_1 }</text:p>
          </table:table-cell>
          <table:table-cell table:number-columns-repeated="7"/>
          <table:table-cell table:formula="of:=VLOOKUP([.F16];[.$V$14:.$W$20];2;0)" office:value-type="string" office:string-value="%Ux25A1" calcext:value-type="string">
            <text:p>%Ux25A1</text:p>
          </table:table-cell>
          <table:table-cell table:formula="of:=VLOOKUP([.G16];[.$V$14:.$W$20];2;0)" office:value-type="string" office:string-value="color red { 1_0 }" calcext:value-type="string">
            <text:p>color red { 1_0 }</text:p>
          </table:table-cell>
          <table:table-cell table:formula="of:=VLOOKUP([.H16];[.$V$14:.$W$20];2;0)" office:value-type="string" office:string-value="color green {1_3}" calcext:value-type="string">
            <text:p>color green {1_3}</text:p>
          </table:table-cell>
          <table:table-cell table:formula="of:=VLOOKUP([.I16];[.$V$14:.$W$20];2;0)" office:value-type="string" office:string-value="color green {1_3}" calcext:value-type="string">
            <text:p>color green {1_3}</text:p>
          </table:table-cell>
          <table:table-cell table:formula="of:=VLOOKUP([.J16];[.$V$14:.$W$20];2;0)" office:value-type="string" office:string-value="" calcext:value-type="error">
            <text:p>#NV</text:p>
          </table:table-cell>
          <table:table-cell table:formula="of:=VLOOKUP([.K16];[.$V$14:.$W$20];2;0)" office:value-type="string" office:string-value="color purple { 1_1 }" calcext:value-type="string">
            <text:p>color purple { 1_1 }</text:p>
          </table:table-cell>
          <table:table-cell table:formula="of:=VLOOKUP([.L16];[.$V$14:.$W$20];2;0)" office:value-type="string" office:string-value="color blue {1_2}" calcext:value-type="string">
            <text:p>color blue {1_2}</text:p>
          </table:table-cell>
          <table:table-cell table:formula="of:=VLOOKUP([.M16];[.$V$14:.$W$20];2;0)" office:value-type="string" office:string-value="%Ux25A1" calcext:value-type="string">
            <text:p>%Ux25A1</text:p>
          </table:table-cell>
          <table:table-cell/>
          <table:table-cell table:formula="of:=CONCATENATE([.AE16];&quot; &quot;;[.AF16];&quot; &quot;;[.AG16];&quot; &quot;;[.AH16];&quot; &quot;;[.AI16];&quot; &quot;;[.AJ16];&quot; &quot;;[.AK16];&quot; &quot;;[.AL16])" office:value-type="string" office:string-value="" calcext:value-type="error">
            <text:p>#NV</text:p>
          </table:table-cell>
          <table:table-cell table:number-columns-repeated="984"/>
        </table:table-row>
        <table:table-row table:style-name="ro1">
          <table:table-cell table:formula="of:=[.A16]+[.S16]" office:value-type="string" office:string-value="" calcext:value-type="error">
            <text:p>#NV</text:p>
          </table:table-cell>
          <table:table-cell table:formula="of:=[.O16]" office:value-type="string" office:string-value="" calcext:value-type="error">
            <text:p>#NV</text:p>
          </table:table-cell>
          <table:table-cell/>
          <table:table-cell table:formula="of:=IF([.D$1]=[.$A17];  [.$R17]  ;[.D16])" office:value-type="string" office:string-value="" calcext:value-type="error">
            <text:p>#NV</text:p>
          </table:table-cell>
          <table:table-cell table:formula="of:=IF([.E$1]=[.$A17];  [.$R17]  ;[.E16])" office:value-type="string" office:string-value="" calcext:value-type="error">
            <text:p>#NV</text:p>
          </table:table-cell>
          <table:table-cell table:formula="of:=IF([.F$1]=[.$A17];  [.$R17]  ;[.F16])" office:value-type="string" office:string-value="" calcext:value-type="error">
            <text:p>#NV</text:p>
          </table:table-cell>
          <table:table-cell table:formula="of:=IF([.G$1]=[.$A17];  [.$R17]  ;[.G16])" office:value-type="string" office:string-value="" calcext:value-type="error">
            <text:p>#NV</text:p>
          </table:table-cell>
          <table:table-cell table:formula="of:=IF([.H$1]=[.$A17];  [.$R17]  ;[.H16])" office:value-type="string" office:string-value="" calcext:value-type="error">
            <text:p>#NV</text:p>
          </table:table-cell>
          <table:table-cell table:formula="of:=IF([.I$1]=[.$A17];  [.$R17]  ;[.I16])" office:value-type="string" office:string-value="" calcext:value-type="error">
            <text:p>#NV</text:p>
          </table:table-cell>
          <table:table-cell table:formula="of:=IF([.J$1]=[.$A17];  [.$R17]  ;[.J16])" office:value-type="string" office:string-value="" calcext:value-type="error">
            <text:p>#NV</text:p>
          </table:table-cell>
          <table:table-cell table:formula="of:=IF([.K$1]=[.$A17];  [.$R17]  ;[.K16])" office:value-type="string" office:string-value="" calcext:value-type="error">
            <text:p>#NV</text:p>
          </table:table-cell>
          <table:table-cell table:formula="of:=IF([.L$1]=[.$A17];  [.$R17]  ;[.L16])" office:value-type="string" office:string-value="" calcext:value-type="error">
            <text:p>#NV</text:p>
          </table:table-cell>
          <table:table-cell table:formula="of:=IF([.M$1]=[.$A17];  [.$R17]  ;[.M16])" office:value-type="string" office:string-value="" calcext:value-type="error">
            <text:p>#NV</text:p>
          </table:table-cell>
          <table:table-cell/>
          <table:table-cell table:formula="of:=VLOOKUP([.B17];[.$V$2:.$AB$10];  [.Q17]  ;0)" office:value-type="string" office:string-value="" calcext:value-type="error">
            <text:p>#NV</text:p>
          </table:table-cell>
          <table:table-cell table:formula="of:=INDEX([.D16:.M16];1;[.A17]+1)" office:value-type="string" office:string-value="" calcext:value-type="error">
            <text:p>#NV</text:p>
          </table:table-cell>
          <table:table-cell table:formula="of:=IF([.P17]=&quot;x&quot;;2;5)" office:value-type="string" office:string-value="" calcext:value-type="error">
            <text:p>#NV</text:p>
          </table:table-cell>
          <table:table-cell table:formula="of:=VLOOKUP([.B17];[.$V$2:.$AB$10];  [.Q17]+1  ;0)" office:value-type="string" office:string-value="" calcext:value-type="error">
            <text:p>#NV</text:p>
          </table:table-cell>
          <table:table-cell table:formula="of:=VLOOKUP([.B17];[.$V$2:.$AB$10];  [.Q17]+2  ;0)" office:value-type="string" office:string-value="" calcext:value-type="error">
            <text:p>#N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olor blue {1_2}</text:p>
          </table:table-cell>
          <table:table-cell table:number-columns-repeated="1001"/>
        </table:table-row>
        <table:table-row table:style-name="ro1">
          <table:table-cell table:formula="of:=[.A17]+[.S17]" office:value-type="string" office:string-value="" calcext:value-type="error">
            <text:p>#NV</text:p>
          </table:table-cell>
          <table:table-cell table:formula="of:=[.O17]" office:value-type="string" office:string-value="" calcext:value-type="error">
            <text:p>#NV</text:p>
          </table:table-cell>
          <table:table-cell/>
          <table:table-cell table:formula="of:=IF([.D$1]=[.$A18];  [.$R18]  ;[.D17])" office:value-type="string" office:string-value="" calcext:value-type="error">
            <text:p>#NV</text:p>
          </table:table-cell>
          <table:table-cell table:formula="of:=IF([.E$1]=[.$A18];  [.$R18]  ;[.E17])" office:value-type="string" office:string-value="" calcext:value-type="error">
            <text:p>#NV</text:p>
          </table:table-cell>
          <table:table-cell table:formula="of:=IF([.F$1]=[.$A18];  [.$R18]  ;[.F17])" office:value-type="string" office:string-value="" calcext:value-type="error">
            <text:p>#NV</text:p>
          </table:table-cell>
          <table:table-cell table:formula="of:=IF([.G$1]=[.$A18];  [.$R18]  ;[.G17])" office:value-type="string" office:string-value="" calcext:value-type="error">
            <text:p>#NV</text:p>
          </table:table-cell>
          <table:table-cell table:formula="of:=IF([.H$1]=[.$A18];  [.$R18]  ;[.H17])" office:value-type="string" office:string-value="" calcext:value-type="error">
            <text:p>#NV</text:p>
          </table:table-cell>
          <table:table-cell table:formula="of:=IF([.I$1]=[.$A18];  [.$R18]  ;[.I17])" office:value-type="string" office:string-value="" calcext:value-type="error">
            <text:p>#NV</text:p>
          </table:table-cell>
          <table:table-cell table:formula="of:=IF([.J$1]=[.$A18];  [.$R18]  ;[.J17])" office:value-type="string" office:string-value="" calcext:value-type="error">
            <text:p>#NV</text:p>
          </table:table-cell>
          <table:table-cell table:formula="of:=IF([.K$1]=[.$A18];  [.$R18]  ;[.K17])" office:value-type="string" office:string-value="" calcext:value-type="error">
            <text:p>#NV</text:p>
          </table:table-cell>
          <table:table-cell table:formula="of:=IF([.L$1]=[.$A18];  [.$R18]  ;[.L17])" office:value-type="string" office:string-value="" calcext:value-type="error">
            <text:p>#NV</text:p>
          </table:table-cell>
          <table:table-cell table:formula="of:=IF([.M$1]=[.$A18];  [.$R18]  ;[.M17])" office:value-type="string" office:string-value="" calcext:value-type="error">
            <text:p>#NV</text:p>
          </table:table-cell>
          <table:table-cell/>
          <table:table-cell table:formula="of:=VLOOKUP([.B18];[.$V$2:.$AB$10];  [.Q18]  ;0)" office:value-type="string" office:string-value="" calcext:value-type="error">
            <text:p>#NV</text:p>
          </table:table-cell>
          <table:table-cell table:formula="of:=INDEX([.D17:.M17];1;[.A18]+1)" office:value-type="string" office:string-value="" calcext:value-type="error">
            <text:p>#NV</text:p>
          </table:table-cell>
          <table:table-cell table:formula="of:=IF([.P18]=&quot;x&quot;;2;5)" office:value-type="string" office:string-value="" calcext:value-type="error">
            <text:p>#NV</text:p>
          </table:table-cell>
          <table:table-cell table:formula="of:=VLOOKUP([.B18];[.$V$2:.$AB$10];  [.Q18]+1  ;0)" office:value-type="string" office:string-value="" calcext:value-type="error">
            <text:p>#NV</text:p>
          </table:table-cell>
          <table:table-cell table:formula="of:=VLOOKUP([.B18];[.$V$2:.$AB$10];  [.Q18]+2  ;0)" office:value-type="string" office:string-value="" calcext:value-type="error">
            <text:p>#NV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lor green {1_3}</text:p>
          </table:table-cell>
          <table:table-cell table:number-columns-repeated="1001"/>
        </table:table-row>
        <table:table-row table:style-name="ro1">
          <table:table-cell table:formula="of:=[.A18]+[.S18]" office:value-type="string" office:string-value="" calcext:value-type="error">
            <text:p>#NV</text:p>
          </table:table-cell>
          <table:table-cell table:formula="of:=[.O18]" office:value-type="string" office:string-value="" calcext:value-type="error">
            <text:p>#NV</text:p>
          </table:table-cell>
          <table:table-cell/>
          <table:table-cell table:formula="of:=IF([.D$1]=[.$A19];  [.$R19]  ;[.D18])" office:value-type="string" office:string-value="" calcext:value-type="error">
            <text:p>#NV</text:p>
          </table:table-cell>
          <table:table-cell table:formula="of:=IF([.E$1]=[.$A19];  [.$R19]  ;[.E18])" office:value-type="string" office:string-value="" calcext:value-type="error">
            <text:p>#NV</text:p>
          </table:table-cell>
          <table:table-cell table:formula="of:=IF([.F$1]=[.$A19];  [.$R19]  ;[.F18])" office:value-type="string" office:string-value="" calcext:value-type="error">
            <text:p>#NV</text:p>
          </table:table-cell>
          <table:table-cell table:formula="of:=IF([.G$1]=[.$A19];  [.$R19]  ;[.G18])" office:value-type="string" office:string-value="" calcext:value-type="error">
            <text:p>#NV</text:p>
          </table:table-cell>
          <table:table-cell table:formula="of:=IF([.H$1]=[.$A19];  [.$R19]  ;[.H18])" office:value-type="string" office:string-value="" calcext:value-type="error">
            <text:p>#NV</text:p>
          </table:table-cell>
          <table:table-cell table:formula="of:=IF([.I$1]=[.$A19];  [.$R19]  ;[.I18])" office:value-type="string" office:string-value="" calcext:value-type="error">
            <text:p>#NV</text:p>
          </table:table-cell>
          <table:table-cell table:formula="of:=IF([.J$1]=[.$A19];  [.$R19]  ;[.J18])" office:value-type="string" office:string-value="" calcext:value-type="error">
            <text:p>#NV</text:p>
          </table:table-cell>
          <table:table-cell table:formula="of:=IF([.K$1]=[.$A19];  [.$R19]  ;[.K18])" office:value-type="string" office:string-value="" calcext:value-type="error">
            <text:p>#NV</text:p>
          </table:table-cell>
          <table:table-cell table:formula="of:=IF([.L$1]=[.$A19];  [.$R19]  ;[.L18])" office:value-type="string" office:string-value="" calcext:value-type="error">
            <text:p>#NV</text:p>
          </table:table-cell>
          <table:table-cell table:formula="of:=IF([.M$1]=[.$A19];  [.$R19]  ;[.M18])" office:value-type="string" office:string-value="" calcext:value-type="error">
            <text:p>#NV</text:p>
          </table:table-cell>
          <table:table-cell/>
          <table:table-cell table:formula="of:=VLOOKUP([.B19];[.$V$2:.$AB$10];  [.Q19]  ;0)" office:value-type="string" office:string-value="" calcext:value-type="error">
            <text:p>#NV</text:p>
          </table:table-cell>
          <table:table-cell table:formula="of:=INDEX([.D18:.M18];1;[.A19]+1)" office:value-type="string" office:string-value="" calcext:value-type="error">
            <text:p>#NV</text:p>
          </table:table-cell>
          <table:table-cell table:formula="of:=IF([.P19]=&quot;x&quot;;2;5)" office:value-type="string" office:string-value="" calcext:value-type="error">
            <text:p>#NV</text:p>
          </table:table-cell>
          <table:table-cell table:formula="of:=VLOOKUP([.B19];[.$V$2:.$AB$10];  [.Q19]+1  ;0)" office:value-type="string" office:string-value="" calcext:value-type="error">
            <text:p>#NV</text:p>
          </table:table-cell>
          <table:table-cell table:formula="of:=VLOOKUP([.B19];[.$V$2:.$AB$10];  [.Q19]+2  ;0)" office:value-type="string" office:string-value="" calcext:value-type="error">
            <text:p>#NV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lor black {1_4}</text:p>
          </table:table-cell>
          <table:table-cell table:number-columns-repeated="1001"/>
        </table:table-row>
        <table:table-row table:style-name="ro1">
          <table:table-cell table:formula="of:=[.A19]+[.S19]" office:value-type="string" office:string-value="" calcext:value-type="error">
            <text:p>#NV</text:p>
          </table:table-cell>
          <table:table-cell table:formula="of:=[.O19]" office:value-type="string" office:string-value="" calcext:value-type="error">
            <text:p>#NV</text:p>
          </table:table-cell>
          <table:table-cell/>
          <table:table-cell table:formula="of:=IF([.D$1]=[.$A20];  [.$R20]  ;[.D19])" office:value-type="string" office:string-value="" calcext:value-type="error">
            <text:p>#NV</text:p>
          </table:table-cell>
          <table:table-cell table:formula="of:=IF([.E$1]=[.$A20];  [.$R20]  ;[.E19])" office:value-type="string" office:string-value="" calcext:value-type="error">
            <text:p>#NV</text:p>
          </table:table-cell>
          <table:table-cell table:formula="of:=IF([.F$1]=[.$A20];  [.$R20]  ;[.F19])" office:value-type="string" office:string-value="" calcext:value-type="error">
            <text:p>#NV</text:p>
          </table:table-cell>
          <table:table-cell table:formula="of:=IF([.G$1]=[.$A20];  [.$R20]  ;[.G19])" office:value-type="string" office:string-value="" calcext:value-type="error">
            <text:p>#NV</text:p>
          </table:table-cell>
          <table:table-cell table:formula="of:=IF([.H$1]=[.$A20];  [.$R20]  ;[.H19])" office:value-type="string" office:string-value="" calcext:value-type="error">
            <text:p>#NV</text:p>
          </table:table-cell>
          <table:table-cell table:formula="of:=IF([.I$1]=[.$A20];  [.$R20]  ;[.I19])" office:value-type="string" office:string-value="" calcext:value-type="error">
            <text:p>#NV</text:p>
          </table:table-cell>
          <table:table-cell table:formula="of:=IF([.J$1]=[.$A20];  [.$R20]  ;[.J19])" office:value-type="string" office:string-value="" calcext:value-type="error">
            <text:p>#NV</text:p>
          </table:table-cell>
          <table:table-cell table:formula="of:=IF([.K$1]=[.$A20];  [.$R20]  ;[.K19])" office:value-type="string" office:string-value="" calcext:value-type="error">
            <text:p>#NV</text:p>
          </table:table-cell>
          <table:table-cell table:formula="of:=IF([.L$1]=[.$A20];  [.$R20]  ;[.L19])" office:value-type="string" office:string-value="" calcext:value-type="error">
            <text:p>#NV</text:p>
          </table:table-cell>
          <table:table-cell table:formula="of:=IF([.M$1]=[.$A20];  [.$R20]  ;[.M19])" office:value-type="string" office:string-value="" calcext:value-type="error">
            <text:p>#NV</text:p>
          </table:table-cell>
          <table:table-cell/>
          <table:table-cell table:formula="of:=VLOOKUP([.B20];[.$V$2:.$AB$10];  [.Q20]  ;0)" office:value-type="string" office:string-value="" calcext:value-type="error">
            <text:p>#NV</text:p>
          </table:table-cell>
          <table:table-cell table:formula="of:=INDEX([.D19:.M19];1;[.A20]+1)" office:value-type="string" office:string-value="" calcext:value-type="error">
            <text:p>#NV</text:p>
          </table:table-cell>
          <table:table-cell table:formula="of:=IF([.P20]=&quot;x&quot;;2;5)" office:value-type="string" office:string-value="" calcext:value-type="error">
            <text:p>#NV</text:p>
          </table:table-cell>
          <table:table-cell table:formula="of:=VLOOKUP([.B20];[.$V$2:.$AB$10];  [.Q20]+1  ;0)" office:value-type="string" office:string-value="" calcext:value-type="error">
            <text:p>#NV</text:p>
          </table:table-cell>
          <table:table-cell table:formula="of:=VLOOKUP([.B20];[.$V$2:.$AB$10];  [.Q20]+2  ;0)" office:value-type="string" office:string-value="" calcext:value-type="error">
            <text:p>#NV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olor black {1_5}</text:p>
          </table:table-cell>
          <table:table-cell table:number-columns-repeated="1001"/>
        </table:table-row>
        <table:table-row table:style-name="ro1">
          <table:table-cell table:formula="of:=[.A20]+[.S20]" office:value-type="string" office:string-value="" calcext:value-type="error">
            <text:p>#NV</text:p>
          </table:table-cell>
          <table:table-cell table:formula="of:=[.O20]" office:value-type="string" office:string-value="" calcext:value-type="error">
            <text:p>#NV</text:p>
          </table:table-cell>
          <table:table-cell/>
          <table:table-cell table:formula="of:=IF([.D$1]=[.$A21];  [.$R21]  ;[.D20])" office:value-type="string" office:string-value="" calcext:value-type="error">
            <text:p>#NV</text:p>
          </table:table-cell>
          <table:table-cell table:formula="of:=IF([.E$1]=[.$A21];  [.$R21]  ;[.E20])" office:value-type="string" office:string-value="" calcext:value-type="error">
            <text:p>#NV</text:p>
          </table:table-cell>
          <table:table-cell table:formula="of:=IF([.F$1]=[.$A21];  [.$R21]  ;[.F20])" office:value-type="string" office:string-value="" calcext:value-type="error">
            <text:p>#NV</text:p>
          </table:table-cell>
          <table:table-cell table:formula="of:=IF([.G$1]=[.$A21];  [.$R21]  ;[.G20])" office:value-type="string" office:string-value="" calcext:value-type="error">
            <text:p>#NV</text:p>
          </table:table-cell>
          <table:table-cell table:formula="of:=IF([.H$1]=[.$A21];  [.$R21]  ;[.H20])" office:value-type="string" office:string-value="" calcext:value-type="error">
            <text:p>#NV</text:p>
          </table:table-cell>
          <table:table-cell table:formula="of:=IF([.I$1]=[.$A21];  [.$R21]  ;[.I20])" office:value-type="string" office:string-value="" calcext:value-type="error">
            <text:p>#NV</text:p>
          </table:table-cell>
          <table:table-cell table:formula="of:=IF([.J$1]=[.$A21];  [.$R21]  ;[.J20])" office:value-type="string" office:string-value="" calcext:value-type="error">
            <text:p>#NV</text:p>
          </table:table-cell>
          <table:table-cell table:formula="of:=IF([.K$1]=[.$A21];  [.$R21]  ;[.K20])" office:value-type="string" office:string-value="" calcext:value-type="error">
            <text:p>#NV</text:p>
          </table:table-cell>
          <table:table-cell table:formula="of:=IF([.L$1]=[.$A21];  [.$R21]  ;[.L20])" office:value-type="string" office:string-value="" calcext:value-type="error">
            <text:p>#NV</text:p>
          </table:table-cell>
          <table:table-cell table:formula="of:=IF([.M$1]=[.$A21];  [.$R21]  ;[.M20])" office:value-type="string" office:string-value="" calcext:value-type="error">
            <text:p>#NV</text:p>
          </table:table-cell>
          <table:table-cell/>
          <table:table-cell table:formula="of:=VLOOKUP([.B21];[.$V$2:.$AB$10];  [.Q21]  ;0)" office:value-type="string" office:string-value="" calcext:value-type="error">
            <text:p>#NV</text:p>
          </table:table-cell>
          <table:table-cell table:formula="of:=INDEX([.D20:.M20];1;[.A21]+1)" office:value-type="string" office:string-value="" calcext:value-type="error">
            <text:p>#NV</text:p>
          </table:table-cell>
          <table:table-cell table:formula="of:=IF([.P21]=&quot;x&quot;;2;5)" office:value-type="string" office:string-value="" calcext:value-type="error">
            <text:p>#NV</text:p>
          </table:table-cell>
          <table:table-cell table:formula="of:=VLOOKUP([.B21];[.$V$2:.$AB$10];  [.Q21]+1  ;0)" office:value-type="string" office:string-value="" calcext:value-type="error">
            <text:p>#NV</text:p>
          </table:table-cell>
          <table:table-cell table:formula="of:=VLOOKUP([.B21];[.$V$2:.$AB$10];  [.Q21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1]+[.S21]" office:value-type="string" office:string-value="" calcext:value-type="error">
            <text:p>#NV</text:p>
          </table:table-cell>
          <table:table-cell table:formula="of:=[.O21]" office:value-type="string" office:string-value="" calcext:value-type="error">
            <text:p>#NV</text:p>
          </table:table-cell>
          <table:table-cell/>
          <table:table-cell table:formula="of:=IF([.D$1]=[.$A22];  [.$R22]  ;[.D21])" office:value-type="string" office:string-value="" calcext:value-type="error">
            <text:p>#NV</text:p>
          </table:table-cell>
          <table:table-cell table:formula="of:=IF([.E$1]=[.$A22];  [.$R22]  ;[.E21])" office:value-type="string" office:string-value="" calcext:value-type="error">
            <text:p>#NV</text:p>
          </table:table-cell>
          <table:table-cell table:formula="of:=IF([.F$1]=[.$A22];  [.$R22]  ;[.F21])" office:value-type="string" office:string-value="" calcext:value-type="error">
            <text:p>#NV</text:p>
          </table:table-cell>
          <table:table-cell table:formula="of:=IF([.G$1]=[.$A22];  [.$R22]  ;[.G21])" office:value-type="string" office:string-value="" calcext:value-type="error">
            <text:p>#NV</text:p>
          </table:table-cell>
          <table:table-cell table:formula="of:=IF([.H$1]=[.$A22];  [.$R22]  ;[.H21])" office:value-type="string" office:string-value="" calcext:value-type="error">
            <text:p>#NV</text:p>
          </table:table-cell>
          <table:table-cell table:formula="of:=IF([.I$1]=[.$A22];  [.$R22]  ;[.I21])" office:value-type="string" office:string-value="" calcext:value-type="error">
            <text:p>#NV</text:p>
          </table:table-cell>
          <table:table-cell table:formula="of:=IF([.J$1]=[.$A22];  [.$R22]  ;[.J21])" office:value-type="string" office:string-value="" calcext:value-type="error">
            <text:p>#NV</text:p>
          </table:table-cell>
          <table:table-cell table:formula="of:=IF([.K$1]=[.$A22];  [.$R22]  ;[.K21])" office:value-type="string" office:string-value="" calcext:value-type="error">
            <text:p>#NV</text:p>
          </table:table-cell>
          <table:table-cell table:formula="of:=IF([.L$1]=[.$A22];  [.$R22]  ;[.L21])" office:value-type="string" office:string-value="" calcext:value-type="error">
            <text:p>#NV</text:p>
          </table:table-cell>
          <table:table-cell table:formula="of:=IF([.M$1]=[.$A22];  [.$R22]  ;[.M21])" office:value-type="string" office:string-value="" calcext:value-type="error">
            <text:p>#NV</text:p>
          </table:table-cell>
          <table:table-cell/>
          <table:table-cell table:formula="of:=VLOOKUP([.B22];[.$V$2:.$AB$10];  [.Q22]  ;0)" office:value-type="string" office:string-value="" calcext:value-type="error">
            <text:p>#NV</text:p>
          </table:table-cell>
          <table:table-cell table:formula="of:=INDEX([.D21:.M21];1;[.A22]+1)" office:value-type="string" office:string-value="" calcext:value-type="error">
            <text:p>#NV</text:p>
          </table:table-cell>
          <table:table-cell table:formula="of:=IF([.P22]=&quot;x&quot;;2;5)" office:value-type="string" office:string-value="" calcext:value-type="error">
            <text:p>#NV</text:p>
          </table:table-cell>
          <table:table-cell table:formula="of:=VLOOKUP([.B22];[.$V$2:.$AB$10];  [.Q22]+1  ;0)" office:value-type="string" office:string-value="" calcext:value-type="error">
            <text:p>#NV</text:p>
          </table:table-cell>
          <table:table-cell table:formula="of:=VLOOKUP([.B22];[.$V$2:.$AB$10];  [.Q22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2]+[.S22]" office:value-type="string" office:string-value="" calcext:value-type="error">
            <text:p>#NV</text:p>
          </table:table-cell>
          <table:table-cell table:formula="of:=[.O22]" office:value-type="string" office:string-value="" calcext:value-type="error">
            <text:p>#NV</text:p>
          </table:table-cell>
          <table:table-cell/>
          <table:table-cell table:formula="of:=IF([.D$1]=[.$A23];  [.$R23]  ;[.D22])" office:value-type="string" office:string-value="" calcext:value-type="error">
            <text:p>#NV</text:p>
          </table:table-cell>
          <table:table-cell table:formula="of:=IF([.E$1]=[.$A23];  [.$R23]  ;[.E22])" office:value-type="string" office:string-value="" calcext:value-type="error">
            <text:p>#NV</text:p>
          </table:table-cell>
          <table:table-cell table:formula="of:=IF([.F$1]=[.$A23];  [.$R23]  ;[.F22])" office:value-type="string" office:string-value="" calcext:value-type="error">
            <text:p>#NV</text:p>
          </table:table-cell>
          <table:table-cell table:formula="of:=IF([.G$1]=[.$A23];  [.$R23]  ;[.G22])" office:value-type="string" office:string-value="" calcext:value-type="error">
            <text:p>#NV</text:p>
          </table:table-cell>
          <table:table-cell table:formula="of:=IF([.H$1]=[.$A23];  [.$R23]  ;[.H22])" office:value-type="string" office:string-value="" calcext:value-type="error">
            <text:p>#NV</text:p>
          </table:table-cell>
          <table:table-cell table:formula="of:=IF([.I$1]=[.$A23];  [.$R23]  ;[.I22])" office:value-type="string" office:string-value="" calcext:value-type="error">
            <text:p>#NV</text:p>
          </table:table-cell>
          <table:table-cell table:formula="of:=IF([.J$1]=[.$A23];  [.$R23]  ;[.J22])" office:value-type="string" office:string-value="" calcext:value-type="error">
            <text:p>#NV</text:p>
          </table:table-cell>
          <table:table-cell table:formula="of:=IF([.K$1]=[.$A23];  [.$R23]  ;[.K22])" office:value-type="string" office:string-value="" calcext:value-type="error">
            <text:p>#NV</text:p>
          </table:table-cell>
          <table:table-cell table:formula="of:=IF([.L$1]=[.$A23];  [.$R23]  ;[.L22])" office:value-type="string" office:string-value="" calcext:value-type="error">
            <text:p>#NV</text:p>
          </table:table-cell>
          <table:table-cell table:formula="of:=IF([.M$1]=[.$A23];  [.$R23]  ;[.M22])" office:value-type="string" office:string-value="" calcext:value-type="error">
            <text:p>#NV</text:p>
          </table:table-cell>
          <table:table-cell/>
          <table:table-cell table:formula="of:=VLOOKUP([.B23];[.$V$2:.$AB$10];  [.Q23]  ;0)" office:value-type="string" office:string-value="" calcext:value-type="error">
            <text:p>#NV</text:p>
          </table:table-cell>
          <table:table-cell table:formula="of:=INDEX([.D22:.M22];1;[.A23]+1)" office:value-type="string" office:string-value="" calcext:value-type="error">
            <text:p>#NV</text:p>
          </table:table-cell>
          <table:table-cell table:formula="of:=IF([.P23]=&quot;x&quot;;2;5)" office:value-type="string" office:string-value="" calcext:value-type="error">
            <text:p>#NV</text:p>
          </table:table-cell>
          <table:table-cell table:formula="of:=VLOOKUP([.B23];[.$V$2:.$AB$10];  [.Q23]+1  ;0)" office:value-type="string" office:string-value="" calcext:value-type="error">
            <text:p>#NV</text:p>
          </table:table-cell>
          <table:table-cell table:formula="of:=VLOOKUP([.B23];[.$V$2:.$AB$10];  [.Q23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3]+[.S23]" office:value-type="string" office:string-value="" calcext:value-type="error">
            <text:p>#NV</text:p>
          </table:table-cell>
          <table:table-cell table:formula="of:=[.O23]" office:value-type="string" office:string-value="" calcext:value-type="error">
            <text:p>#NV</text:p>
          </table:table-cell>
          <table:table-cell/>
          <table:table-cell table:formula="of:=IF([.D$1]=[.$A24];  [.$R24]  ;[.D23])" office:value-type="string" office:string-value="" calcext:value-type="error">
            <text:p>#NV</text:p>
          </table:table-cell>
          <table:table-cell table:formula="of:=IF([.E$1]=[.$A24];  [.$R24]  ;[.E23])" office:value-type="string" office:string-value="" calcext:value-type="error">
            <text:p>#NV</text:p>
          </table:table-cell>
          <table:table-cell table:formula="of:=IF([.F$1]=[.$A24];  [.$R24]  ;[.F23])" office:value-type="string" office:string-value="" calcext:value-type="error">
            <text:p>#NV</text:p>
          </table:table-cell>
          <table:table-cell table:formula="of:=IF([.G$1]=[.$A24];  [.$R24]  ;[.G23])" office:value-type="string" office:string-value="" calcext:value-type="error">
            <text:p>#NV</text:p>
          </table:table-cell>
          <table:table-cell table:formula="of:=IF([.H$1]=[.$A24];  [.$R24]  ;[.H23])" office:value-type="string" office:string-value="" calcext:value-type="error">
            <text:p>#NV</text:p>
          </table:table-cell>
          <table:table-cell table:formula="of:=IF([.I$1]=[.$A24];  [.$R24]  ;[.I23])" office:value-type="string" office:string-value="" calcext:value-type="error">
            <text:p>#NV</text:p>
          </table:table-cell>
          <table:table-cell table:formula="of:=IF([.J$1]=[.$A24];  [.$R24]  ;[.J23])" office:value-type="string" office:string-value="" calcext:value-type="error">
            <text:p>#NV</text:p>
          </table:table-cell>
          <table:table-cell table:formula="of:=IF([.K$1]=[.$A24];  [.$R24]  ;[.K23])" office:value-type="string" office:string-value="" calcext:value-type="error">
            <text:p>#NV</text:p>
          </table:table-cell>
          <table:table-cell table:formula="of:=IF([.L$1]=[.$A24];  [.$R24]  ;[.L23])" office:value-type="string" office:string-value="" calcext:value-type="error">
            <text:p>#NV</text:p>
          </table:table-cell>
          <table:table-cell table:formula="of:=IF([.M$1]=[.$A24];  [.$R24]  ;[.M23])" office:value-type="string" office:string-value="" calcext:value-type="error">
            <text:p>#NV</text:p>
          </table:table-cell>
          <table:table-cell/>
          <table:table-cell table:formula="of:=VLOOKUP([.B24];[.$V$2:.$AB$10];  [.Q24]  ;0)" office:value-type="string" office:string-value="" calcext:value-type="error">
            <text:p>#NV</text:p>
          </table:table-cell>
          <table:table-cell table:formula="of:=INDEX([.D23:.M23];1;[.A24]+1)" office:value-type="string" office:string-value="" calcext:value-type="error">
            <text:p>#NV</text:p>
          </table:table-cell>
          <table:table-cell table:formula="of:=IF([.P24]=&quot;x&quot;;2;5)" office:value-type="string" office:string-value="" calcext:value-type="error">
            <text:p>#NV</text:p>
          </table:table-cell>
          <table:table-cell table:formula="of:=VLOOKUP([.B24];[.$V$2:.$AB$10];  [.Q24]+1  ;0)" office:value-type="string" office:string-value="" calcext:value-type="error">
            <text:p>#NV</text:p>
          </table:table-cell>
          <table:table-cell table:formula="of:=VLOOKUP([.B24];[.$V$2:.$AB$10];  [.Q24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4]+[.S24]" office:value-type="string" office:string-value="" calcext:value-type="error">
            <text:p>#NV</text:p>
          </table:table-cell>
          <table:table-cell table:formula="of:=[.O24]" office:value-type="string" office:string-value="" calcext:value-type="error">
            <text:p>#NV</text:p>
          </table:table-cell>
          <table:table-cell/>
          <table:table-cell table:formula="of:=IF([.D$1]=[.$A25];  [.$R25]  ;[.D24])" office:value-type="string" office:string-value="" calcext:value-type="error">
            <text:p>#NV</text:p>
          </table:table-cell>
          <table:table-cell table:formula="of:=IF([.E$1]=[.$A25];  [.$R25]  ;[.E24])" office:value-type="string" office:string-value="" calcext:value-type="error">
            <text:p>#NV</text:p>
          </table:table-cell>
          <table:table-cell table:formula="of:=IF([.F$1]=[.$A25];  [.$R25]  ;[.F24])" office:value-type="string" office:string-value="" calcext:value-type="error">
            <text:p>#NV</text:p>
          </table:table-cell>
          <table:table-cell table:formula="of:=IF([.G$1]=[.$A25];  [.$R25]  ;[.G24])" office:value-type="string" office:string-value="" calcext:value-type="error">
            <text:p>#NV</text:p>
          </table:table-cell>
          <table:table-cell table:formula="of:=IF([.H$1]=[.$A25];  [.$R25]  ;[.H24])" office:value-type="string" office:string-value="" calcext:value-type="error">
            <text:p>#NV</text:p>
          </table:table-cell>
          <table:table-cell table:formula="of:=IF([.I$1]=[.$A25];  [.$R25]  ;[.I24])" office:value-type="string" office:string-value="" calcext:value-type="error">
            <text:p>#NV</text:p>
          </table:table-cell>
          <table:table-cell table:formula="of:=IF([.J$1]=[.$A25];  [.$R25]  ;[.J24])" office:value-type="string" office:string-value="" calcext:value-type="error">
            <text:p>#NV</text:p>
          </table:table-cell>
          <table:table-cell table:formula="of:=IF([.K$1]=[.$A25];  [.$R25]  ;[.K24])" office:value-type="string" office:string-value="" calcext:value-type="error">
            <text:p>#NV</text:p>
          </table:table-cell>
          <table:table-cell table:formula="of:=IF([.L$1]=[.$A25];  [.$R25]  ;[.L24])" office:value-type="string" office:string-value="" calcext:value-type="error">
            <text:p>#NV</text:p>
          </table:table-cell>
          <table:table-cell table:formula="of:=IF([.M$1]=[.$A25];  [.$R25]  ;[.M24])" office:value-type="string" office:string-value="" calcext:value-type="error">
            <text:p>#NV</text:p>
          </table:table-cell>
          <table:table-cell/>
          <table:table-cell table:formula="of:=VLOOKUP([.B25];[.$V$2:.$AB$10];  [.Q25]  ;0)" office:value-type="string" office:string-value="" calcext:value-type="error">
            <text:p>#NV</text:p>
          </table:table-cell>
          <table:table-cell table:formula="of:=INDEX([.D24:.M24];1;[.A25]+1)" office:value-type="string" office:string-value="" calcext:value-type="error">
            <text:p>#NV</text:p>
          </table:table-cell>
          <table:table-cell table:formula="of:=IF([.P25]=&quot;x&quot;;2;5)" office:value-type="string" office:string-value="" calcext:value-type="error">
            <text:p>#NV</text:p>
          </table:table-cell>
          <table:table-cell table:formula="of:=VLOOKUP([.B25];[.$V$2:.$AB$10];  [.Q25]+1  ;0)" office:value-type="string" office:string-value="" calcext:value-type="error">
            <text:p>#NV</text:p>
          </table:table-cell>
          <table:table-cell table:formula="of:=VLOOKUP([.B25];[.$V$2:.$AB$10];  [.Q25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5]+[.S25]" office:value-type="string" office:string-value="" calcext:value-type="error">
            <text:p>#NV</text:p>
          </table:table-cell>
          <table:table-cell table:formula="of:=[.O25]" office:value-type="string" office:string-value="" calcext:value-type="error">
            <text:p>#NV</text:p>
          </table:table-cell>
          <table:table-cell/>
          <table:table-cell table:formula="of:=IF([.D$1]=[.$A26];  [.$R26]  ;[.D25])" office:value-type="string" office:string-value="" calcext:value-type="error">
            <text:p>#NV</text:p>
          </table:table-cell>
          <table:table-cell table:formula="of:=IF([.E$1]=[.$A26];  [.$R26]  ;[.E25])" office:value-type="string" office:string-value="" calcext:value-type="error">
            <text:p>#NV</text:p>
          </table:table-cell>
          <table:table-cell table:formula="of:=IF([.F$1]=[.$A26];  [.$R26]  ;[.F25])" office:value-type="string" office:string-value="" calcext:value-type="error">
            <text:p>#NV</text:p>
          </table:table-cell>
          <table:table-cell table:formula="of:=IF([.G$1]=[.$A26];  [.$R26]  ;[.G25])" office:value-type="string" office:string-value="" calcext:value-type="error">
            <text:p>#NV</text:p>
          </table:table-cell>
          <table:table-cell table:formula="of:=IF([.H$1]=[.$A26];  [.$R26]  ;[.H25])" office:value-type="string" office:string-value="" calcext:value-type="error">
            <text:p>#NV</text:p>
          </table:table-cell>
          <table:table-cell table:formula="of:=IF([.I$1]=[.$A26];  [.$R26]  ;[.I25])" office:value-type="string" office:string-value="" calcext:value-type="error">
            <text:p>#NV</text:p>
          </table:table-cell>
          <table:table-cell table:formula="of:=IF([.J$1]=[.$A26];  [.$R26]  ;[.J25])" office:value-type="string" office:string-value="" calcext:value-type="error">
            <text:p>#NV</text:p>
          </table:table-cell>
          <table:table-cell table:formula="of:=IF([.K$1]=[.$A26];  [.$R26]  ;[.K25])" office:value-type="string" office:string-value="" calcext:value-type="error">
            <text:p>#NV</text:p>
          </table:table-cell>
          <table:table-cell table:formula="of:=IF([.L$1]=[.$A26];  [.$R26]  ;[.L25])" office:value-type="string" office:string-value="" calcext:value-type="error">
            <text:p>#NV</text:p>
          </table:table-cell>
          <table:table-cell table:formula="of:=IF([.M$1]=[.$A26];  [.$R26]  ;[.M25])" office:value-type="string" office:string-value="" calcext:value-type="error">
            <text:p>#NV</text:p>
          </table:table-cell>
          <table:table-cell/>
          <table:table-cell table:formula="of:=VLOOKUP([.B26];[.$V$2:.$AB$10];  [.Q26]  ;0)" office:value-type="string" office:string-value="" calcext:value-type="error">
            <text:p>#NV</text:p>
          </table:table-cell>
          <table:table-cell table:formula="of:=INDEX([.D25:.M25];1;[.A26]+1)" office:value-type="string" office:string-value="" calcext:value-type="error">
            <text:p>#NV</text:p>
          </table:table-cell>
          <table:table-cell table:formula="of:=IF([.P26]=&quot;x&quot;;2;5)" office:value-type="string" office:string-value="" calcext:value-type="error">
            <text:p>#NV</text:p>
          </table:table-cell>
          <table:table-cell table:formula="of:=VLOOKUP([.B26];[.$V$2:.$AB$10];  [.Q26]+1  ;0)" office:value-type="string" office:string-value="" calcext:value-type="error">
            <text:p>#NV</text:p>
          </table:table-cell>
          <table:table-cell table:formula="of:=VLOOKUP([.B26];[.$V$2:.$AB$10];  [.Q26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6]+[.S26]" office:value-type="string" office:string-value="" calcext:value-type="error">
            <text:p>#NV</text:p>
          </table:table-cell>
          <table:table-cell table:formula="of:=[.O26]" office:value-type="string" office:string-value="" calcext:value-type="error">
            <text:p>#NV</text:p>
          </table:table-cell>
          <table:table-cell/>
          <table:table-cell table:formula="of:=IF([.D$1]=[.$A27];  [.$R27]  ;[.D26])" office:value-type="string" office:string-value="" calcext:value-type="error">
            <text:p>#NV</text:p>
          </table:table-cell>
          <table:table-cell table:formula="of:=IF([.E$1]=[.$A27];  [.$R27]  ;[.E26])" office:value-type="string" office:string-value="" calcext:value-type="error">
            <text:p>#NV</text:p>
          </table:table-cell>
          <table:table-cell table:formula="of:=IF([.F$1]=[.$A27];  [.$R27]  ;[.F26])" office:value-type="string" office:string-value="" calcext:value-type="error">
            <text:p>#NV</text:p>
          </table:table-cell>
          <table:table-cell table:formula="of:=IF([.G$1]=[.$A27];  [.$R27]  ;[.G26])" office:value-type="string" office:string-value="" calcext:value-type="error">
            <text:p>#NV</text:p>
          </table:table-cell>
          <table:table-cell table:formula="of:=IF([.H$1]=[.$A27];  [.$R27]  ;[.H26])" office:value-type="string" office:string-value="" calcext:value-type="error">
            <text:p>#NV</text:p>
          </table:table-cell>
          <table:table-cell table:formula="of:=IF([.I$1]=[.$A27];  [.$R27]  ;[.I26])" office:value-type="string" office:string-value="" calcext:value-type="error">
            <text:p>#NV</text:p>
          </table:table-cell>
          <table:table-cell table:formula="of:=IF([.J$1]=[.$A27];  [.$R27]  ;[.J26])" office:value-type="string" office:string-value="" calcext:value-type="error">
            <text:p>#NV</text:p>
          </table:table-cell>
          <table:table-cell table:formula="of:=IF([.K$1]=[.$A27];  [.$R27]  ;[.K26])" office:value-type="string" office:string-value="" calcext:value-type="error">
            <text:p>#NV</text:p>
          </table:table-cell>
          <table:table-cell table:formula="of:=IF([.L$1]=[.$A27];  [.$R27]  ;[.L26])" office:value-type="string" office:string-value="" calcext:value-type="error">
            <text:p>#NV</text:p>
          </table:table-cell>
          <table:table-cell table:formula="of:=IF([.M$1]=[.$A27];  [.$R27]  ;[.M26])" office:value-type="string" office:string-value="" calcext:value-type="error">
            <text:p>#NV</text:p>
          </table:table-cell>
          <table:table-cell/>
          <table:table-cell table:formula="of:=VLOOKUP([.B27];[.$V$2:.$AB$10];  [.Q27]  ;0)" office:value-type="string" office:string-value="" calcext:value-type="error">
            <text:p>#NV</text:p>
          </table:table-cell>
          <table:table-cell table:formula="of:=INDEX([.D26:.M26];1;[.A27]+1)" office:value-type="string" office:string-value="" calcext:value-type="error">
            <text:p>#NV</text:p>
          </table:table-cell>
          <table:table-cell table:formula="of:=IF([.P27]=&quot;x&quot;;2;5)" office:value-type="string" office:string-value="" calcext:value-type="error">
            <text:p>#NV</text:p>
          </table:table-cell>
          <table:table-cell table:formula="of:=VLOOKUP([.B27];[.$V$2:.$AB$10];  [.Q27]+1  ;0)" office:value-type="string" office:string-value="" calcext:value-type="error">
            <text:p>#NV</text:p>
          </table:table-cell>
          <table:table-cell table:formula="of:=VLOOKUP([.B27];[.$V$2:.$AB$10];  [.Q27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7]+[.S27]" office:value-type="string" office:string-value="" calcext:value-type="error">
            <text:p>#NV</text:p>
          </table:table-cell>
          <table:table-cell table:formula="of:=[.O27]" office:value-type="string" office:string-value="" calcext:value-type="error">
            <text:p>#NV</text:p>
          </table:table-cell>
          <table:table-cell/>
          <table:table-cell table:formula="of:=IF([.D$1]=[.$A28];  [.$R28]  ;[.D27])" office:value-type="string" office:string-value="" calcext:value-type="error">
            <text:p>#NV</text:p>
          </table:table-cell>
          <table:table-cell table:formula="of:=IF([.E$1]=[.$A28];  [.$R28]  ;[.E27])" office:value-type="string" office:string-value="" calcext:value-type="error">
            <text:p>#NV</text:p>
          </table:table-cell>
          <table:table-cell table:formula="of:=IF([.F$1]=[.$A28];  [.$R28]  ;[.F27])" office:value-type="string" office:string-value="" calcext:value-type="error">
            <text:p>#NV</text:p>
          </table:table-cell>
          <table:table-cell table:formula="of:=IF([.G$1]=[.$A28];  [.$R28]  ;[.G27])" office:value-type="string" office:string-value="" calcext:value-type="error">
            <text:p>#NV</text:p>
          </table:table-cell>
          <table:table-cell table:formula="of:=IF([.H$1]=[.$A28];  [.$R28]  ;[.H27])" office:value-type="string" office:string-value="" calcext:value-type="error">
            <text:p>#NV</text:p>
          </table:table-cell>
          <table:table-cell table:formula="of:=IF([.I$1]=[.$A28];  [.$R28]  ;[.I27])" office:value-type="string" office:string-value="" calcext:value-type="error">
            <text:p>#NV</text:p>
          </table:table-cell>
          <table:table-cell table:formula="of:=IF([.J$1]=[.$A28];  [.$R28]  ;[.J27])" office:value-type="string" office:string-value="" calcext:value-type="error">
            <text:p>#NV</text:p>
          </table:table-cell>
          <table:table-cell table:formula="of:=IF([.K$1]=[.$A28];  [.$R28]  ;[.K27])" office:value-type="string" office:string-value="" calcext:value-type="error">
            <text:p>#NV</text:p>
          </table:table-cell>
          <table:table-cell table:formula="of:=IF([.L$1]=[.$A28];  [.$R28]  ;[.L27])" office:value-type="string" office:string-value="" calcext:value-type="error">
            <text:p>#NV</text:p>
          </table:table-cell>
          <table:table-cell table:formula="of:=IF([.M$1]=[.$A28];  [.$R28]  ;[.M27])" office:value-type="string" office:string-value="" calcext:value-type="error">
            <text:p>#NV</text:p>
          </table:table-cell>
          <table:table-cell/>
          <table:table-cell table:formula="of:=VLOOKUP([.B28];[.$V$2:.$AB$10];  [.Q28]  ;0)" office:value-type="string" office:string-value="" calcext:value-type="error">
            <text:p>#NV</text:p>
          </table:table-cell>
          <table:table-cell table:formula="of:=INDEX([.D27:.M27];1;[.A28]+1)" office:value-type="string" office:string-value="" calcext:value-type="error">
            <text:p>#NV</text:p>
          </table:table-cell>
          <table:table-cell table:formula="of:=IF([.P28]=&quot;x&quot;;2;5)" office:value-type="string" office:string-value="" calcext:value-type="error">
            <text:p>#NV</text:p>
          </table:table-cell>
          <table:table-cell table:formula="of:=VLOOKUP([.B28];[.$V$2:.$AB$10];  [.Q28]+1  ;0)" office:value-type="string" office:string-value="" calcext:value-type="error">
            <text:p>#NV</text:p>
          </table:table-cell>
          <table:table-cell table:formula="of:=VLOOKUP([.B28];[.$V$2:.$AB$10];  [.Q28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8]+[.S28]" office:value-type="string" office:string-value="" calcext:value-type="error">
            <text:p>#NV</text:p>
          </table:table-cell>
          <table:table-cell table:formula="of:=[.O28]" office:value-type="string" office:string-value="" calcext:value-type="error">
            <text:p>#NV</text:p>
          </table:table-cell>
          <table:table-cell/>
          <table:table-cell table:formula="of:=IF([.D$1]=[.$A29];  [.$R29]  ;[.D28])" office:value-type="string" office:string-value="" calcext:value-type="error">
            <text:p>#NV</text:p>
          </table:table-cell>
          <table:table-cell table:formula="of:=IF([.E$1]=[.$A29];  [.$R29]  ;[.E28])" office:value-type="string" office:string-value="" calcext:value-type="error">
            <text:p>#NV</text:p>
          </table:table-cell>
          <table:table-cell table:formula="of:=IF([.F$1]=[.$A29];  [.$R29]  ;[.F28])" office:value-type="string" office:string-value="" calcext:value-type="error">
            <text:p>#NV</text:p>
          </table:table-cell>
          <table:table-cell table:formula="of:=IF([.G$1]=[.$A29];  [.$R29]  ;[.G28])" office:value-type="string" office:string-value="" calcext:value-type="error">
            <text:p>#NV</text:p>
          </table:table-cell>
          <table:table-cell table:formula="of:=IF([.H$1]=[.$A29];  [.$R29]  ;[.H28])" office:value-type="string" office:string-value="" calcext:value-type="error">
            <text:p>#NV</text:p>
          </table:table-cell>
          <table:table-cell table:formula="of:=IF([.I$1]=[.$A29];  [.$R29]  ;[.I28])" office:value-type="string" office:string-value="" calcext:value-type="error">
            <text:p>#NV</text:p>
          </table:table-cell>
          <table:table-cell table:formula="of:=IF([.J$1]=[.$A29];  [.$R29]  ;[.J28])" office:value-type="string" office:string-value="" calcext:value-type="error">
            <text:p>#NV</text:p>
          </table:table-cell>
          <table:table-cell table:formula="of:=IF([.K$1]=[.$A29];  [.$R29]  ;[.K28])" office:value-type="string" office:string-value="" calcext:value-type="error">
            <text:p>#NV</text:p>
          </table:table-cell>
          <table:table-cell table:formula="of:=IF([.L$1]=[.$A29];  [.$R29]  ;[.L28])" office:value-type="string" office:string-value="" calcext:value-type="error">
            <text:p>#NV</text:p>
          </table:table-cell>
          <table:table-cell table:formula="of:=IF([.M$1]=[.$A29];  [.$R29]  ;[.M28])" office:value-type="string" office:string-value="" calcext:value-type="error">
            <text:p>#NV</text:p>
          </table:table-cell>
          <table:table-cell/>
          <table:table-cell table:formula="of:=VLOOKUP([.B29];[.$V$2:.$AB$10];  [.Q29]  ;0)" office:value-type="string" office:string-value="" calcext:value-type="error">
            <text:p>#NV</text:p>
          </table:table-cell>
          <table:table-cell table:formula="of:=INDEX([.D28:.M28];1;[.A29]+1)" office:value-type="string" office:string-value="" calcext:value-type="error">
            <text:p>#NV</text:p>
          </table:table-cell>
          <table:table-cell table:formula="of:=IF([.P29]=&quot;x&quot;;2;5)" office:value-type="string" office:string-value="" calcext:value-type="error">
            <text:p>#NV</text:p>
          </table:table-cell>
          <table:table-cell table:formula="of:=VLOOKUP([.B29];[.$V$2:.$AB$10];  [.Q29]+1  ;0)" office:value-type="string" office:string-value="" calcext:value-type="error">
            <text:p>#NV</text:p>
          </table:table-cell>
          <table:table-cell table:formula="of:=VLOOKUP([.B29];[.$V$2:.$AB$10];  [.Q29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29]+[.S29]" office:value-type="string" office:string-value="" calcext:value-type="error">
            <text:p>#NV</text:p>
          </table:table-cell>
          <table:table-cell table:formula="of:=[.O29]" office:value-type="string" office:string-value="" calcext:value-type="error">
            <text:p>#NV</text:p>
          </table:table-cell>
          <table:table-cell/>
          <table:table-cell table:formula="of:=IF([.D$1]=[.$A30];  [.$R30]  ;[.D29])" office:value-type="string" office:string-value="" calcext:value-type="error">
            <text:p>#NV</text:p>
          </table:table-cell>
          <table:table-cell table:formula="of:=IF([.E$1]=[.$A30];  [.$R30]  ;[.E29])" office:value-type="string" office:string-value="" calcext:value-type="error">
            <text:p>#NV</text:p>
          </table:table-cell>
          <table:table-cell table:formula="of:=IF([.F$1]=[.$A30];  [.$R30]  ;[.F29])" office:value-type="string" office:string-value="" calcext:value-type="error">
            <text:p>#NV</text:p>
          </table:table-cell>
          <table:table-cell table:formula="of:=IF([.G$1]=[.$A30];  [.$R30]  ;[.G29])" office:value-type="string" office:string-value="" calcext:value-type="error">
            <text:p>#NV</text:p>
          </table:table-cell>
          <table:table-cell table:formula="of:=IF([.H$1]=[.$A30];  [.$R30]  ;[.H29])" office:value-type="string" office:string-value="" calcext:value-type="error">
            <text:p>#NV</text:p>
          </table:table-cell>
          <table:table-cell table:formula="of:=IF([.I$1]=[.$A30];  [.$R30]  ;[.I29])" office:value-type="string" office:string-value="" calcext:value-type="error">
            <text:p>#NV</text:p>
          </table:table-cell>
          <table:table-cell table:formula="of:=IF([.J$1]=[.$A30];  [.$R30]  ;[.J29])" office:value-type="string" office:string-value="" calcext:value-type="error">
            <text:p>#NV</text:p>
          </table:table-cell>
          <table:table-cell table:formula="of:=IF([.K$1]=[.$A30];  [.$R30]  ;[.K29])" office:value-type="string" office:string-value="" calcext:value-type="error">
            <text:p>#NV</text:p>
          </table:table-cell>
          <table:table-cell table:formula="of:=IF([.L$1]=[.$A30];  [.$R30]  ;[.L29])" office:value-type="string" office:string-value="" calcext:value-type="error">
            <text:p>#NV</text:p>
          </table:table-cell>
          <table:table-cell table:formula="of:=IF([.M$1]=[.$A30];  [.$R30]  ;[.M29])" office:value-type="string" office:string-value="" calcext:value-type="error">
            <text:p>#NV</text:p>
          </table:table-cell>
          <table:table-cell/>
          <table:table-cell table:formula="of:=VLOOKUP([.B30];[.$V$2:.$AB$10];  [.Q30]  ;0)" office:value-type="string" office:string-value="" calcext:value-type="error">
            <text:p>#NV</text:p>
          </table:table-cell>
          <table:table-cell table:formula="of:=INDEX([.D29:.M29];1;[.A30]+1)" office:value-type="string" office:string-value="" calcext:value-type="error">
            <text:p>#NV</text:p>
          </table:table-cell>
          <table:table-cell table:formula="of:=IF([.P30]=&quot;x&quot;;2;5)" office:value-type="string" office:string-value="" calcext:value-type="error">
            <text:p>#NV</text:p>
          </table:table-cell>
          <table:table-cell table:formula="of:=VLOOKUP([.B30];[.$V$2:.$AB$10];  [.Q30]+1  ;0)" office:value-type="string" office:string-value="" calcext:value-type="error">
            <text:p>#NV</text:p>
          </table:table-cell>
          <table:table-cell table:formula="of:=VLOOKUP([.B30];[.$V$2:.$AB$10];  [.Q30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0]+[.S30]" office:value-type="string" office:string-value="" calcext:value-type="error">
            <text:p>#NV</text:p>
          </table:table-cell>
          <table:table-cell table:formula="of:=[.O30]" office:value-type="string" office:string-value="" calcext:value-type="error">
            <text:p>#NV</text:p>
          </table:table-cell>
          <table:table-cell/>
          <table:table-cell table:formula="of:=IF([.D$1]=[.$A31];  [.$R31]  ;[.D30])" office:value-type="string" office:string-value="" calcext:value-type="error">
            <text:p>#NV</text:p>
          </table:table-cell>
          <table:table-cell table:formula="of:=IF([.E$1]=[.$A31];  [.$R31]  ;[.E30])" office:value-type="string" office:string-value="" calcext:value-type="error">
            <text:p>#NV</text:p>
          </table:table-cell>
          <table:table-cell table:formula="of:=IF([.F$1]=[.$A31];  [.$R31]  ;[.F30])" office:value-type="string" office:string-value="" calcext:value-type="error">
            <text:p>#NV</text:p>
          </table:table-cell>
          <table:table-cell table:formula="of:=IF([.G$1]=[.$A31];  [.$R31]  ;[.G30])" office:value-type="string" office:string-value="" calcext:value-type="error">
            <text:p>#NV</text:p>
          </table:table-cell>
          <table:table-cell table:formula="of:=IF([.H$1]=[.$A31];  [.$R31]  ;[.H30])" office:value-type="string" office:string-value="" calcext:value-type="error">
            <text:p>#NV</text:p>
          </table:table-cell>
          <table:table-cell table:formula="of:=IF([.I$1]=[.$A31];  [.$R31]  ;[.I30])" office:value-type="string" office:string-value="" calcext:value-type="error">
            <text:p>#NV</text:p>
          </table:table-cell>
          <table:table-cell table:formula="of:=IF([.J$1]=[.$A31];  [.$R31]  ;[.J30])" office:value-type="string" office:string-value="" calcext:value-type="error">
            <text:p>#NV</text:p>
          </table:table-cell>
          <table:table-cell table:formula="of:=IF([.K$1]=[.$A31];  [.$R31]  ;[.K30])" office:value-type="string" office:string-value="" calcext:value-type="error">
            <text:p>#NV</text:p>
          </table:table-cell>
          <table:table-cell table:formula="of:=IF([.L$1]=[.$A31];  [.$R31]  ;[.L30])" office:value-type="string" office:string-value="" calcext:value-type="error">
            <text:p>#NV</text:p>
          </table:table-cell>
          <table:table-cell table:formula="of:=IF([.M$1]=[.$A31];  [.$R31]  ;[.M30])" office:value-type="string" office:string-value="" calcext:value-type="error">
            <text:p>#NV</text:p>
          </table:table-cell>
          <table:table-cell/>
          <table:table-cell table:formula="of:=VLOOKUP([.B31];[.$V$2:.$AB$10];  [.Q31]  ;0)" office:value-type="string" office:string-value="" calcext:value-type="error">
            <text:p>#NV</text:p>
          </table:table-cell>
          <table:table-cell table:formula="of:=INDEX([.D30:.M30];1;[.A31]+1)" office:value-type="string" office:string-value="" calcext:value-type="error">
            <text:p>#NV</text:p>
          </table:table-cell>
          <table:table-cell table:formula="of:=IF([.P31]=&quot;x&quot;;2;5)" office:value-type="string" office:string-value="" calcext:value-type="error">
            <text:p>#NV</text:p>
          </table:table-cell>
          <table:table-cell table:formula="of:=VLOOKUP([.B31];[.$V$2:.$AB$10];  [.Q31]+1  ;0)" office:value-type="string" office:string-value="" calcext:value-type="error">
            <text:p>#NV</text:p>
          </table:table-cell>
          <table:table-cell table:formula="of:=VLOOKUP([.B31];[.$V$2:.$AB$10];  [.Q31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1]+[.S31]" office:value-type="string" office:string-value="" calcext:value-type="error">
            <text:p>#NV</text:p>
          </table:table-cell>
          <table:table-cell table:formula="of:=[.O31]" office:value-type="string" office:string-value="" calcext:value-type="error">
            <text:p>#NV</text:p>
          </table:table-cell>
          <table:table-cell/>
          <table:table-cell table:formula="of:=IF([.D$1]=[.$A32];  [.$R32]  ;[.D31])" office:value-type="string" office:string-value="" calcext:value-type="error">
            <text:p>#NV</text:p>
          </table:table-cell>
          <table:table-cell table:formula="of:=IF([.E$1]=[.$A32];  [.$R32]  ;[.E31])" office:value-type="string" office:string-value="" calcext:value-type="error">
            <text:p>#NV</text:p>
          </table:table-cell>
          <table:table-cell table:formula="of:=IF([.F$1]=[.$A32];  [.$R32]  ;[.F31])" office:value-type="string" office:string-value="" calcext:value-type="error">
            <text:p>#NV</text:p>
          </table:table-cell>
          <table:table-cell table:formula="of:=IF([.G$1]=[.$A32];  [.$R32]  ;[.G31])" office:value-type="string" office:string-value="" calcext:value-type="error">
            <text:p>#NV</text:p>
          </table:table-cell>
          <table:table-cell table:formula="of:=IF([.H$1]=[.$A32];  [.$R32]  ;[.H31])" office:value-type="string" office:string-value="" calcext:value-type="error">
            <text:p>#NV</text:p>
          </table:table-cell>
          <table:table-cell table:formula="of:=IF([.I$1]=[.$A32];  [.$R32]  ;[.I31])" office:value-type="string" office:string-value="" calcext:value-type="error">
            <text:p>#NV</text:p>
          </table:table-cell>
          <table:table-cell table:formula="of:=IF([.J$1]=[.$A32];  [.$R32]  ;[.J31])" office:value-type="string" office:string-value="" calcext:value-type="error">
            <text:p>#NV</text:p>
          </table:table-cell>
          <table:table-cell table:formula="of:=IF([.K$1]=[.$A32];  [.$R32]  ;[.K31])" office:value-type="string" office:string-value="" calcext:value-type="error">
            <text:p>#NV</text:p>
          </table:table-cell>
          <table:table-cell table:formula="of:=IF([.L$1]=[.$A32];  [.$R32]  ;[.L31])" office:value-type="string" office:string-value="" calcext:value-type="error">
            <text:p>#NV</text:p>
          </table:table-cell>
          <table:table-cell table:formula="of:=IF([.M$1]=[.$A32];  [.$R32]  ;[.M31])" office:value-type="string" office:string-value="" calcext:value-type="error">
            <text:p>#NV</text:p>
          </table:table-cell>
          <table:table-cell/>
          <table:table-cell table:formula="of:=VLOOKUP([.B32];[.$V$2:.$AB$10];  [.Q32]  ;0)" office:value-type="string" office:string-value="" calcext:value-type="error">
            <text:p>#NV</text:p>
          </table:table-cell>
          <table:table-cell table:formula="of:=INDEX([.D31:.M31];1;[.A32]+1)" office:value-type="string" office:string-value="" calcext:value-type="error">
            <text:p>#NV</text:p>
          </table:table-cell>
          <table:table-cell table:formula="of:=IF([.P32]=&quot;x&quot;;2;5)" office:value-type="string" office:string-value="" calcext:value-type="error">
            <text:p>#NV</text:p>
          </table:table-cell>
          <table:table-cell table:formula="of:=VLOOKUP([.B32];[.$V$2:.$AB$10];  [.Q32]+1  ;0)" office:value-type="string" office:string-value="" calcext:value-type="error">
            <text:p>#NV</text:p>
          </table:table-cell>
          <table:table-cell table:formula="of:=VLOOKUP([.B32];[.$V$2:.$AB$10];  [.Q32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2]+[.S32]" office:value-type="string" office:string-value="" calcext:value-type="error">
            <text:p>#NV</text:p>
          </table:table-cell>
          <table:table-cell table:formula="of:=[.O32]" office:value-type="string" office:string-value="" calcext:value-type="error">
            <text:p>#NV</text:p>
          </table:table-cell>
          <table:table-cell/>
          <table:table-cell table:formula="of:=IF([.D$1]=[.$A33];  [.$R33]  ;[.D32])" office:value-type="string" office:string-value="" calcext:value-type="error">
            <text:p>#NV</text:p>
          </table:table-cell>
          <table:table-cell table:formula="of:=IF([.E$1]=[.$A33];  [.$R33]  ;[.E32])" office:value-type="string" office:string-value="" calcext:value-type="error">
            <text:p>#NV</text:p>
          </table:table-cell>
          <table:table-cell table:formula="of:=IF([.F$1]=[.$A33];  [.$R33]  ;[.F32])" office:value-type="string" office:string-value="" calcext:value-type="error">
            <text:p>#NV</text:p>
          </table:table-cell>
          <table:table-cell table:formula="of:=IF([.G$1]=[.$A33];  [.$R33]  ;[.G32])" office:value-type="string" office:string-value="" calcext:value-type="error">
            <text:p>#NV</text:p>
          </table:table-cell>
          <table:table-cell table:formula="of:=IF([.H$1]=[.$A33];  [.$R33]  ;[.H32])" office:value-type="string" office:string-value="" calcext:value-type="error">
            <text:p>#NV</text:p>
          </table:table-cell>
          <table:table-cell table:formula="of:=IF([.I$1]=[.$A33];  [.$R33]  ;[.I32])" office:value-type="string" office:string-value="" calcext:value-type="error">
            <text:p>#NV</text:p>
          </table:table-cell>
          <table:table-cell table:formula="of:=IF([.J$1]=[.$A33];  [.$R33]  ;[.J32])" office:value-type="string" office:string-value="" calcext:value-type="error">
            <text:p>#NV</text:p>
          </table:table-cell>
          <table:table-cell table:formula="of:=IF([.K$1]=[.$A33];  [.$R33]  ;[.K32])" office:value-type="string" office:string-value="" calcext:value-type="error">
            <text:p>#NV</text:p>
          </table:table-cell>
          <table:table-cell table:formula="of:=IF([.L$1]=[.$A33];  [.$R33]  ;[.L32])" office:value-type="string" office:string-value="" calcext:value-type="error">
            <text:p>#NV</text:p>
          </table:table-cell>
          <table:table-cell table:formula="of:=IF([.M$1]=[.$A33];  [.$R33]  ;[.M32])" office:value-type="string" office:string-value="" calcext:value-type="error">
            <text:p>#NV</text:p>
          </table:table-cell>
          <table:table-cell/>
          <table:table-cell table:formula="of:=VLOOKUP([.B33];[.$V$2:.$AB$10];  [.Q33]  ;0)" office:value-type="string" office:string-value="" calcext:value-type="error">
            <text:p>#NV</text:p>
          </table:table-cell>
          <table:table-cell table:formula="of:=INDEX([.D32:.M32];1;[.A33]+1)" office:value-type="string" office:string-value="" calcext:value-type="error">
            <text:p>#NV</text:p>
          </table:table-cell>
          <table:table-cell table:formula="of:=IF([.P33]=&quot;x&quot;;2;5)" office:value-type="string" office:string-value="" calcext:value-type="error">
            <text:p>#NV</text:p>
          </table:table-cell>
          <table:table-cell table:formula="of:=VLOOKUP([.B33];[.$V$2:.$AB$10];  [.Q33]+1  ;0)" office:value-type="string" office:string-value="" calcext:value-type="error">
            <text:p>#NV</text:p>
          </table:table-cell>
          <table:table-cell table:formula="of:=VLOOKUP([.B33];[.$V$2:.$AB$10];  [.Q33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3]+[.S33]" office:value-type="string" office:string-value="" calcext:value-type="error">
            <text:p>#NV</text:p>
          </table:table-cell>
          <table:table-cell table:formula="of:=[.O33]" office:value-type="string" office:string-value="" calcext:value-type="error">
            <text:p>#NV</text:p>
          </table:table-cell>
          <table:table-cell/>
          <table:table-cell table:formula="of:=IF([.D$1]=[.$A34];  [.$R34]  ;[.D33])" office:value-type="string" office:string-value="" calcext:value-type="error">
            <text:p>#NV</text:p>
          </table:table-cell>
          <table:table-cell table:formula="of:=IF([.E$1]=[.$A34];  [.$R34]  ;[.E33])" office:value-type="string" office:string-value="" calcext:value-type="error">
            <text:p>#NV</text:p>
          </table:table-cell>
          <table:table-cell table:formula="of:=IF([.F$1]=[.$A34];  [.$R34]  ;[.F33])" office:value-type="string" office:string-value="" calcext:value-type="error">
            <text:p>#NV</text:p>
          </table:table-cell>
          <table:table-cell table:formula="of:=IF([.G$1]=[.$A34];  [.$R34]  ;[.G33])" office:value-type="string" office:string-value="" calcext:value-type="error">
            <text:p>#NV</text:p>
          </table:table-cell>
          <table:table-cell table:formula="of:=IF([.H$1]=[.$A34];  [.$R34]  ;[.H33])" office:value-type="string" office:string-value="" calcext:value-type="error">
            <text:p>#NV</text:p>
          </table:table-cell>
          <table:table-cell table:formula="of:=IF([.I$1]=[.$A34];  [.$R34]  ;[.I33])" office:value-type="string" office:string-value="" calcext:value-type="error">
            <text:p>#NV</text:p>
          </table:table-cell>
          <table:table-cell table:formula="of:=IF([.J$1]=[.$A34];  [.$R34]  ;[.J33])" office:value-type="string" office:string-value="" calcext:value-type="error">
            <text:p>#NV</text:p>
          </table:table-cell>
          <table:table-cell table:formula="of:=IF([.K$1]=[.$A34];  [.$R34]  ;[.K33])" office:value-type="string" office:string-value="" calcext:value-type="error">
            <text:p>#NV</text:p>
          </table:table-cell>
          <table:table-cell table:formula="of:=IF([.L$1]=[.$A34];  [.$R34]  ;[.L33])" office:value-type="string" office:string-value="" calcext:value-type="error">
            <text:p>#NV</text:p>
          </table:table-cell>
          <table:table-cell table:formula="of:=IF([.M$1]=[.$A34];  [.$R34]  ;[.M33])" office:value-type="string" office:string-value="" calcext:value-type="error">
            <text:p>#NV</text:p>
          </table:table-cell>
          <table:table-cell/>
          <table:table-cell table:formula="of:=VLOOKUP([.B34];[.$V$2:.$AB$10];  [.Q34]  ;0)" office:value-type="string" office:string-value="" calcext:value-type="error">
            <text:p>#NV</text:p>
          </table:table-cell>
          <table:table-cell table:formula="of:=INDEX([.D33:.M33];1;[.A34]+1)" office:value-type="string" office:string-value="" calcext:value-type="error">
            <text:p>#NV</text:p>
          </table:table-cell>
          <table:table-cell table:formula="of:=IF([.P34]=&quot;x&quot;;2;5)" office:value-type="string" office:string-value="" calcext:value-type="error">
            <text:p>#NV</text:p>
          </table:table-cell>
          <table:table-cell table:formula="of:=VLOOKUP([.B34];[.$V$2:.$AB$10];  [.Q34]+1  ;0)" office:value-type="string" office:string-value="" calcext:value-type="error">
            <text:p>#NV</text:p>
          </table:table-cell>
          <table:table-cell table:formula="of:=VLOOKUP([.B34];[.$V$2:.$AB$10];  [.Q34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4]+[.S34]" office:value-type="string" office:string-value="" calcext:value-type="error">
            <text:p>#NV</text:p>
          </table:table-cell>
          <table:table-cell table:formula="of:=[.O34]" office:value-type="string" office:string-value="" calcext:value-type="error">
            <text:p>#NV</text:p>
          </table:table-cell>
          <table:table-cell/>
          <table:table-cell table:formula="of:=IF([.D$1]=[.$A35];  [.$R35]  ;[.D34])" office:value-type="string" office:string-value="" calcext:value-type="error">
            <text:p>#NV</text:p>
          </table:table-cell>
          <table:table-cell table:formula="of:=IF([.E$1]=[.$A35];  [.$R35]  ;[.E34])" office:value-type="string" office:string-value="" calcext:value-type="error">
            <text:p>#NV</text:p>
          </table:table-cell>
          <table:table-cell table:formula="of:=IF([.F$1]=[.$A35];  [.$R35]  ;[.F34])" office:value-type="string" office:string-value="" calcext:value-type="error">
            <text:p>#NV</text:p>
          </table:table-cell>
          <table:table-cell table:formula="of:=IF([.G$1]=[.$A35];  [.$R35]  ;[.G34])" office:value-type="string" office:string-value="" calcext:value-type="error">
            <text:p>#NV</text:p>
          </table:table-cell>
          <table:table-cell table:formula="of:=IF([.H$1]=[.$A35];  [.$R35]  ;[.H34])" office:value-type="string" office:string-value="" calcext:value-type="error">
            <text:p>#NV</text:p>
          </table:table-cell>
          <table:table-cell table:formula="of:=IF([.I$1]=[.$A35];  [.$R35]  ;[.I34])" office:value-type="string" office:string-value="" calcext:value-type="error">
            <text:p>#NV</text:p>
          </table:table-cell>
          <table:table-cell table:formula="of:=IF([.J$1]=[.$A35];  [.$R35]  ;[.J34])" office:value-type="string" office:string-value="" calcext:value-type="error">
            <text:p>#NV</text:p>
          </table:table-cell>
          <table:table-cell table:formula="of:=IF([.K$1]=[.$A35];  [.$R35]  ;[.K34])" office:value-type="string" office:string-value="" calcext:value-type="error">
            <text:p>#NV</text:p>
          </table:table-cell>
          <table:table-cell table:formula="of:=IF([.L$1]=[.$A35];  [.$R35]  ;[.L34])" office:value-type="string" office:string-value="" calcext:value-type="error">
            <text:p>#NV</text:p>
          </table:table-cell>
          <table:table-cell table:formula="of:=IF([.M$1]=[.$A35];  [.$R35]  ;[.M34])" office:value-type="string" office:string-value="" calcext:value-type="error">
            <text:p>#NV</text:p>
          </table:table-cell>
          <table:table-cell/>
          <table:table-cell table:formula="of:=VLOOKUP([.B35];[.$V$2:.$AB$10];  [.Q35]  ;0)" office:value-type="string" office:string-value="" calcext:value-type="error">
            <text:p>#NV</text:p>
          </table:table-cell>
          <table:table-cell table:formula="of:=INDEX([.D34:.M34];1;[.A35]+1)" office:value-type="string" office:string-value="" calcext:value-type="error">
            <text:p>#NV</text:p>
          </table:table-cell>
          <table:table-cell table:formula="of:=IF([.P35]=&quot;x&quot;;2;5)" office:value-type="string" office:string-value="" calcext:value-type="error">
            <text:p>#NV</text:p>
          </table:table-cell>
          <table:table-cell table:formula="of:=VLOOKUP([.B35];[.$V$2:.$AB$10];  [.Q35]+1  ;0)" office:value-type="string" office:string-value="" calcext:value-type="error">
            <text:p>#NV</text:p>
          </table:table-cell>
          <table:table-cell table:formula="of:=VLOOKUP([.B35];[.$V$2:.$AB$10];  [.Q35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5]+[.S35]" office:value-type="string" office:string-value="" calcext:value-type="error">
            <text:p>#NV</text:p>
          </table:table-cell>
          <table:table-cell table:formula="of:=[.O35]" office:value-type="string" office:string-value="" calcext:value-type="error">
            <text:p>#NV</text:p>
          </table:table-cell>
          <table:table-cell/>
          <table:table-cell table:formula="of:=IF([.D$1]=[.$A36];  [.$R36]  ;[.D35])" office:value-type="string" office:string-value="" calcext:value-type="error">
            <text:p>#NV</text:p>
          </table:table-cell>
          <table:table-cell table:formula="of:=IF([.E$1]=[.$A36];  [.$R36]  ;[.E35])" office:value-type="string" office:string-value="" calcext:value-type="error">
            <text:p>#NV</text:p>
          </table:table-cell>
          <table:table-cell table:formula="of:=IF([.F$1]=[.$A36];  [.$R36]  ;[.F35])" office:value-type="string" office:string-value="" calcext:value-type="error">
            <text:p>#NV</text:p>
          </table:table-cell>
          <table:table-cell table:formula="of:=IF([.G$1]=[.$A36];  [.$R36]  ;[.G35])" office:value-type="string" office:string-value="" calcext:value-type="error">
            <text:p>#NV</text:p>
          </table:table-cell>
          <table:table-cell table:formula="of:=IF([.H$1]=[.$A36];  [.$R36]  ;[.H35])" office:value-type="string" office:string-value="" calcext:value-type="error">
            <text:p>#NV</text:p>
          </table:table-cell>
          <table:table-cell table:formula="of:=IF([.I$1]=[.$A36];  [.$R36]  ;[.I35])" office:value-type="string" office:string-value="" calcext:value-type="error">
            <text:p>#NV</text:p>
          </table:table-cell>
          <table:table-cell table:formula="of:=IF([.J$1]=[.$A36];  [.$R36]  ;[.J35])" office:value-type="string" office:string-value="" calcext:value-type="error">
            <text:p>#NV</text:p>
          </table:table-cell>
          <table:table-cell table:formula="of:=IF([.K$1]=[.$A36];  [.$R36]  ;[.K35])" office:value-type="string" office:string-value="" calcext:value-type="error">
            <text:p>#NV</text:p>
          </table:table-cell>
          <table:table-cell table:formula="of:=IF([.L$1]=[.$A36];  [.$R36]  ;[.L35])" office:value-type="string" office:string-value="" calcext:value-type="error">
            <text:p>#NV</text:p>
          </table:table-cell>
          <table:table-cell table:formula="of:=IF([.M$1]=[.$A36];  [.$R36]  ;[.M35])" office:value-type="string" office:string-value="" calcext:value-type="error">
            <text:p>#NV</text:p>
          </table:table-cell>
          <table:table-cell/>
          <table:table-cell table:formula="of:=VLOOKUP([.B36];[.$V$2:.$AB$10];  [.Q36]  ;0)" office:value-type="string" office:string-value="" calcext:value-type="error">
            <text:p>#NV</text:p>
          </table:table-cell>
          <table:table-cell table:formula="of:=INDEX([.D35:.M35];1;[.A36]+1)" office:value-type="string" office:string-value="" calcext:value-type="error">
            <text:p>#NV</text:p>
          </table:table-cell>
          <table:table-cell table:formula="of:=IF([.P36]=&quot;x&quot;;2;5)" office:value-type="string" office:string-value="" calcext:value-type="error">
            <text:p>#NV</text:p>
          </table:table-cell>
          <table:table-cell table:formula="of:=VLOOKUP([.B36];[.$V$2:.$AB$10];  [.Q36]+1  ;0)" office:value-type="string" office:string-value="" calcext:value-type="error">
            <text:p>#NV</text:p>
          </table:table-cell>
          <table:table-cell table:formula="of:=VLOOKUP([.B36];[.$V$2:.$AB$10];  [.Q36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6]+[.S36]" office:value-type="string" office:string-value="" calcext:value-type="error">
            <text:p>#NV</text:p>
          </table:table-cell>
          <table:table-cell table:formula="of:=[.O36]" office:value-type="string" office:string-value="" calcext:value-type="error">
            <text:p>#NV</text:p>
          </table:table-cell>
          <table:table-cell/>
          <table:table-cell table:formula="of:=IF([.D$1]=[.$A37];  [.$R37]  ;[.D36])" office:value-type="string" office:string-value="" calcext:value-type="error">
            <text:p>#NV</text:p>
          </table:table-cell>
          <table:table-cell table:formula="of:=IF([.E$1]=[.$A37];  [.$R37]  ;[.E36])" office:value-type="string" office:string-value="" calcext:value-type="error">
            <text:p>#NV</text:p>
          </table:table-cell>
          <table:table-cell table:formula="of:=IF([.F$1]=[.$A37];  [.$R37]  ;[.F36])" office:value-type="string" office:string-value="" calcext:value-type="error">
            <text:p>#NV</text:p>
          </table:table-cell>
          <table:table-cell table:formula="of:=IF([.G$1]=[.$A37];  [.$R37]  ;[.G36])" office:value-type="string" office:string-value="" calcext:value-type="error">
            <text:p>#NV</text:p>
          </table:table-cell>
          <table:table-cell table:formula="of:=IF([.H$1]=[.$A37];  [.$R37]  ;[.H36])" office:value-type="string" office:string-value="" calcext:value-type="error">
            <text:p>#NV</text:p>
          </table:table-cell>
          <table:table-cell table:formula="of:=IF([.I$1]=[.$A37];  [.$R37]  ;[.I36])" office:value-type="string" office:string-value="" calcext:value-type="error">
            <text:p>#NV</text:p>
          </table:table-cell>
          <table:table-cell table:formula="of:=IF([.J$1]=[.$A37];  [.$R37]  ;[.J36])" office:value-type="string" office:string-value="" calcext:value-type="error">
            <text:p>#NV</text:p>
          </table:table-cell>
          <table:table-cell table:formula="of:=IF([.K$1]=[.$A37];  [.$R37]  ;[.K36])" office:value-type="string" office:string-value="" calcext:value-type="error">
            <text:p>#NV</text:p>
          </table:table-cell>
          <table:table-cell table:formula="of:=IF([.L$1]=[.$A37];  [.$R37]  ;[.L36])" office:value-type="string" office:string-value="" calcext:value-type="error">
            <text:p>#NV</text:p>
          </table:table-cell>
          <table:table-cell table:formula="of:=IF([.M$1]=[.$A37];  [.$R37]  ;[.M36])" office:value-type="string" office:string-value="" calcext:value-type="error">
            <text:p>#NV</text:p>
          </table:table-cell>
          <table:table-cell/>
          <table:table-cell table:formula="of:=VLOOKUP([.B37];[.$V$2:.$AB$10];  [.Q37]  ;0)" office:value-type="string" office:string-value="" calcext:value-type="error">
            <text:p>#NV</text:p>
          </table:table-cell>
          <table:table-cell table:formula="of:=INDEX([.D36:.M36];1;[.A37]+1)" office:value-type="string" office:string-value="" calcext:value-type="error">
            <text:p>#NV</text:p>
          </table:table-cell>
          <table:table-cell table:formula="of:=IF([.P37]=&quot;x&quot;;2;5)" office:value-type="string" office:string-value="" calcext:value-type="error">
            <text:p>#NV</text:p>
          </table:table-cell>
          <table:table-cell table:formula="of:=VLOOKUP([.B37];[.$V$2:.$AB$10];  [.Q37]+1  ;0)" office:value-type="string" office:string-value="" calcext:value-type="error">
            <text:p>#NV</text:p>
          </table:table-cell>
          <table:table-cell table:formula="of:=VLOOKUP([.B37];[.$V$2:.$AB$10];  [.Q37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7]+[.S37]" office:value-type="string" office:string-value="" calcext:value-type="error">
            <text:p>#NV</text:p>
          </table:table-cell>
          <table:table-cell table:formula="of:=[.O37]" office:value-type="string" office:string-value="" calcext:value-type="error">
            <text:p>#NV</text:p>
          </table:table-cell>
          <table:table-cell/>
          <table:table-cell table:formula="of:=IF([.D$1]=[.$A38];  [.$R38]  ;[.D37])" office:value-type="string" office:string-value="" calcext:value-type="error">
            <text:p>#NV</text:p>
          </table:table-cell>
          <table:table-cell table:formula="of:=IF([.E$1]=[.$A38];  [.$R38]  ;[.E37])" office:value-type="string" office:string-value="" calcext:value-type="error">
            <text:p>#NV</text:p>
          </table:table-cell>
          <table:table-cell table:formula="of:=IF([.F$1]=[.$A38];  [.$R38]  ;[.F37])" office:value-type="string" office:string-value="" calcext:value-type="error">
            <text:p>#NV</text:p>
          </table:table-cell>
          <table:table-cell table:formula="of:=IF([.G$1]=[.$A38];  [.$R38]  ;[.G37])" office:value-type="string" office:string-value="" calcext:value-type="error">
            <text:p>#NV</text:p>
          </table:table-cell>
          <table:table-cell table:formula="of:=IF([.H$1]=[.$A38];  [.$R38]  ;[.H37])" office:value-type="string" office:string-value="" calcext:value-type="error">
            <text:p>#NV</text:p>
          </table:table-cell>
          <table:table-cell table:formula="of:=IF([.I$1]=[.$A38];  [.$R38]  ;[.I37])" office:value-type="string" office:string-value="" calcext:value-type="error">
            <text:p>#NV</text:p>
          </table:table-cell>
          <table:table-cell table:formula="of:=IF([.J$1]=[.$A38];  [.$R38]  ;[.J37])" office:value-type="string" office:string-value="" calcext:value-type="error">
            <text:p>#NV</text:p>
          </table:table-cell>
          <table:table-cell table:formula="of:=IF([.K$1]=[.$A38];  [.$R38]  ;[.K37])" office:value-type="string" office:string-value="" calcext:value-type="error">
            <text:p>#NV</text:p>
          </table:table-cell>
          <table:table-cell table:formula="of:=IF([.L$1]=[.$A38];  [.$R38]  ;[.L37])" office:value-type="string" office:string-value="" calcext:value-type="error">
            <text:p>#NV</text:p>
          </table:table-cell>
          <table:table-cell table:formula="of:=IF([.M$1]=[.$A38];  [.$R38]  ;[.M37])" office:value-type="string" office:string-value="" calcext:value-type="error">
            <text:p>#NV</text:p>
          </table:table-cell>
          <table:table-cell/>
          <table:table-cell table:formula="of:=VLOOKUP([.B38];[.$V$2:.$AB$10];  [.Q38]  ;0)" office:value-type="string" office:string-value="" calcext:value-type="error">
            <text:p>#NV</text:p>
          </table:table-cell>
          <table:table-cell table:formula="of:=INDEX([.D37:.M37];1;[.A38]+1)" office:value-type="string" office:string-value="" calcext:value-type="error">
            <text:p>#NV</text:p>
          </table:table-cell>
          <table:table-cell table:formula="of:=IF([.P38]=&quot;x&quot;;2;5)" office:value-type="string" office:string-value="" calcext:value-type="error">
            <text:p>#NV</text:p>
          </table:table-cell>
          <table:table-cell table:formula="of:=VLOOKUP([.B38];[.$V$2:.$AB$10];  [.Q38]+1  ;0)" office:value-type="string" office:string-value="" calcext:value-type="error">
            <text:p>#NV</text:p>
          </table:table-cell>
          <table:table-cell table:formula="of:=VLOOKUP([.B38];[.$V$2:.$AB$10];  [.Q38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8]+[.S38]" office:value-type="string" office:string-value="" calcext:value-type="error">
            <text:p>#NV</text:p>
          </table:table-cell>
          <table:table-cell table:formula="of:=[.O38]" office:value-type="string" office:string-value="" calcext:value-type="error">
            <text:p>#NV</text:p>
          </table:table-cell>
          <table:table-cell/>
          <table:table-cell table:formula="of:=IF([.D$1]=[.$A39];  [.$R39]  ;[.D38])" office:value-type="string" office:string-value="" calcext:value-type="error">
            <text:p>#NV</text:p>
          </table:table-cell>
          <table:table-cell table:formula="of:=IF([.E$1]=[.$A39];  [.$R39]  ;[.E38])" office:value-type="string" office:string-value="" calcext:value-type="error">
            <text:p>#NV</text:p>
          </table:table-cell>
          <table:table-cell table:formula="of:=IF([.F$1]=[.$A39];  [.$R39]  ;[.F38])" office:value-type="string" office:string-value="" calcext:value-type="error">
            <text:p>#NV</text:p>
          </table:table-cell>
          <table:table-cell table:formula="of:=IF([.G$1]=[.$A39];  [.$R39]  ;[.G38])" office:value-type="string" office:string-value="" calcext:value-type="error">
            <text:p>#NV</text:p>
          </table:table-cell>
          <table:table-cell table:formula="of:=IF([.H$1]=[.$A39];  [.$R39]  ;[.H38])" office:value-type="string" office:string-value="" calcext:value-type="error">
            <text:p>#NV</text:p>
          </table:table-cell>
          <table:table-cell table:formula="of:=IF([.I$1]=[.$A39];  [.$R39]  ;[.I38])" office:value-type="string" office:string-value="" calcext:value-type="error">
            <text:p>#NV</text:p>
          </table:table-cell>
          <table:table-cell table:formula="of:=IF([.J$1]=[.$A39];  [.$R39]  ;[.J38])" office:value-type="string" office:string-value="" calcext:value-type="error">
            <text:p>#NV</text:p>
          </table:table-cell>
          <table:table-cell table:formula="of:=IF([.K$1]=[.$A39];  [.$R39]  ;[.K38])" office:value-type="string" office:string-value="" calcext:value-type="error">
            <text:p>#NV</text:p>
          </table:table-cell>
          <table:table-cell table:formula="of:=IF([.L$1]=[.$A39];  [.$R39]  ;[.L38])" office:value-type="string" office:string-value="" calcext:value-type="error">
            <text:p>#NV</text:p>
          </table:table-cell>
          <table:table-cell table:formula="of:=IF([.M$1]=[.$A39];  [.$R39]  ;[.M38])" office:value-type="string" office:string-value="" calcext:value-type="error">
            <text:p>#NV</text:p>
          </table:table-cell>
          <table:table-cell/>
          <table:table-cell table:formula="of:=VLOOKUP([.B39];[.$V$2:.$AB$10];  [.Q39]  ;0)" office:value-type="string" office:string-value="" calcext:value-type="error">
            <text:p>#NV</text:p>
          </table:table-cell>
          <table:table-cell table:formula="of:=INDEX([.D38:.M38];1;[.A39]+1)" office:value-type="string" office:string-value="" calcext:value-type="error">
            <text:p>#NV</text:p>
          </table:table-cell>
          <table:table-cell table:formula="of:=IF([.P39]=&quot;x&quot;;2;5)" office:value-type="string" office:string-value="" calcext:value-type="error">
            <text:p>#NV</text:p>
          </table:table-cell>
          <table:table-cell table:formula="of:=VLOOKUP([.B39];[.$V$2:.$AB$10];  [.Q39]+1  ;0)" office:value-type="string" office:string-value="" calcext:value-type="error">
            <text:p>#NV</text:p>
          </table:table-cell>
          <table:table-cell table:formula="of:=VLOOKUP([.B39];[.$V$2:.$AB$10];  [.Q39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39]+[.S39]" office:value-type="string" office:string-value="" calcext:value-type="error">
            <text:p>#NV</text:p>
          </table:table-cell>
          <table:table-cell table:formula="of:=[.O39]" office:value-type="string" office:string-value="" calcext:value-type="error">
            <text:p>#NV</text:p>
          </table:table-cell>
          <table:table-cell/>
          <table:table-cell table:formula="of:=IF([.D$1]=[.$A40];  [.$R40]  ;[.D39])" office:value-type="string" office:string-value="" calcext:value-type="error">
            <text:p>#NV</text:p>
          </table:table-cell>
          <table:table-cell table:formula="of:=IF([.E$1]=[.$A40];  [.$R40]  ;[.E39])" office:value-type="string" office:string-value="" calcext:value-type="error">
            <text:p>#NV</text:p>
          </table:table-cell>
          <table:table-cell table:formula="of:=IF([.F$1]=[.$A40];  [.$R40]  ;[.F39])" office:value-type="string" office:string-value="" calcext:value-type="error">
            <text:p>#NV</text:p>
          </table:table-cell>
          <table:table-cell table:formula="of:=IF([.G$1]=[.$A40];  [.$R40]  ;[.G39])" office:value-type="string" office:string-value="" calcext:value-type="error">
            <text:p>#NV</text:p>
          </table:table-cell>
          <table:table-cell table:formula="of:=IF([.H$1]=[.$A40];  [.$R40]  ;[.H39])" office:value-type="string" office:string-value="" calcext:value-type="error">
            <text:p>#NV</text:p>
          </table:table-cell>
          <table:table-cell table:formula="of:=IF([.I$1]=[.$A40];  [.$R40]  ;[.I39])" office:value-type="string" office:string-value="" calcext:value-type="error">
            <text:p>#NV</text:p>
          </table:table-cell>
          <table:table-cell table:formula="of:=IF([.J$1]=[.$A40];  [.$R40]  ;[.J39])" office:value-type="string" office:string-value="" calcext:value-type="error">
            <text:p>#NV</text:p>
          </table:table-cell>
          <table:table-cell table:formula="of:=IF([.K$1]=[.$A40];  [.$R40]  ;[.K39])" office:value-type="string" office:string-value="" calcext:value-type="error">
            <text:p>#NV</text:p>
          </table:table-cell>
          <table:table-cell table:formula="of:=IF([.L$1]=[.$A40];  [.$R40]  ;[.L39])" office:value-type="string" office:string-value="" calcext:value-type="error">
            <text:p>#NV</text:p>
          </table:table-cell>
          <table:table-cell table:formula="of:=IF([.M$1]=[.$A40];  [.$R40]  ;[.M39])" office:value-type="string" office:string-value="" calcext:value-type="error">
            <text:p>#NV</text:p>
          </table:table-cell>
          <table:table-cell/>
          <table:table-cell table:formula="of:=VLOOKUP([.B40];[.$V$2:.$AB$10];  [.Q40]  ;0)" office:value-type="string" office:string-value="" calcext:value-type="error">
            <text:p>#NV</text:p>
          </table:table-cell>
          <table:table-cell table:formula="of:=INDEX([.D39:.M39];1;[.A40]+1)" office:value-type="string" office:string-value="" calcext:value-type="error">
            <text:p>#NV</text:p>
          </table:table-cell>
          <table:table-cell table:formula="of:=IF([.P40]=&quot;x&quot;;2;5)" office:value-type="string" office:string-value="" calcext:value-type="error">
            <text:p>#NV</text:p>
          </table:table-cell>
          <table:table-cell table:formula="of:=VLOOKUP([.B40];[.$V$2:.$AB$10];  [.Q40]+1  ;0)" office:value-type="string" office:string-value="" calcext:value-type="error">
            <text:p>#NV</text:p>
          </table:table-cell>
          <table:table-cell table:formula="of:=VLOOKUP([.B40];[.$V$2:.$AB$10];  [.Q40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40]+[.S40]" office:value-type="string" office:string-value="" calcext:value-type="error">
            <text:p>#NV</text:p>
          </table:table-cell>
          <table:table-cell table:formula="of:=[.O40]" office:value-type="string" office:string-value="" calcext:value-type="error">
            <text:p>#NV</text:p>
          </table:table-cell>
          <table:table-cell/>
          <table:table-cell table:formula="of:=IF([.D$1]=[.$A41];  [.$R41]  ;[.D40])" office:value-type="string" office:string-value="" calcext:value-type="error">
            <text:p>#NV</text:p>
          </table:table-cell>
          <table:table-cell table:formula="of:=IF([.E$1]=[.$A41];  [.$R41]  ;[.E40])" office:value-type="string" office:string-value="" calcext:value-type="error">
            <text:p>#NV</text:p>
          </table:table-cell>
          <table:table-cell table:formula="of:=IF([.F$1]=[.$A41];  [.$R41]  ;[.F40])" office:value-type="string" office:string-value="" calcext:value-type="error">
            <text:p>#NV</text:p>
          </table:table-cell>
          <table:table-cell table:formula="of:=IF([.G$1]=[.$A41];  [.$R41]  ;[.G40])" office:value-type="string" office:string-value="" calcext:value-type="error">
            <text:p>#NV</text:p>
          </table:table-cell>
          <table:table-cell table:formula="of:=IF([.H$1]=[.$A41];  [.$R41]  ;[.H40])" office:value-type="string" office:string-value="" calcext:value-type="error">
            <text:p>#NV</text:p>
          </table:table-cell>
          <table:table-cell table:formula="of:=IF([.I$1]=[.$A41];  [.$R41]  ;[.I40])" office:value-type="string" office:string-value="" calcext:value-type="error">
            <text:p>#NV</text:p>
          </table:table-cell>
          <table:table-cell table:formula="of:=IF([.J$1]=[.$A41];  [.$R41]  ;[.J40])" office:value-type="string" office:string-value="" calcext:value-type="error">
            <text:p>#NV</text:p>
          </table:table-cell>
          <table:table-cell table:formula="of:=IF([.K$1]=[.$A41];  [.$R41]  ;[.K40])" office:value-type="string" office:string-value="" calcext:value-type="error">
            <text:p>#NV</text:p>
          </table:table-cell>
          <table:table-cell table:formula="of:=IF([.L$1]=[.$A41];  [.$R41]  ;[.L40])" office:value-type="string" office:string-value="" calcext:value-type="error">
            <text:p>#NV</text:p>
          </table:table-cell>
          <table:table-cell table:formula="of:=IF([.M$1]=[.$A41];  [.$R41]  ;[.M40])" office:value-type="string" office:string-value="" calcext:value-type="error">
            <text:p>#NV</text:p>
          </table:table-cell>
          <table:table-cell/>
          <table:table-cell table:formula="of:=VLOOKUP([.B41];[.$V$2:.$AB$10];  [.Q41]  ;0)" office:value-type="string" office:string-value="" calcext:value-type="error">
            <text:p>#NV</text:p>
          </table:table-cell>
          <table:table-cell table:formula="of:=INDEX([.D40:.M40];1;[.A41]+1)" office:value-type="string" office:string-value="" calcext:value-type="error">
            <text:p>#NV</text:p>
          </table:table-cell>
          <table:table-cell table:formula="of:=IF([.P41]=&quot;x&quot;;2;5)" office:value-type="string" office:string-value="" calcext:value-type="error">
            <text:p>#NV</text:p>
          </table:table-cell>
          <table:table-cell table:formula="of:=VLOOKUP([.B41];[.$V$2:.$AB$10];  [.Q41]+1  ;0)" office:value-type="string" office:string-value="" calcext:value-type="error">
            <text:p>#NV</text:p>
          </table:table-cell>
          <table:table-cell table:formula="of:=VLOOKUP([.B41];[.$V$2:.$AB$10];  [.Q41]+2  ;0)" office:value-type="string" office:string-value="" calcext:value-type="error">
            <text:p>#NV</text:p>
          </table:table-cell>
          <table:table-cell table:number-columns-repeated="1005"/>
        </table:table-row>
        <table:table-row table:style-name="ro1">
          <table:table-cell table:formula="of:=[.A41]+[.S41]" office:value-type="string" office:string-value="" calcext:value-type="error">
            <text:p>#NV</text:p>
          </table:table-cell>
          <table:table-cell table:formula="of:=[.O41]" office:value-type="string" office:string-value="" calcext:value-type="error">
            <text:p>#NV</text:p>
          </table:table-cell>
          <table:table-cell/>
          <table:table-cell table:formula="of:=IF([.D$1]=[.$A42];  [.$R42]  ;[.D41])" office:value-type="string" office:string-value="" calcext:value-type="error">
            <text:p>#NV</text:p>
          </table:table-cell>
          <table:table-cell table:formula="of:=IF([.E$1]=[.$A42];  [.$R42]  ;[.E41])" office:value-type="string" office:string-value="" calcext:value-type="error">
            <text:p>#NV</text:p>
          </table:table-cell>
          <table:table-cell table:formula="of:=IF([.F$1]=[.$A42];  [.$R42]  ;[.F41])" office:value-type="string" office:string-value="" calcext:value-type="error">
            <text:p>#NV</text:p>
          </table:table-cell>
          <table:table-cell table:formula="of:=IF([.G$1]=[.$A42];  [.$R42]  ;[.G41])" office:value-type="string" office:string-value="" calcext:value-type="error">
            <text:p>#NV</text:p>
          </table:table-cell>
          <table:table-cell table:formula="of:=IF([.H$1]=[.$A42];  [.$R42]  ;[.H41])" office:value-type="string" office:string-value="" calcext:value-type="error">
            <text:p>#NV</text:p>
          </table:table-cell>
          <table:table-cell table:formula="of:=IF([.I$1]=[.$A42];  [.$R42]  ;[.I41])" office:value-type="string" office:string-value="" calcext:value-type="error">
            <text:p>#NV</text:p>
          </table:table-cell>
          <table:table-cell table:formula="of:=IF([.J$1]=[.$A42];  [.$R42]  ;[.J41])" office:value-type="string" office:string-value="" calcext:value-type="error">
            <text:p>#NV</text:p>
          </table:table-cell>
          <table:table-cell table:formula="of:=IF([.K$1]=[.$A42];  [.$R42]  ;[.K41])" office:value-type="string" office:string-value="" calcext:value-type="error">
            <text:p>#NV</text:p>
          </table:table-cell>
          <table:table-cell table:formula="of:=IF([.L$1]=[.$A42];  [.$R42]  ;[.L41])" office:value-type="string" office:string-value="" calcext:value-type="error">
            <text:p>#NV</text:p>
          </table:table-cell>
          <table:table-cell table:formula="of:=IF([.M$1]=[.$A42];  [.$R42]  ;[.M41])" office:value-type="string" office:string-value="" calcext:value-type="error">
            <text:p>#NV</text:p>
          </table:table-cell>
          <table:table-cell/>
          <table:table-cell table:formula="of:=VLOOKUP([.B42];[.$V$2:.$AB$10];  [.Q42]  ;0)" office:value-type="string" office:string-value="" calcext:value-type="error">
            <text:p>#NV</text:p>
          </table:table-cell>
          <table:table-cell table:formula="of:=INDEX([.D41:.M41];1;[.A42]+1)" office:value-type="string" office:string-value="" calcext:value-type="error">
            <text:p>#NV</text:p>
          </table:table-cell>
          <table:table-cell table:formula="of:=IF([.P42]=&quot;x&quot;;2;5)" office:value-type="string" office:string-value="" calcext:value-type="error">
            <text:p>#NV</text:p>
          </table:table-cell>
          <table:table-cell table:formula="of:=VLOOKUP([.B42];[.$V$2:.$AB$10];  [.Q42]+1  ;0)" office:value-type="string" office:string-value="" calcext:value-type="error">
            <text:p>#NV</text:p>
          </table:table-cell>
          <table:table-cell table:formula="of:=VLOOKUP([.B42];[.$V$2:.$AB$10];  [.Q42]+2  ;0)" office:value-type="string" office:string-value="" calcext:value-type="error">
            <text:p>#NV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text>Z </number:text>
      <number:number number:decimal-places="0" loext:min-decimal-places="0" number:min-integer-digits="1"/>
    </number:number-style>
    <number:number-style style:name="N108P0" style:volatile="true">
      <number:text>R</number:text>
    </number:number-style>
    <number:number-style style:name="N108P1" style:volatile="true">
      <number:text>L</number:text>
    </number:number-style>
    <number:number-style style:name="N108">
      <number:text>N</number:text>
      <style:map style:condition="value()&gt;0" style:apply-style-name="N108P0"/>
      <style:map style:condition="value()&lt;0" style:apply-style-name="N108P1"/>
    </number:number-style>
    <number:number-style style:name="N109P0" style:volatile="true">
      <style:text-properties fo:color="#ff0000"/>
      <number:text>R</number:text>
    </number:number-style>
    <number:number-style style:name="N109P1" style:volatile="true">
      <style:text-properties fo:color="#0000ff"/>
      <number:text>L</number:text>
    </number:number-style>
    <number:number-style style:name="N109P2" style:volatile="true">
      <style:text-properties fo:color="#00ff00"/>
      <number:text>N</number:text>
    </number:number-style>
    <number:text-style style:name="N109">
      <style:text-properties fo:color="#808080"/>
      <number:text-content/>
      <style:map style:condition="value()&gt;0" style:apply-style-name="N109P0"/>
      <style:map style:condition="value()&lt;0" style:apply-style-name="N109P1"/>
      <style:map style:condition="value()=0" style:apply-style-name="N10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6:11:59.015000000</meta:creation-date>
    <dc:date>2018-06-18T01:08:33.986000000</dc:date>
    <meta:editing-duration>PT2H22M43S</meta:editing-duration>
    <meta:editing-cycles>2</meta:editing-cycles>
    <meta:generator>LibreOffice/6.0.3.2$Windows_X86_64 LibreOffice_project/8f48d515416608e3a835360314dac7e47fd0b821</meta:generator>
    <meta:document-statistic meta:table-count="1" meta:cell-count="883" meta:object-count="0"/>
  </office:meta>
</office:document-meta>
</file>